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pitch="fixed"/>
    <style:font-face style:name="DejaVu Sans Mono3" svg:font-family="'DejaVu Sans Mono'" style:font-family-generic="modern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Monospace2" svg:font-family="Monospace" style:font-family-generic="roman"/>
    <style:font-face style:name="Monospace3" svg:font-family="Monospace" style:font-pitch="fixed"/>
    <style:font-face style:name="Monospace4" svg:font-family="Monospace" style:font-family-generic="modern"/>
    <style:font-face style:name="Monospace5" svg:font-family="Monospace" style:font-family-generic="system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ystem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cm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7.07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7.07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7.07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7.07cm"/>
      <style:paragraph-properties style:writing-mode="lr-tb"/>
    </style:style>
    <style:style style:name="gr10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29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4" style:family="graphic" style:parent-style-name="standard">
      <style:graphic-properties draw:stroke="none" svg:stroke-color="#355269" draw:fill-color="#b4c7dc" draw:textarea-horizontal-align="justify" draw:textarea-vertical-align="middle" draw:auto-grow-height="false" fo:min-height="1.107cm" fo:min-width="6.373cm"/>
      <style:paragraph-properties style:writing-mode="lr-tb"/>
    </style:style>
    <style:style style:name="gr15" style:family="graphic" style:parent-style-name="standard">
      <style:graphic-properties draw:stroke="none" draw:fill-color="#b4c7dc" draw:textarea-horizontal-align="justify" draw:textarea-vertical-align="middle" draw:auto-grow-height="false" fo:min-height="0.068cm" fo:min-width="1.168cm"/>
    </style:style>
    <style:style style:name="gr1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29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044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29cm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044cm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829cm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24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2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134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134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3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134cm"/>
      <style:paragraph-properties style:writing-mode="lr-tb"/>
    </style:style>
    <style:style style:name="gr3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3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36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3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354cm"/>
      <style:paragraph-properties style:writing-mode="lr-tb"/>
    </style:style>
    <style:style style:name="gr4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51cm"/>
      <style:paragraph-properties style:writing-mode="lr-tb"/>
    </style:style>
    <style:style style:name="gr41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42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42cm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354cm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51cm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42cm"/>
      <style:paragraph-properties style:writing-mode="lr-tb"/>
    </style:style>
    <style:style style:name="gr5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55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5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58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5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4.451cm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6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66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5cm"/>
      <style:paragraph-properties style:writing-mode="lr-tb"/>
    </style:style>
    <style:style style:name="gr6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6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6cm"/>
      <style:paragraph-properties style:writing-mode="lr-tb"/>
    </style:style>
    <style:style style:name="gr70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7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6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6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6cm"/>
      <style:paragraph-properties style:writing-mode="lr-tb"/>
    </style:style>
    <style:style style:name="gr76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7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63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3cm"/>
      <style:paragraph-properties style:writing-mode="lr-tb"/>
    </style:style>
    <style:style style:name="gr79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63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121cm"/>
      <style:paragraph-properties style:writing-mode="lr-tb"/>
    </style:style>
    <style:style style:name="gr82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8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639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83cm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16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62cm"/>
      <style:paragraph-properties style:writing-mode="lr-tb"/>
    </style:style>
    <style:style style:name="gr88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9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94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1.655cm" fo:min-width="13.835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75cm" fo:min-width="4.366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1.655cm" fo:min-width="3.935cm"/>
      <style:paragraph-properties style:writing-mode="lr-tb"/>
    </style:style>
    <style:style style:name="gr9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00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0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0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0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514cm"/>
      <style:paragraph-properties style:writing-mode="lr-tb"/>
    </style:style>
    <style:style style:name="gr106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514cm"/>
      <style:paragraph-properties style:writing-mode="lr-tb"/>
    </style:style>
    <style:style style:name="gr109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1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514cm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1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639cm"/>
      <style:paragraph-properties style:writing-mode="lr-tb"/>
    </style:style>
    <style:style style:name="gr114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32cm"/>
      <style:paragraph-properties style:writing-mode="lr-tb"/>
    </style:style>
    <style:style style:name="gr11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117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120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2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123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2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126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2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04cm"/>
      <style:paragraph-properties style:writing-mode="lr-tb"/>
    </style:style>
    <style:style style:name="gr129" style:family="graphic" style:parent-style-name="standard" style:list-style-name="L1">
      <style:graphic-properties draw:stroke="solid" svg:stroke-color="#000000" draw:fill="solid" draw:fill-color="#cccccc" draw:auto-grow-height="true" draw:auto-grow-width="false" fo:max-height="0cm" fo:min-height="0.653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3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13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32cm"/>
      <style:paragraph-properties style:writing-mode="lr-tb"/>
    </style:style>
    <style:style style:name="gr13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32cm"/>
      <style:paragraph-properties style:writing-mode="lr-tb"/>
    </style:style>
    <style:style style:name="gr13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297cm"/>
      <style:paragraph-properties style:writing-mode="lr-tb"/>
    </style:style>
    <style:style style:name="gr13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32cm"/>
      <style:paragraph-properties style:writing-mode="lr-tb"/>
    </style:style>
    <style:style style:name="gr137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449cm"/>
      <style:paragraph-properties style:writing-mode="lr-tb"/>
    </style:style>
    <style:style style:name="gr140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4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4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45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9.247cm"/>
      <style:paragraph-properties style:writing-mode="lr-tb"/>
    </style:style>
    <style:style style:name="gr146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862cm" fo:min-width="0cm"/>
    </style:style>
    <style:style style:name="gr14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48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50" style:family="graphic" style:parent-style-name="standard">
      <style:graphic-properties draw:stroke="none" draw:fill-color="#414363" draw:textarea-horizontal-align="justify" draw:textarea-vertical-align="middle" draw:auto-grow-height="false" fo:min-height="0.751cm" fo:min-width="0cm"/>
    </style:style>
    <style:style style:name="gr151" style:family="graphic" style:parent-style-name="standard">
      <style:graphic-properties draw:stroke="none" svg:stroke-color="#355269" draw:fill-color="#b4c7dc" draw:textarea-horizontal-align="justify" draw:textarea-vertical-align="middle" draw:auto-grow-height="false" fo:min-height="3.535cm" fo:min-width="9.151cm"/>
      <style:paragraph-properties style:writing-mode="lr-tb"/>
    </style:style>
    <style:style style:name="gr15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5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55" style:family="graphic" style:parent-style-name="standard">
      <style:graphic-properties draw:stroke="none" svg:stroke-color="#355269" draw:fill-color="#b4c7dc" draw:textarea-horizontal-align="justify" draw:textarea-vertical-align="middle" draw:auto-grow-height="false" fo:min-height="3.323cm" fo:min-width="8.939cm"/>
      <style:paragraph-properties style:writing-mode="lr-tb"/>
    </style:style>
    <style:style style:name="gr15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57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59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6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6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6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16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66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12.477cm"/>
      <style:paragraph-properties style:writing-mode="lr-tb"/>
    </style:style>
    <style:style style:name="gr167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1.026cm" fo:min-width="0cm"/>
    </style:style>
    <style:style style:name="gr168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1.281cm" fo:min-width="0cm"/>
    </style:style>
    <style:style style:name="gr16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7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17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74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12.147cm"/>
      <style:paragraph-properties style:writing-mode="lr-tb"/>
    </style:style>
    <style:style style:name="gr17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76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7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178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8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82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8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18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87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7.042cm"/>
      <style:paragraph-properties style:writing-mode="lr-tb"/>
    </style:style>
    <style:style style:name="gr18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8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9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19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194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7.237cm"/>
      <style:paragraph-properties style:writing-mode="lr-tb"/>
    </style:style>
    <style:style style:name="gr19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196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19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198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201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8.742cm"/>
      <style:paragraph-properties style:writing-mode="lr-tb"/>
    </style:style>
    <style:style style:name="gr20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203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20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205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208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209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21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211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214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8.172cm"/>
      <style:paragraph-properties style:writing-mode="lr-tb"/>
    </style:style>
    <style:style style:name="gr215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216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21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0.42cm"/>
      <style:paragraph-properties style:writing-mode="lr-tb"/>
    </style:style>
    <style:style style:name="gr218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475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97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221" style:family="graphic" style:parent-style-name="standard">
      <style:graphic-properties draw:stroke="none" svg:stroke-color="#355269" draw:fill-color="#414363" draw:textarea-horizontal-align="justify" draw:textarea-vertical-align="middle" draw:auto-grow-height="false" fo:min-height="0.472cm" fo:min-width="6.007cm"/>
      <style:paragraph-properties style:writing-mode="lr-tb"/>
    </style:style>
    <style:style style:name="gr22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5.437cm"/>
      <style:paragraph-properties style:writing-mode="lr-tb"/>
    </style:style>
    <style:style style:name="gr223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24" style:family="graphic" style:parent-style-name="standard" style:list-style-name="L1">
      <style:graphic-properties draw:stroke="solid" svg:stroke-color="#3465a4" draw:fill="solid" draw:fill-color="#dddddd" loext:fill-use-slide-background="false" draw:auto-grow-height="true" draw:auto-grow-width="false" fo:max-height="0cm" fo:min-height="0.652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14cm"/>
      <style:paragraph-properties style:writing-mode="lr-tb"/>
    </style:style>
    <style:style style:name="gr226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1.748cm"/>
      <style:paragraph-properties style:writing-mode="lr-tb"/>
    </style:style>
    <style:style style:name="gr227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3.11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fo:margin-left="0cm" fo:margin-right="0cm" fo:margin-top="0.352cm" fo:margin-bottom="0.2cm" fo:line-height="100%" fo:text-indent="0cm"/>
    </style:style>
    <style:style style:name="P8" style:family="paragraph">
      <style:paragraph-properties fo:margin-top="0.352cm" fo:margin-bottom="0.2cm"/>
    </style:style>
    <style:style style:name="P9" style:family="paragraph">
      <style:paragraph-properties style:text-autospace="none"/>
      <style:text-properties fo:color="#3f7f5f" loext:opacity="100%" style:font-name="Monospace" fo:font-size="16pt" style:font-name-asian="Monospace" style:font-size-asian="16pt" style:font-name-complex="Monospace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P12" style:family="paragraph">
      <style:paragraph-properties fo:margin-left="0cm" fo:margin-right="0cm" fo:margin-top="0.352cm" fo:margin-bottom="0.2cm" fo:line-height="100%" fo:text-indent="0cm" style:text-autospace="none"/>
    </style:style>
    <style:style style:name="P13" style:family="paragraph">
      <style:paragraph-properties style:text-autospace="none"/>
      <style:text-properties fo:color="#000000" loext:opacity="100%" style:font-name="DejaVu Sans Mono1" fo:font-size="16pt" style:font-name-asian="Monospace" style:font-size-asian="16pt" style:font-name-complex="Monospace" style:font-size-complex="16pt"/>
    </style:style>
    <style:style style:name="P14" style:family="paragraph">
      <style:paragraph-properties style:text-autospace="none"/>
      <style:text-properties style:font-name="DejaVu Sans Mono1" fo:font-size="16pt" style:font-name-asian="Monospace" style:font-size-asian="16pt" style:font-name-complex="Monospace" style:font-size-complex="16pt"/>
    </style:style>
    <style:style style:name="P15" style:family="paragraph">
      <loext:graphic-properties draw:fill="none" draw:fill-color="#ffffff"/>
      <style:paragraph-properties fo:margin-left="0cm" fo:margin-right="0cm" fo:margin-top="0.352cm" fo:margin-bottom="0.2cm" fo:line-height="100%" fo:text-indent="0cm" style:writing-mode="lr-tb"/>
      <style:text-properties fo:color="#000000" loext:opacity="100%" loext:color-lum-mod="100%" loext:color-lum-off="0%" style:font-name="DejaVu Sans Mono1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17" style:family="paragraph">
      <style:paragraph-properties style:text-autospace="none"/>
      <style:text-properties fo:color="#000000" loext:opacity="100%" style:font-name="Monospace" fo:font-size="16pt" style:font-name-asian="Monospace" style:font-size-asian="16pt" style:font-name-complex="Monospace" style:font-size-complex="16pt"/>
    </style:style>
    <style:style style:name="P18" style:family="paragraph">
      <style:paragraph-properties style:text-autospace="none"/>
      <style:text-properties fo:color="#000000" loext:opacity="10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 style:text-autospace="none"/>
      <style:text-properties fo:color="#000000" loext:opacity="10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.352cm" fo:margin-bottom="0.2cm" fo:line-height="100%" fo:text-indent="0cm" style:text-autospace="none" style:writing-mode="lr-tb"/>
      <style:text-properties fo:color="#000000" loext:opacity="100%" loext:color-lum-mod="100%" loext:color-lum-off="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21" style:family="paragraph">
      <style:paragraph-properties fo:text-align="center"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22" style:family="paragraph">
      <loext:graphic-properties draw:fill="solid" draw:fill-color="#cccccc"/>
      <style:paragraph-properties fo:margin-left="0cm" fo:margin-right="0cm" fo:margin-top="0.352cm" fo:margin-bottom="0.2cm" fo:line-height="100%" fo:text-align="center" fo:text-indent="0cm" style:text-autospace="none" style:writing-mode="lr-tb"/>
      <style:text-properties fo:color="#000000" loext:opacity="100%" loext:color-lum-mod="100%" loext:color-lum-off="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23" style:family="paragraph">
      <style:paragraph-properties fo:text-align="center"/>
      <style:text-properties fo:color="#000000" loext:opacity="100%"/>
    </style:style>
    <style:style style:name="P24" style:family="paragraph">
      <loext:graphic-properties draw:fill-color="#b4c7dc"/>
      <style:paragraph-properties fo:text-align="center"/>
      <style:text-properties fo:color="#000000" loext:opacity="100%" loext:color-lum-mod="100%" loext:color-lum-off="0%" fo:font-size="14pt" style:font-size-asian="14pt" style:font-size-complex="14pt"/>
    </style:style>
    <style:style style:name="P25" style:family="paragraph">
      <loext:graphic-properties draw:fill-color="#b4c7dc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weight="bold"/>
    </style:style>
    <style:style style:name="P27" style:family="paragraph">
      <style:paragraph-properties style:text-autospace="none"/>
      <style:text-properties fo:color="#cccccc" loext:opacity="100%" style:font-name="Monospace" fo:font-size="16pt" style:font-name-asian="Monospace" style:font-size-asian="16pt" style:font-name-complex="Monospace" style:font-size-complex="16pt"/>
    </style:style>
    <style:style style:name="P28" style:family="paragraph">
      <style:paragraph-properties fo:margin-left="0cm" fo:margin-right="0cm" fo:margin-top="0cm" fo:margin-bottom="0cm" fo:line-height="100%" fo:text-indent="0cm" style:text-autospace="none"/>
      <style:text-properties fo:color="#cccccc" loext:opacity="100%" style:font-name="Monospace" fo:font-size="16pt" style:font-name-asian="Monospace" style:font-size-asian="16pt" style:font-name-complex="Monospace" style:font-size-complex="16pt"/>
    </style:style>
    <style:style style:name="P29" style:family="paragraph">
      <loext:graphic-properties draw:fill="none" draw:fill-color="#ffffff"/>
      <style:paragraph-properties fo:margin-left="0cm" fo:margin-right="0cm" fo:margin-top="0.352cm" fo:margin-bottom="0.2cm" fo:line-height="100%" fo:text-indent="0cm" style:text-autospace="none" style:writing-mode="lr-tb"/>
      <style:text-properties fo:color="#cccccc" loext:opacity="100%" loext:color-lum-mod="100%" loext:color-lum-off="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 style:text-autospace="none"/>
      <style:text-properties fo:color="#000000" loext:opacity="100%" style:font-name="Monospace" fo:font-size="16pt" style:font-name-asian="Monospace" style:font-size-asian="16pt" style:font-name-complex="Monospace" style:font-size-complex="16pt"/>
    </style:style>
    <style:style style:name="P31" style:family="paragraph">
      <style:paragraph-properties fo:text-align="center" style:writing-mode="lr-tb"/>
      <style:text-properties fo:color="#eeeeee" loext:opacity="100%" fo:font-size="18pt" fo:font-weight="bold"/>
    </style:style>
    <style:style style:name="P32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size="18pt" fo:font-weight="bold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34" style:family="paragraph">
      <style:paragraph-properties style:text-autospace="non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36" style:family="paragraph">
      <style:paragraph-properties fo:text-align="center"/>
      <style:text-properties style:font-name="DejaVu Sans Mono1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font-name="DejaVu Sans Mono1"/>
    </style:style>
    <style:style style:name="P38" style:family="paragraph">
      <style:paragraph-properties fo:text-align="center"/>
    </style:style>
    <style:style style:name="P39" style:family="paragraph">
      <style:paragraph-properties style:text-autospace="none"/>
      <style:text-properties fo:color="#3f7f5f" loext:opacity="100%" style:font-name="DejaVu Sans Mono1" fo:font-size="13pt" style:font-name-asian="Monospace" style:font-size-asian="13pt" style:font-name-complex="Monospace" style:font-size-complex="13pt"/>
    </style:style>
    <style:style style:name="P40" style:family="paragraph">
      <style:paragraph-properties fo:margin-left="0cm" fo:margin-right="0cm" fo:margin-top="0cm" fo:margin-bottom="0cm" fo:line-height="100%" fo:text-indent="0cm" style:text-autospace="none"/>
      <style:text-properties fo:color="#000000" loext:opacity="100%" style:font-name="DejaVu Sans Mono1" fo:font-size="13pt" style:font-name-asian="Monospace" style:font-size-asian="13pt" style:font-name-complex="Monospace" style:font-size-complex="13pt"/>
    </style:style>
    <style:style style:name="P41" style:family="paragraph">
      <loext:graphic-properties draw:fill="none" draw:fill-color="#ffffff"/>
      <style:paragraph-properties fo:margin-left="0.254cm" fo:margin-right="0cm" fo:margin-top="0cm" fo:margin-bottom="0cm" fo:line-height="100%" fo:text-indent="0.203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style:text-autospace="none"/>
      <style:text-properties style:font-name="DejaVu Sans Mono1" fo:font-size="14pt" style:text-underline-style="none" style:font-name-asian="Monospace" style:font-size-asian="14pt" style:font-name-complex="Monospace" style:font-size-complex="14pt"/>
    </style:style>
    <style:style style:name="P43" style:family="paragraph">
      <style:paragraph-properties style:text-autospace="none"/>
      <style:text-properties fo:color="#000000" loext:opacity="100%" style:font-name="DejaVu Sans Mono1" fo:font-size="14pt" style:text-underline-style="none" style:font-name-asian="Monospace" style:font-size-asian="14pt" style:font-name-complex="Monospace" style:font-size-complex="14pt"/>
    </style:style>
    <style:style style:name="P44" style:family="paragraph">
      <style:paragraph-properties style:text-autospace="none"/>
      <style:text-properties style:font-name="DejaVu Sans Mono1" fo:font-size="14pt" style:font-name-asian="Monospace" style:font-size-asian="14pt" style:font-name-complex="Monospace" style:font-size-complex="14pt"/>
    </style:style>
    <style:style style:name="P45" style:family="paragraph">
      <loext:graphic-properties draw:fill="none" draw:fill-color="#ffffff"/>
      <style:paragraph-properties fo:margin-left="0.203cm" fo:margin-right="0cm" fo:margin-top="0cm" fo:margin-bottom="0cm" fo:line-height="100%" fo:text-indent="0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style:text-autospace="none"/>
      <style:text-properties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47" style:family="paragraph">
      <style:paragraph-properties style:text-autospace="none"/>
      <style:text-properties fo:color="#000000" loext:opacity="100%"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48" style:family="paragraph">
      <loext:graphic-properties draw:fill="none" draw:fill-color="#ffffff"/>
      <style:paragraph-properties fo:margin-left="0.254cm" fo:margin-right="0cm" fo:margin-top="0cm" fo:margin-bottom="0cm" fo:line-height="100%" fo:text-indent="0.203cm" style:text-autospace="none" style:writing-mode="lr-tb"/>
      <style:text-properties fo:font-variant="normal" fo:text-transform="none" fo:color="#3f7f5f" loext:opacity="100%" loext:color-lum-mod="100%" loext:color-lum-off="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.352cm" fo:margin-bottom="0.2cm" fo:line-height="100%" fo:text-indent="0cm" style:writing-mode="lr-tb"/>
      <style:text-properties fo:font-size="21pt" style:font-size-asian="21pt" style:font-size-complex="21pt"/>
    </style:style>
    <style:style style:name="P50" style:family="paragraph">
      <style:paragraph-properties fo:text-align="start" style:text-autospace="none"/>
    </style:style>
    <style:style style:name="P51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 style:text-overline-style="none" style:text-overline-color="font-color"/>
    </style:style>
    <style:style style:name="P52" style:family="paragraph">
      <style:paragraph-properties style:text-autospace="none"/>
      <style:text-properties fo:color="#cccccc" loext:opacity="100%" style:font-name="Monospace" fo:font-size="12pt" style:font-name-asian="Monospace" style:font-size-asian="16pt" style:font-name-complex="Monospace" style:font-size-complex="16pt"/>
    </style:style>
    <style:style style:name="P53" style:family="paragraph">
      <style:paragraph-properties fo:margin-left="0cm" fo:margin-right="0cm" fo:margin-top="0cm" fo:margin-bottom="0cm" fo:line-height="100%" fo:text-indent="0cm" style:text-autospace="none"/>
      <style:text-properties fo:color="#cccccc" loext:opacity="100%" style:font-name="Monospace" fo:font-size="12pt" style:font-name-asian="Monospace" style:font-size-asian="16pt" style:font-name-complex="Monospace" style:font-size-complex="16pt"/>
    </style:style>
    <style:style style:name="P54" style:family="paragraph">
      <loext:graphic-properties draw:fill="none" draw:fill-color="#ffffff"/>
      <style:paragraph-properties fo:margin-left="0cm" fo:margin-right="0cm" fo:margin-top="0.352cm" fo:margin-bottom="0.2cm" fo:line-height="100%" fo:text-indent="0cm" style:text-autospace="none" style:writing-mode="lr-tb"/>
      <style:text-properties fo:color="#cccccc" loext:opacity="100%" loext:color-lum-mod="100%" loext:color-lum-off="0%" style:font-name="Monospace" fo:font-size="12pt" fo:font-weight="normal" style:font-name-asian="Monospace" style:font-size-asian="16pt" style:font-weight-asian="normal" style:font-name-complex="Monospace" style:font-size-complex="16pt" style:font-weight-complex="normal"/>
    </style:style>
    <style:style style:name="P55" style:family="paragraph">
      <style:paragraph-properties fo:margin-left="1.118cm" fo:margin-right="0cm" fo:margin-top="0cm" fo:margin-bottom="0cm" fo:line-height="100%" fo:text-indent="0.203cm" style:text-autospace="none"/>
      <style:text-properties style:font-name="DejaVu Sans Mono1" fo:font-size="11pt" style:font-size-asian="11pt" style:font-size-complex="11pt"/>
    </style:style>
    <style:style style:name="P56" style:family="paragraph">
      <loext:graphic-properties draw:fill="none" draw:fill-color="#ffffff"/>
      <style:paragraph-properties fo:margin-left="1.118cm" fo:margin-right="0cm" fo:margin-top="0cm" fo:margin-bottom="0cm" fo:line-height="100%" fo:text-indent="0.203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text-align="center"/>
      <style:text-properties fo:color="#ffffff" loext:opacity="100%"/>
    </style:style>
    <style:style style:name="P58" style:family="paragraph">
      <loext:graphic-properties draw:fill-color="#414363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P59" style:family="paragraph">
      <loext:graphic-properties draw:fill-color="#414363"/>
      <style:paragraph-properties fo:text-align="center"/>
    </style:style>
    <style:style style:name="P60" style:family="paragraph">
      <style:paragraph-properties fo:margin-left="1.118cm" fo:margin-right="0cm" fo:text-indent="0cm" style:text-autospace="none"/>
      <style:text-properties style:font-name="DejaVu Sans Mono1" fo:font-size="11pt" style:font-size-asian="11pt" style:font-size-complex="11pt"/>
    </style:style>
    <style:style style:name="P61" style:family="paragraph">
      <style:paragraph-properties fo:margin-left="1.118cm" fo:margin-right="0cm" fo:margin-top="0cm" fo:margin-bottom="0cm" fo:line-height="100%" fo:text-indent="0cm" style:text-autospace="none"/>
      <style:text-properties style:font-name="DejaVu Sans Mono1" fo:font-size="11pt" style:font-size-asian="11pt" style:font-size-complex="11pt"/>
    </style:style>
    <style:style style:name="P62" style:family="paragraph">
      <loext:graphic-properties draw:fill="none" draw:fill-color="#ffffff"/>
      <style:paragraph-properties fo:margin-left="1.118cm" fo:margin-right="0cm" fo:margin-top="0.102cm" fo:margin-bottom="0cm" fo:line-height="100%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.254cm" fo:margin-right="0cm" fo:margin-top="0cm" fo:margin-bottom="0cm" fo:line-height="100%" fo:text-indent="0.203cm" style:text-autospace="none"/>
      <style:text-properties fo:color="#000000" loext:opacity="100%" style:font-name="DejaVu Sans Mono1" fo:font-size="13pt" fo:font-weight="normal" style:font-size-asian="13pt" style:font-weight-asian="normal" style:font-size-complex="13pt" style:font-weight-complex="normal"/>
    </style:style>
    <style:style style:name="P64" style:family="paragraph">
      <loext:graphic-properties draw:fill="none" draw:fill-color="#ffffff"/>
      <style:paragraph-properties fo:margin-left="0.254cm" fo:margin-right="0cm" fo:margin-top="0cm" fo:margin-bottom="0cm" fo:line-height="100%" fo:text-indent="0.203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eeeeee" loext:opacity="100%" fo:font-size="32pt" fo:font-weight="bold" style:font-size-asian="32pt" style:font-size-complex="32pt"/>
    </style:style>
    <style:style style:name="T6" style:family="text">
      <style:text-properties fo:color="#414363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666666" loext:opacity="100%" fo:font-size="21pt" style:font-size-asian="21pt" style:font-size-complex="21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italic" fo:text-shadow="none" style:text-underline-style="none" fo:font-weight="bold" style:letter-kerning="true" style:font-name-asian="Noto Sans1" style:font-size-asian="21pt" style:font-style-asian="italic" style:font-weight-asian="bold" style:font-name-complex="Droid Sans Devanagari" style:font-size-complex="21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loext:opacity="100%" fo:font-size="21pt" fo:font-weight="normal" style:font-size-asian="21pt" style:font-weight-asian="normal" style:font-size-complex="21pt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f7f5f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f7f5f" loext:opacity="10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00ff" loext:opacity="10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5032" loext:opacity="10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fo:font-size="20pt" style:font-size-asian="20pt" style:font-size-complex="20pt"/>
    </style:style>
    <style:style style:name="T2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fo:font-size="16pt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Monospace" fo:font-size="16pt" style:font-name-asian="Monospace" style:font-size-asian="16pt" style:font-name-complex="Monospace" style:font-size-complex="16pt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style-asian="normal" style:font-name-complex="Monospace" style:font-size-complex="16pt" style:font-style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DejaVu Sans Mono1" fo:font-size="16pt" style:font-size-asian="16pt" style:font-size-complex="16pt"/>
    </style:style>
    <style:style style:name="T32" style:family="text">
      <style:text-properties fo:color="#ffffff" loext:opacity="100%" style:font-name="DejaVu Sans Mono1" fo:font-size="16pt" style:font-size-asian="16pt" style:font-size-complex="16pt"/>
    </style:style>
    <style:style style:name="T33" style:family="text">
      <style:text-properties style:font-name="DejaVu Sans Mono1" fo:font-size="16pt" style:font-size-asian="16pt" style:font-size-complex="16pt"/>
    </style:style>
    <style:style style:name="T34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44632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f7f5f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4pt" fo:font-style="normal" fo:text-shadow="none" style:text-underline-style="none" style:letter-kerning="true" style:font-name-asian="Monospace" style:font-size-asian="14pt" style:font-style-asian="normal" style:font-name-complex="Monospace" style:font-size-complex="14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DejaVu Sans Mono1" fo:font-size="14pt" fo:font-style="normal" fo:text-shadow="none" style:text-underline-style="none" style:letter-kerning="true" style:font-name-asian="Monospace" style:font-size-asian="14pt" style:font-style-asian="normal" style:font-name-complex="Monospace" style:font-size-complex="14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c0" loext:opacity="100%" style:text-outline="false" style:text-line-through-style="none" style:text-line-through-type="none" style:font-name="DejaVu Sans Mono1" fo:font-size="14pt" fo:font-style="italic" fo:text-shadow="none" style:text-underline-style="none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44632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f7f5f" loext:opacity="100%" style:text-outline="false" style:text-line-through-style="none" style:text-line-through-type="none" style:font-name="DejaVu Sans Mono1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Monospace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Monospace" style:font-size-asian="11pt" style:font-style-asian="normal" style:font-weight-asian="bold" style:font-name-complex="Monospace" style:font-size-complex="11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Monospace" style:font-size-asian="11pt" style:font-style-asian="normal" style:font-weight-asian="bold" style:font-name-complex="Monospace" style:font-size-complex="11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loext:opacity="100%" fo:font-size="28pt" style:font-size-asian="28pt" style:font-size-complex="28pt"/>
    </style:style>
    <style:style style:name="T58" style:family="text">
      <style:text-properties fo:font-variant="normal" fo:text-transform="none" fo:color="#644632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Monospace" style:font-size-asian="11pt" style:font-style-asian="normal" style:font-weight-asian="bold" style:font-name-complex="Monospace" style:font-size-complex="11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BPL</text:span><text:span text:style-name="T3"><text:line-break/></text:span><text:span text:style-name="T3"/></text:p>
          <text:p text:style-name="P2"><text:span text:style-name="T4">Bank &amp; kmer</text:span><text:span text:style-name="T4"><text:line-break/></text:span><text:span text:style-name="T4">management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bank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26.035cm" svg:height="17.32cm" svg:x="1.271cm" svg:y="3.176cm">
          <draw:text-box>
            <text:p text:style-name="P7"><text:span text:style-name="T6">The IBank interface provides means to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7">read sequences from some container.</text:span></text:p>
                      </text:list-item>
                      <text:list-item>
                        <text:p text:style-name="P8"><text:span text:style-name="T7">insert sequences into some container</text:span></text:p>
                      </text:list-item>
                    </text:list>
                    <text:p text:style-name="P7"><text:span text:style-name="T8"/></text:p>
                  </text:list-item>
                </text:list>
              </text:list-item>
            </text:list>
            <text:p text:style-name="P9"><text:span text:style-name="T9">Typical implementation: a FASTA bank parser</text:span></text:p>
            <text:list text:continue-numbering="true" text:style-name="L1">
              <text:list-item>
                <text:list>
                  <text:list-header>
                    <text:p text:style-name="P7"><text:span text:style-name="T10"/></text:p>
                  </text:list-header>
                </text:list>
              </text:list-item>
            </text:list>
            <text:p text:style-name="P9"><text:span text:style-name="T9">Use this interface instead of specific </text:span><text:span text:style-name="T9">implementations</text:span></text:p>
            <text:p><text:span text:style-name="T9"/></text:p>
            <text:p><text:span text:style-name="T9">IBank is an Iterable</text:span></text:p>
            <text:list text:continue-numbering="true" text:style-name="L1">
              <text:list-item>
                <text:list>
                  <text:list-item>
                    <text:p text:style-name="P7"><text:span text:style-name="T11">something we can get iterators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the good p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26.035cm" svg:height="17.32cm" svg:x="1.271cm" svg:y="3.176cm">
          <draw:text-box>
            <text:p text:style-name="P7"><text:span text:style-name="T6">Common interface for managing bank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7">for all tools</text:span></text:p>
                      </text:list-item>
                      <text:list-item>
                        <text:p text:style-name="P8"><text:span text:style-name="T7">independent of the type of bank (FASTA/Q, binary or anything else)</text:span></text:p>
                      </text:list-item>
                    </text:list>
                    <text:p text:style-name="P7"><text:span text:style-name="T8"/></text:p>
                  </text:list-item>
                </text:list>
              </text:list-item>
            </text:list>
            <text:p text:style-name="P9"><text:span text:style-name="T9">Possibility to define a bank as a list of banks</text:span></text:p>
            <text:list text:continue-numbering="true" text:style-name="L1">
              <text:list-item>
                <text:list>
                  <text:list-item>
                    <text:p text:style-name="P8"><text:span text:style-name="T7">actually, definition of a tree of banks</text:span></text:p>
                    <text:p text:style-name="P7"/>
                  </text:list-item>
                </text:list>
              </text:list-item>
            </text:list>
            <text:p text:style-name="P9"><text:span text:style-name="T9">Declaration of a bank through an URI</text:span></text:p>
            <text:list text:continue-numbering="true" text:style-name="L1">
              <text:list-item>
                <text:list>
                  <text:list-item>
                    <text:p text:style-name="P7"><text:span text:style-name="T11">Bank db1 (“file:///data/myfasta.fa”)</text:span></text:p>
                  </text:list-item>
                  <text:list-item>
                    <text:p text:style-name="P7"><text:span text:style-name="T11">Bank db2 (“file:///data/album.txt”)</text:span></text:p>
                  </text:list-item>
                  <text:list-item>
                    <text:p text:style-name="P7"><text:span text:style-name="T11">Bank db3 (“random://fasta”)</text:span></text:p>
                    <text:p text:style-name="P7"><text:span text:style-name="T11"/></text:p>
                  </text:list-item>
                </text:list>
              </text:list-item>
            </text:list>
            <text:p text:style-name="P11"><text:span text:style-name="T9">Possibility to have notifications while iterating</text:span></text:p>
            <text:list text:continue-numbering="true" text:style-name="L1">
              <text:list-item>
                <text:list>
                  <text:list-item>
                    <text:p text:style-name="P12"><text:span text:style-name="T11">Useful for huge database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the good p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26.035cm" svg:height="17.32cm" svg:x="1.271cm" svg:y="3.176cm">
          <draw:text-box>
            <text:p text:style-name="P7"><text:span text:style-name="T6">Possibility to filter some sequences “on the fly”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8"><text:span text:style-name="T7"/></text:p>
                      </text:list-header>
                    </text:list>
                  </text:list-item>
                </text:list>
              </text:list-item>
            </text:list>
            <text:p text:style-name="P7"><text:span text:style-name="T6">Estimation of number of sequence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7"><text:span text:style-name="T12">Accurate for database made of reads</text:span></text:p>
                      </text:list-item>
                    </text:list>
                    <text:p text:style-name="P7"><text:span text:style-name="T8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the bad p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26.035cm" svg:height="17.32cm" svg:x="1.271cm" svg:y="3.176cm">
          <draw:text-box>
            <text:p text:style-name="P7"><text:span text:style-name="T6">Usage of virtual method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7">Cost of a virtual call</text:span></text:p>
                      </text:list-item>
                    </text:list>
                    <text:p text:style-name="P7"><text:span text:style-name="T8"/></text:p>
                  </text:list-item>
                </text:list>
              </text:list-item>
            </text:list>
            <text:p text:style-name="P7"><text:span text:style-name="T9">“</text:span><text:span text:style-name="T9">raw” smart pointers 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7"><text:span text:style-name="T11">Need to extra management (ie. less sexy than std smart pointers)</text:span></text:p>
                      </text:list-item>
                    </text:list>
                    <text:p text:style-name="P7"><text:span text:style-name="T8"/></text:p>
                  </text:list-item>
                </text:list>
              </text:list-item>
            </text:list>
            <text:p text:style-name="P9"><text:span text:style-name="T9">No “for range-loop” possibility</text:span></text:p>
            <text:list text:continue-numbering="true" text:style-name="L1">
              <text:list-item>
                <text:list>
                  <text:list-header>
                    <text:p text:style-name="P7"><text:span text:style-name="T11"/>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example bank1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5" draw:layer="layout" svg:width="26.035cm" svg:height="17.32cm" svg:x="1.271cm" svg:y="3.176cm">
          <draw:text-box>
            <text:p text:style-name="P13"><text:span text:style-name="T13"><text:s text:c="4"/></text:span><text:span text:style-name="T13">BankFasta b (filename);</text:span></text:p>
            <text:p text:style-name="P14"><text:span text:style-name="T13"/></text:p>
            <text:p text:style-name="P14"><text:span text:style-name="T14"><text:s text:c="4"/></text:span><text:span text:style-name="T15">// We create an iterator over this bank.</text:span></text:p>
            <text:p text:style-name="P13"><text:span text:style-name="T13"><text:s text:c="4"/></text:span><text:span text:style-name="T13">BankFasta::Iterator it (b);</text:span></text:p>
            <text:p text:style-name="P14"><text:span text:style-name="T13"/></text:p>
            <text:p text:style-name="P14"><text:span text:style-name="T14"><text:s text:c="4"/></text:span><text:span text:style-name="T15">// We loop over sequences.</text:span></text:p>
            <text:p text:style-name="P14"><text:span text:style-name="T14"><text:s text:c="4"/></text:span><text:span text:style-name="T16">for</text:span><text:span text:style-name="T14"> (it.first(); !it.isDone(); it.next())</text:span></text:p>
            <text:p text:style-name="P13"><text:span text:style-name="T13"><text:s text:c="4"/></text:span><text:span text:style-name="T13">{</text:span></text:p>
            <text:p text:style-name="P14"><text:span text:style-name="T14"><text:s text:c="8"/></text:span><text:span text:style-name="T15">// In the following, see how we access the current sequence </text:span><text:span text:style-name="T15"><text:tab/></text:span></text:p>
            <text:p text:style-name="P14"><text:span text:style-name="T15"><text:tab/></text:span><text:span text:style-name="T15"><text:tab/></text:span><text:span text:style-name="T15">// information through</text:span><text:span text:style-name="T15"> the -&gt; operator of the iterator</text:span></text:p>
            <text:p text:style-name="P14"><text:span text:style-name="T13"/></text:p>
            <text:p text:style-name="P14"><text:span text:style-name="T14"><text:s text:c="8"/></text:span><text:span text:style-name="T15">// We dump the data size and the comment</text:span></text:p>
            <text:p text:style-name="P14"><text:span text:style-name="T14"><text:s text:c="8"/></text:span><text:span text:style-name="T14">std::cout </text:span></text:p>
            <text:p text:style-name="P14"><text:span text:style-name="T14"><text:tab/></text:span><text:span text:style-name="T14"><text:tab/></text:span><text:span text:style-name="T14"><text:tab/></text:span><text:span text:style-name="T14">&lt;&lt; </text:span><text:span text:style-name="T17">"["</text:span><text:span text:style-name="T14"> </text:span></text:p>
            <text:p text:style-name="P14"><text:span text:style-name="T14"><text:tab/></text:span><text:span text:style-name="T14"><text:tab/></text:span><text:span text:style-name="T14"><text:tab/></text:span><text:span text:style-name="T14">&lt;&lt; it-&gt;getDataSize() </text:span></text:p>
            <text:p text:style-name="P14"><text:span text:style-name="T14"><text:tab/></text:span><text:span text:style-name="T14"><text:tab/></text:span><text:span text:style-name="T14"><text:tab/></text:span><text:span text:style-name="T14">&lt;&lt; </text:span><text:span text:style-name="T17">"] "</text:span><text:span text:style-name="T14"> </text:span></text:p>
            <text:p text:style-name="P14"><text:span text:style-name="T14"><text:tab/></text:span><text:span text:style-name="T14"><text:tab/></text:span><text:span text:style-name="T14"><text:tab/></text:span><text:span text:style-name="T14">&lt;&lt; it-&gt;getComment() <text:s/></text:span></text:p>
            <text:p text:style-name="P14"><text:span text:style-name="T14"><text:tab/></text:span><text:span text:style-name="T14"><text:tab/></text:span><text:span text:style-name="T14"><text:tab/></text:span><text:span text:style-name="T14">&lt;&lt; std::endl;</text:span></text:p>
            <text:p text:style-name="P14"><text:span text:style-name="T13"/></text:p>
            <text:p text:style-name="P14"><text:span text:style-name="T14"><text:s text:c="8"/></text:span><text:span text:style-name="T15">// We dump the data</text:span></text:p>
            <text:p text:style-name="P13"><text:span text:style-name="T13"><text:s text:c="8"/></text:span><text:span text:style-name="T13">std::cout &lt;&lt; it-&gt;toString() &lt;&lt; std::endl;</text:span></text:p>
            <text:p text:style-name="P13"><text:span text:style-name="T13"><text:s text:c="4"/></text:span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example bank2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5" draw:layer="layout" svg:width="26.035cm" svg:height="17.32cm" svg:x="1.271cm" svg:y="3.176cm">
          <draw:text-box>
            <text:p text:style-name="P16"><text:span text:style-name="T18"><text:s text:c="4"/></text:span><text:span text:style-name="T19">// We declare an input Bank and use it locally</text:span></text:p>
            <text:p text:style-name="P17"><text:span text:style-name="T14"><text:s text:c="4"/></text:span><text:span text:style-name="T14">IBank* inputBank = Bank::open (argv[1]);</text:span></text:p>
            <text:p text:style-name="P17"><text:span text:style-name="T14"><text:s text:c="4"/></text:span><text:span text:style-name="T14">LOCAL (inputBank);</text:span></text:p>
            <text:p text:style-name="P16"><text:span text:style-name="T14"/></text:p>
            <text:p text:style-name="P16"><text:span text:style-name="T18"><text:s text:c="4"/></text:span><text:span text:style-name="T19">// We create an iterator over this bank.</text:span></text:p>
            <text:p text:style-name="P17"><text:span text:style-name="T14"><text:s text:c="4"/></text:span><text:span text:style-name="T14">Iterator&lt;Sequence&gt;* it = inputBank-&gt;iterator();</text:span></text:p>
            <text:p text:style-name="P17"><text:span text:style-name="T14"><text:s text:c="4"/></text:span><text:span text:style-name="T14">LOCAL (it);</text:span></text:p>
            <text:p text:style-name="P16"><text:span text:style-name="T14"/></text:p>
            <text:p text:style-name="P16"><text:span text:style-name="T18"><text:s text:c="4"/></text:span><text:span text:style-name="T19">// We loop over sequences.</text:span></text:p>
            <text:p text:style-name="P16"><text:span text:style-name="T18"><text:s text:c="4"/></text:span><text:span text:style-name="T20">for</text:span><text:span text:style-name="T18"> (it-&gt;first(); !it-&gt;isDone(); it-&gt;next())</text:span></text:p>
            <text:p text:style-name="P17"><text:span text:style-name="T14"><text:s text:c="4"/></text:span><text:span text:style-name="T14">{</text:span></text:p>
            <text:p text:style-name="P16"><text:span text:style-name="T18"><text:s text:c="8"/></text:span><text:span text:style-name="T19">// Shortcut</text:span></text:p>
            <text:p text:style-name="P17"><text:span text:style-name="T14"><text:s text:c="8"/></text:span><text:span text:style-name="T14">Sequence&amp; seq = it-&gt;item();</text:span></text:p>
            <text:p text:style-name="P16"><text:span text:style-name="T14"/></text:p>
            <text:p text:style-name="P16"><text:span text:style-name="T18"><text:s text:c="8"/></text:span><text:span text:style-name="T19">// We dump the data size and the comment</text:span></text:p>
            <text:p text:style-name="P16"><text:span text:style-name="T18"><text:s text:c="8"/></text:span><text:span text:style-name="T18">std::cout </text:span></text:p>
            <text:p text:style-name="P16"><text:span text:style-name="T18"><text:tab/></text:span><text:span text:style-name="T18"><text:tab/></text:span><text:span text:style-name="T18"><text:tab/></text:span><text:span text:style-name="T18">&lt;&lt; </text:span><text:span text:style-name="T21">"["</text:span><text:span text:style-name="T18"> </text:span></text:p>
            <text:p text:style-name="P16"><text:span text:style-name="T18"><text:tab/></text:span><text:span text:style-name="T18"><text:tab/></text:span><text:span text:style-name="T18"><text:tab/></text:span><text:span text:style-name="T18">&lt;&lt; seq.getDataSize() </text:span></text:p>
            <text:p text:style-name="P16"><text:span text:style-name="T18"><text:tab/></text:span><text:span text:style-name="T18"><text:tab/></text:span><text:span text:style-name="T18"><text:tab/></text:span><text:span text:style-name="T18">&lt;&lt; </text:span><text:span text:style-name="T21">"] "</text:span><text:span text:style-name="T18"> </text:span></text:p>
            <text:p text:style-name="P16"><text:span text:style-name="T18"><text:tab/></text:span><text:span text:style-name="T18"><text:tab/></text:span><text:span text:style-name="T18"><text:tab/></text:span><text:span text:style-name="T18">&lt;&lt; seq.getComment() <text:s/></text:span></text:p>
            <text:p text:style-name="P16"><text:span text:style-name="T18"><text:tab/></text:span><text:span text:style-name="T18"><text:tab/></text:span><text:span text:style-name="T18"><text:tab/></text:span><text:span text:style-name="T18">&lt;&lt; std::endl;</text:span></text:p>
            <text:p text:style-name="P16"><text:span text:style-name="T14"/></text:p>
            <text:p text:style-name="P16"><text:span text:style-name="T18"><text:s text:c="8"/></text:span><text:span text:style-name="T19">// We dump the data</text:span></text:p>
            <text:p text:style-name="P17"><text:span text:style-name="T14"><text:s text:c="8"/></text:span><text:span text:style-name="T14">std::cout &lt;&lt; seq.toString() &lt;&lt; std::endl;</text:span></text:p>
            <text:p text:style-name="P17"><text:span text:style-name="T14"><text:s text:c="4"/></text:span><text:span text:style-name="T1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example bank3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5" draw:layer="layout" svg:width="26.035cm" svg:height="17.32cm" svg:x="1.271cm" svg:y="3.176cm">
          <draw:text-box>
            <text:p text:style-name="P16"><text:span text:style-name="T18"><text:s text:c="4"/></text:span><text:span text:style-name="T19">// We declare an input Bank and use it locally</text:span></text:p>
            <text:p text:style-name="P17"><text:span text:style-name="T18"><text:s text:c="4"/></text:span><text:span text:style-name="T18">IBank* inputBank = Bank::open (argv[1]);</text:span></text:p>
            <text:p text:style-name="P17"><text:span text:style-name="T18"><text:s text:c="4"/></text:span><text:span text:style-name="T18">LOCAL (inputBank);</text:span></text:p>
            <text:p text:style-name="P16"><text:span text:style-name="T18"/></text:p>
            <text:p text:style-name="P16"><text:span text:style-name="T18"><text:s text:c="4"/></text:span><text:span text:style-name="T19">// We create an iterator over this bank.</text:span></text:p>
            <text:p text:style-name="P17"><text:span text:style-name="T18"><text:s text:c="4"/></text:span><text:span text:style-name="T18">Iterator&lt;Sequence&gt;* it = inputBank-&gt;iterator();</text:span></text:p>
            <text:p text:style-name="P17"><text:span text:style-name="T18"><text:s text:c="4"/></text:span><text:span text:style-name="T18">LOCAL (it);</text:span></text:p>
            <text:p text:style-name="P16"><text:span text:style-name="T18"/></text:p>
            <text:p text:style-name="P16"><text:span text:style-name="T18"><text:s text:c="4"/></text:span><text:span text:style-name="T19">// We loop over sequences in a "push" fashion</text:span></text:p>
            <text:p text:style-name="P16"><text:span text:style-name="T19"><text:s text:c="4"/></text:span><text:span text:style-name="T19">// -&gt; a functor is called for each sequence</text:span></text:p>
            <text:p text:style-name="P16"><text:span text:style-name="T18"><text:s text:c="4"/></text:span><text:span text:style-name="T18">it-&gt;iterate ([] (const Sequence&amp; seq)</text:span></text:p>
            <text:p text:style-name="P16"><text:span text:style-name="T18"><text:s text:c="4"/></text:span><text:span text:style-name="T18">{</text:span></text:p>
            <text:p text:style-name="P16"><text:span text:style-name="T18"><text:s text:c="8"/></text:span><text:span text:style-name="T19">// We dump the data size and the comment</text:span></text:p>
            <text:p text:style-name="P16"><text:span text:style-name="T18"><text:s text:c="8"/></text:span><text:span text:style-name="T18">std::cout </text:span></text:p>
            <text:p text:style-name="P16"><text:span text:style-name="T18"><text:s text:c="12"/></text:span><text:span text:style-name="T18">&lt;&lt; </text:span><text:span text:style-name="T21">"["</text:span><text:span text:style-name="T18"> </text:span></text:p>
            <text:p text:style-name="P16"><text:span text:style-name="T18"><text:s text:c="12"/></text:span><text:span text:style-name="T18">&lt;&lt; s.getDataSize() <text:s/></text:span></text:p>
            <text:p text:style-name="P16"><text:span text:style-name="T18"><text:s text:c="12"/></text:span><text:span text:style-name="T18">&lt;&lt; </text:span><text:span text:style-name="T21">"] "</text:span><text:span text:style-name="T18"> </text:span></text:p>
            <text:p text:style-name="P16"><text:span text:style-name="T18"><text:s text:c="12"/></text:span><text:span text:style-name="T18">&lt;&lt; s.getComment() <text:s/></text:span></text:p>
            <text:p text:style-name="P16"><text:span text:style-name="T18"><text:s text:c="12"/></text:span><text:span text:style-name="T18">&lt;&lt; std::endl;</text:span></text:p>
            <text:p text:style-name="P16"><text:span text:style-name="T18"/></text:p>
            <text:p text:style-name="P16"><text:span text:style-name="T18"><text:s text:c="8"/></text:span><text:span text:style-name="T19">// We dump the data</text:span></text:p>
            <text:p text:style-name="P17"><text:span text:style-name="T18"><text:s text:c="8"/></text:span><text:span text:style-name="T18">std::cout &lt;&lt; s.toString () &lt;&lt; std::endl;</text:span></text:p>
            <text:p text:style-name="P16"><text:span text:style-name="T18"><text:s text:c="4"/></text:span><text:span text:style-name="T18">};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GATB: example bank7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26.035cm" svg:height="17.32cm" svg:x="1.271cm" svg:y="3.176cm">
          <draw:text-box>
            <text:p text:style-name="P16"><text:span text:style-name="T18"><text:s text:c="4"/></text:span><text:span text:style-name="T19">// We declare an input Bank and use it locally</text:span></text:p>
            <text:p text:style-name="P17"><text:span text:style-name="T18"><text:s text:c="4"/></text:span><text:span text:style-name="T18">IBank* inputBank = Bank::open (argv[1]);</text:span></text:p>
            <text:p text:style-name="P17"><text:span text:style-name="T18"><text:s text:c="4"/></text:span><text:span text:style-name="T18">LOCAL (inputBank);</text:span></text:p>
            <text:p text:style-name="P16"><text:span text:style-name="T18"/></text:p>
            <text:p text:style-name="P16"><text:span text:style-name="T18"><text:s text:c="4"/></text:span><text:span text:style-name="T19">// We use another iterator for filtering out some sequences.</text:span></text:p>
            <text:p text:style-name="P16"><text:span text:style-name="T18"><text:s text:c="4"/></text:span><text:span text:style-name="T18">FilterIterator&lt;Sequence,</text:span><text:span text:style-name="T22">FilterFunctor</text:span><text:span text:style-name="T18">&gt; itSeq (</text:span></text:p>
            <text:p text:style-name="P16"><text:span text:style-name="T18"><text:s text:c="8"/></text:span><text:span text:style-name="T18">inputBank-&gt;iterator(), </text:span></text:p>
            <text:p text:style-name="P16"><text:span text:style-name="T18"><text:s text:c="8"/></text:span><text:span text:style-name="T18">[] (const Sequence&amp; seq)</text:span></text:p>
            <text:p text:style-name="P16"><text:span text:style-name="T18"><text:s text:c="8"/></text:span><text:span text:style-name="T18">{</text:span></text:p>
            <text:p text:style-name="P16"><text:span text:style-name="T18"><text:s text:c="12"/></text:span><text:span text:style-name="T18">return seq.getDataSize() &gt;= 100;</text:span></text:p>
            <text:p text:style-name="P16"><text:span text:style-name="T18"><text:s text:c="8"/></text:span><text:span text:style-name="T18">}</text:span></text:p>
            <text:p text:style-name="P16"><text:span text:style-name="T18"><text:s text:c="4"/></text:span><text:span text:style-name="T18">);</text:span></text:p>
            <text:p text:style-name="P17"><text:span text:style-name="T18"><text:s text:c="8"/></text:span></text:p>
            <text:p text:style-name="P16"><text:span text:style-name="T18"><text:s text:c="4"/></text:span><text:span text:style-name="T19">// We loop over sequences.</text:span></text:p>
            <text:p text:style-name="P16"><text:span text:style-name="T18"><text:s text:c="4"/></text:span><text:span text:style-name="T20">for</text:span><text:span text:style-name="T18"> (itSeq.first(); !itSeq.isDone(); itSeq.next())</text:span></text:p>
            <text:p text:style-name="P17"><text:span text:style-name="T18"><text:s text:c="4"/></text:span><text:span text:style-name="T18">{</text:span></text:p>
            <text:p text:style-name="P16"><text:span text:style-name="T18"><text:s text:c="8"/></text:span><text:span text:style-name="T19">// We dump the data</text:span></text:p>
            <text:p text:style-name="P17"><text:span text:style-name="T18"><text:s text:c="8"/></text:span><text:span text:style-name="T18">cout &lt;&lt; itSeq-&gt;toString() &lt;&lt; endl;</text:span></text:p>
            <text:p text:style-name="P17"><text:span text:style-name="T18"><text:s text:c="4"/></text:span><text:span text:style-name="T18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One</text:span><text:span text:style-name="T2"><text:line-break/></text:span><text:span text:style-name="T2">step</text:span><text:span text:style-name="T2"><text:line-break/></text:span><text:span text:style-name="T2">beyond</text:span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for range-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0" draw:layer="layout" svg:width="26.035cm" svg:height="5.079cm" svg:x="1.272cm" svg:y="2.7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for (Sequence::type x : seq) <text:s text:c="2"/>{ <text:s/>cout &lt;&lt; x &lt;&lt; endl; <text:s text:c="2"/>}</text:span></text:p>
            <text:p text:style-name="P18"><text:span text:style-name="T18"><text:s text:c="4"/></text:span><text:span text:style-name="T18">}</text:span></text:p>
          </draw:text-box>
        </draw:frame>
        <draw:frame draw:style-name="gr13" draw:text-style-name="P22" draw:layer="layout" svg:width="5.079cm" svg:height="0.903cm" draw:transform="rotate (1.5707963267949) translate (1.272cm 7.855cm)">
          <draw:text-box>
            <text:p text:style-name="P21"><text:span text:style-name="T18">Ex 1</text:span></text:p>
          </draw:text-box>
        </draw:frame>
        <draw:custom-shape draw:style-name="gr14" draw:text-style-name="P24" draw:layer="layout" svg:width="6.935cm" svg:height="1.419cm" svg:x="14.825cm" svg:y="3.71cm">
          <text:p text:style-name="P23"><text:span text:style-name="T23">Streaming iteration</text:span></text:p>
          <draw:enhanced-geometry svg:viewBox="0 0 21600 21600" draw:path-stretchpoint-x="10800" draw:path-stretchpoint-y="10800" draw:text-areas="?f3 ?f4 ?f5 ?f6" draw:type="round-rectangle" draw:modifiers="1625.45454545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draw:layer="layout" svg:width="1.905cm" svg:height="0.635cm" draw:transform="rotate (0.785398163397448) translate (13.444cm 5.9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6" draw:text-style-name="P20" draw:layer="layout" svg:width="26.035cm" svg:height="5.079cm" svg:x="1.272cm" svg:y="2.7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for (</text:span><text:span text:style-name="T18">Sequence::type</text:span><text:span text:style-name="T18"> x : seq) <text:s text:c="2"/>{ <text:s/>cout &lt;&lt; x &lt;&lt; endl; <text:s text:c="2"/>}</text:span></text:p>
            <text:p text:style-name="P18"><text:span text:style-name="T18"><text:s text:c="4"/></text:span><text:span text:style-name="T18">}</text:span></text:p>
          </draw:text-box>
        </draw:frame>
        <draw:frame draw:style-name="gr17" draw:text-style-name="P22" draw:layer="layout" svg:width="5.079cm" svg:height="0.903cm" draw:transform="rotate (1.5707963267949) translate (1.273cm 7.856cm)">
          <draw:text-box>
            <text:p text:style-name="P21"><text:span text:style-name="T18">Ex 1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</text:span><text:span text:style-name="T5">code” : <text:s/></text:span><text:span text:style-name="T5">for </text:span><text:span text:style-name="T5">range-</text:span><text:span text:style-name="T5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0" draw:layer="layout" svg:width="26.035cm" svg:height="5.294cm" svg:x="1.274cm" svg:y="8.6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auto it = bank.begin(); it != bank.end(); ++it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for (auto x : *it) <text:s text:c="2"/>{ <text:s/>cout &lt;&lt; x &lt;&lt; endl; <text:s text:c="2"/>}</text:span></text:p>
            <text:p text:style-name="P18"><text:span text:style-name="T18"><text:s text:c="4"/></text:span><text:span text:style-name="T18">}</text:span></text:p>
          </draw:text-box>
        </draw:frame>
        <draw:frame draw:style-name="gr19" draw:text-style-name="P22" draw:layer="layout" svg:width="5.294cm" svg:height="0.903cm" draw:transform="rotate (1.5707963267949) translate (1.276cm 13.97cm)">
          <draw:text-box>
            <text:p text:style-name="P21"><text:span text:style-name="T18">Ex 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0" draw:text-style-name="P20" draw:layer="layout" svg:width="26.035cm" svg:height="5.079cm" svg:x="1.272cm" svg:y="2.7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for (</text:span><text:span text:style-name="T18">Sequence::type</text:span><text:span text:style-name="T18"> x : seq) <text:s text:c="2"/>{ <text:s/>cout &lt;&lt; x &lt;&lt; endl; <text:s text:c="2"/>}</text:span></text:p>
            <text:p text:style-name="P18"><text:span text:style-name="T18"><text:s text:c="4"/></text:span><text:span text:style-name="T18">}</text:span></text:p>
          </draw:text-box>
        </draw:frame>
        <draw:frame draw:style-name="gr21" draw:text-style-name="P20" draw:layer="layout" svg:width="26.035cm" svg:height="5.294cm" svg:x="1.273cm" svg:y="8.6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auto it = bank.begin(); it != bank.end(); ++it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for (auto x : *it) <text:s text:c="2"/>{ <text:s/>cout &lt;&lt; x &lt;&lt; endl; <text:s text:c="2"/>}</text:span></text:p>
            <text:p text:style-name="P18"><text:span text:style-name="T18"><text:s text:c="4"/></text:span><text:span text:style-name="T18">}</text:span></text:p>
          </draw:text-box>
        </draw:frame>
        <draw:frame draw:style-name="gr22" draw:text-style-name="P20" draw:layer="layout" svg:width="26.035cm" svg:height="5.079cm" svg:x="1.273cm" svg:y="14.777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for (size_t i=0; i&lt;seq.size(); i++) <text:s text:c="2"/>{ <text:s/>cout &lt;&lt; seq[i] &lt;&lt; </text:span><text:span text:style-name="T18">endl; }</text:span></text:p>
            <text:p text:style-name="P18"><text:span text:style-name="T18"><text:s text:c="4"/></text:span><text:span text:style-name="T18">}</text:span></text:p>
          </draw:text-box>
        </draw:frame>
        <draw:frame draw:style-name="gr23" draw:text-style-name="P22" draw:layer="layout" svg:width="5.079cm" svg:height="0.903cm" draw:transform="rotate (1.5707963267949) translate (1.274cm 19.857cm)">
          <draw:text-box>
            <text:p text:style-name="P21"><text:span text:style-name="T18">Ex 3</text:span></text:p>
          </draw:text-box>
        </draw:frame>
        <draw:frame draw:style-name="gr24" draw:text-style-name="P22" draw:layer="layout" svg:width="5.079cm" svg:height="0.903cm" draw:transform="rotate (1.5707963267949) translate (1.274cm 7.857cm)">
          <draw:text-box>
            <text:p text:style-name="P21"><text:span text:style-name="T18">Ex 1</text:span></text:p>
          </draw:text-box>
        </draw:frame>
        <draw:frame draw:style-name="gr25" draw:text-style-name="P22" draw:layer="layout" svg:width="5.294cm" svg:height="0.903cm" draw:transform="rotate (1.5707963267949) translate (1.275cm 13.97cm)">
          <draw:text-box>
            <text:p text:style-name="P21"><text:span text:style-name="T18">Ex 2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</text:span><text:span text:style-name="T5">code” : <text:s/></text:span><text:span text:style-name="T5">for </text:span><text:span text:style-name="T5">range-</text:span><text:span text:style-name="T5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5" draw:layer="layout" svg:width="1.905cm" svg:height="0.635cm" draw:transform="rotate (1.5707963267949) translate (22.01cm 17.96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4" draw:layer="layout" svg:width="6.935cm" svg:height="1.419cm" svg:x="18.737cm" svg:y="15.399cm">
          <text:p text:style-name="P23"><text:span text:style-name="T23">Random </text:span><text:span text:style-name="T23">access</text:span></text:p>
          <draw:enhanced-geometry svg:viewBox="0 0 21600 21600" draw:path-stretchpoint-x="10800" draw:path-stretchpoint-y="10800" draw:text-areas="?f3 ?f4 ?f5 ?f6" draw:type="round-rectangle" draw:modifiers="1625.45454545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6" draw:text-style-name="P20" draw:layer="layout" svg:width="25.025cm" svg:height="8.075cm" svg:x="2.28cm" svg:y="2.7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auto [i,seq] : bank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cout &lt;&lt; “sequence at index “ &lt;&lt; i &lt;&lt; “ in bank” &lt;&lt; endl;</text:span></text:p>
            <text:p text:style-name="P19"><text:span text:style-name="T18"/></text:p>
            <text:p text:style-name="P19"><text:span text:style-name="T18"><text:s text:c="8"/></text:span><text:span text:style-name="T18">for (auto [j,prot] : seq) <text:s text:c="2"/></text:span></text:p>
            <text:p text:style-name="P19"><text:span text:style-name="T18"><text:s text:c="8"/></text:span><text:span text:style-name="T18">{</text:span></text:p>
            <text:p text:style-name="P19"><text:span text:style-name="T18"><text:s text:c="11"/></text:span><text:span text:style-name="T18">cout &lt;&lt; prot &lt;&lt; “ at index “ &lt;&lt; j &lt;&lt; “ in sequence” &lt;&lt; endl; <text:s text:c="3"/></text:span><text:span text:style-name="T18"><text:s text:c="6"/>}</text:span></text:p>
            <text:p text:style-name="P18"><text:span text:style-name="T18"><text:s text:c="4"/></text:span><text:span text:style-name="T18">}</text:span></text:p>
          </draw:text-box>
        </draw:frame>
        <draw:frame draw:style-name="gr27" draw:text-style-name="P22" draw:layer="layout" svg:width="8.073cm" svg:height="0.903cm" draw:transform="rotate (1.5707963267949) translate (1.274cm 10.851cm)">
          <draw:text-box>
            <text:p text:style-name="P21"><text:span text:style-name="T18">Ex 4</text:span></text:p>
          </draw:text-box>
        </draw:frame>
        <draw:custom-shape draw:style-name="gr4" draw:text-style-name="P6" draw:layer="layout" svg:width="28cm" svg:height="1.905cm" svg:x="0cm" svg:y="0cm">
          <text:p text:style-name="P26"><text:span text:style-name="T24">“</text:span><text:span text:style-name="T24">nice code” : <text:s/>for range-loop</text:span><text:span text:style-name="T5"> &amp; enume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9" draw:layer="layout" svg:width="1.267cm" svg:height="8.245cm" svg:x="2.18cm" svg:y="2.788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9" draw:text-style-name="P20" draw:layer="layout" svg:width="25.025cm" svg:height="8.075cm" svg:x="2.28cm" svg:y="2.776cm">
          <draw:text-box>
            <text:p text:style-name="P18"><text:span text:style-name="T18"/></text:p>
            <text:p text:style-name="P18"><text:span text:style-name="T18"><text:s text:c="4"/></text:span><text:span text:style-name="T18">Bank bank </text:span><text:span text:style-name="T18">(“file://refseq.fa”);</text:span></text:p>
            <text:p text:style-name="P18"><text:span text:style-name="T18"/></text:p>
            <text:p text:style-name="P18"><text:span text:style-name="T18"><text:s text:c="4"/></text:span><text:span text:style-name="T18">for (auto </text:span><text:span text:style-name="T18">[i,seq] : bank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cout &lt;&lt; </text:span><text:span text:style-name="T18">“sequence at index “ </text:span><text:span text:style-name="T18">&lt;&lt; i &lt;&lt; “ in bank” &lt;&lt; </text:span><text:span text:style-name="T18">endl;</text:span></text:p>
            <text:p text:style-name="P19"><text:span text:style-name="T18"/></text:p>
            <text:p text:style-name="P19"><text:span text:style-name="T18"><text:s text:c="8"/></text:span><text:span text:style-name="T18">for (auto </text:span><text:span text:style-name="T18">[j,prot] : seq) <text:s text:c="2"/></text:span></text:p>
            <text:p text:style-name="P19"><text:span text:style-name="T18"><text:s text:c="8"/></text:span><text:span text:style-name="T18">{</text:span></text:p>
            <text:p text:style-name="P19"><text:span text:style-name="T18"><text:s text:c="11"/></text:span><text:span text:style-name="T18">cout &lt;&lt; </text:span><text:span text:style-name="T18">prot &lt;&lt; “ at index “ </text:span><text:span text:style-name="T18">&lt;&lt; j &lt;&lt; “ in sequence” </text:span><text:span text:style-name="T18">&lt;&lt; endl; <text:s text:c="9"/>}</text:span></text:p>
            <text:p text:style-name="P18"><text:span text:style-name="T18"><text:s text:c="4"/></text:span><text:span text:style-name="T18">}</text:span></text:p>
          </draw:text-box>
        </draw:frame>
        <draw:frame draw:style-name="gr30" draw:text-style-name="P22" draw:layer="layout" svg:width="8.073cm" svg:height="0.903cm" draw:transform="rotate (1.5707963267949) translate (1.274cm 10.851cm)">
          <draw:text-box>
            <text:p text:style-name="P21"><text:span text:style-name="T18">Ex 4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for range-loop &amp; enume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9" draw:layer="layout" svg:width="1.267cm" svg:height="8.245cm" svg:x="2.18cm" svg:y="2.788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32" draw:text-style-name="P20" draw:layer="layout" svg:width="25.025cm" svg:height="8.075cm" svg:x="2.281cm" svg:y="11.8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fseq.fa”);</text:span></text:p>
            <text:p text:style-name="P18"><text:span text:style-name="T18"/></text:p>
            <text:p text:style-name="P18"><text:span text:style-name="T18"><text:s text:c="4"/></text:span><text:span text:style-name="T18">for (auto [i,seq] : </text:span><text:span text:style-name="T27">enumerate</text:span><text:span text:style-name="T18">(bank)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cout &lt;&lt; “sequence at index “ &lt;&lt; i &lt;&lt; “ in bank” &lt;&lt; endl;</text:span></text:p>
            <text:p text:style-name="P19"><text:span text:style-name="T18"/></text:p>
            <text:p text:style-name="P19"><text:span text:style-name="T18"><text:s text:c="8"/></text:span><text:span text:style-name="T18">for (auto [j,prot] : </text:span><text:span text:style-name="T27">enumerate</text:span><text:span text:style-name="T18">(seq)) <text:s text:c="2"/></text:span></text:p>
            <text:p text:style-name="P19"><text:span text:style-name="T18"><text:s text:c="8"/></text:span><text:span text:style-name="T18">{</text:span></text:p>
            <text:p text:style-name="P19"><text:span text:style-name="T18"><text:s text:c="11"/></text:span><text:span text:style-name="T18">cout &lt;&lt; prot &lt;&lt; “ at index “ &lt;&lt; j &lt;&lt; “ in sequence” &lt;&lt; endl; <text:s text:c="9"/>}</text:span></text:p>
            <text:p text:style-name="P18"><text:span text:style-name="T18"><text:s text:c="4"/></text:span><text:span text:style-name="T18">}</text:span></text:p>
          </draw:text-box>
        </draw:frame>
        <draw:frame draw:style-name="gr33" draw:text-style-name="P22" draw:layer="layout" svg:width="8.073cm" svg:height="0.903cm" draw:transform="rotate (1.5707963267949) translate (1.275cm 19.951cm)">
          <draw:text-box>
            <text:p text:style-name="P21"><text:span text:style-name="T18">Ex 5</text:span></text:p>
          </draw:text-box>
        </draw:frame>
        <draw:frame draw:style-name="gr34" draw:text-style-name="P29" draw:layer="layout" svg:width="1.267cm" svg:height="8.245cm" svg:x="2.181cm" svg:y="11.888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5" draw:text-style-name="P20" draw:layer="layout" svg:width="24.763cm" svg:height="8.254cm" svg:x="2.272cm" svg:y="3.176cm">
          <draw:text-box>
            <text:p text:style-name="P18"><text:span text:style-name="T18"/></text:p>
            <text:p text:style-name="P18"><text:span text:style-name="T18"><text:s text:c="4"/></text:span><text:span text:style-name="T18">Bank bank (</text:span></text:p>
            <text:p text:style-name="P18"><text:span text:style-name="T18"><text:tab/></text:span><text:span text:style-name="T18"><text:tab/></text:span><text:span text:style-name="T18">”</text:span><text:span text:style-name="T18">file://file1.fa”,</text:span></text:p>
            <text:p text:style-name="P18"><text:span text:style-name="T18"><text:tab/></text:span><text:span text:style-name="T18"><text:tab/></text:span><text:span text:style-name="T18">”</text:span><text:span text:style-name="T18">file://file2.fa”,</text:span></text:p>
            <text:p text:style-name="P18"><text:span text:style-name="T18"><text:tab/></text:span><text:span text:style-name="T18"><text:tab/></text:span><text:span text:style-name="T18">”</text:span><text:span text:style-name="T18">file://file3.fa”</text:span></text:p>
            <text:p text:style-name="P18"><text:span text:style-name="T18"><text:tab/></text:span><text:span text:style-name="T18">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frame draw:style-name="gr36" draw:text-style-name="P22" draw:layer="layout" svg:width="8.254cm" svg:height="0.903cm" draw:transform="rotate (1.5707963267949) translate (1.275cm 11.43cm)">
          <draw:text-box>
            <text:p text:style-name="P21"><text:span text:style-name="T18">Ex 6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multi b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9" draw:layer="layout" svg:width="1.267cm" svg:height="8.245cm" svg:x="2.179cm" svg:y="3.187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8" draw:text-style-name="P20" draw:layer="layout" svg:width="24.763cm" svg:height="8.254cm" svg:x="2.272cm" svg:y="3.176cm">
          <draw:text-box>
            <text:p text:style-name="P18"><text:span text:style-name="T18"/></text:p>
            <text:p text:style-name="P18"><text:span text:style-name="T18"><text:s text:c="4"/></text:span><text:span text:style-name="T18">Bank bank (</text:span></text:p>
            <text:p text:style-name="P18"><text:span text:style-name="T18"><text:tab/></text:span><text:span text:style-name="T18"><text:tab/></text:span><text:span text:style-name="T18">”</text:span><text:span text:style-name="T18">file://file1.fa”,</text:span></text:p>
            <text:p text:style-name="P18"><text:span text:style-name="T18"><text:tab/></text:span><text:span text:style-name="T18"><text:tab/></text:span><text:span text:style-name="T18">”</text:span><text:span text:style-name="T18">file://file2.fa”,</text:span></text:p>
            <text:p text:style-name="P18"><text:span text:style-name="T18"><text:tab/></text:span><text:span text:style-name="T18"><text:tab/></text:span><text:span text:style-name="T18">”</text:span><text:span text:style-name="T18">file://file3.fa”</text:span></text:p>
            <text:p text:style-name="P18"><text:span text:style-name="T18"><text:tab/></text:span><text:span text:style-name="T18">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frame draw:style-name="gr39" draw:text-style-name="P20" draw:layer="layout" svg:width="15.872cm" svg:height="5.604cm" svg:x="2.273cm" svg:y="13.1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album.txt”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frame draw:style-name="gr40" draw:text-style-name="P20" draw:layer="layout" svg:width="5.222cm" svg:height="4.701cm" svg:x="19.273cm" svg:y="14.079cm">
          <draw:text-box>
            <text:p text:style-name="P16"><text:span text:style-name="T18"/></text:p>
            <text:p text:style-name="P16"><text:span text:style-name="T18"><text:s/></text:span><text:span text:style-name="T18">file1.fa</text:span></text:p>
            <text:p text:style-name="P30"><text:span text:style-name="T18"><text:s/></text:span><text:span text:style-name="T18">file2.fa</text:span></text:p>
            <text:p text:style-name="P30"><text:span text:style-name="T18"><text:s/></text:span><text:span text:style-name="T18">file3.fa</text:span></text:p>
          </draw:text-box>
        </draw:frame>
        <draw:frame draw:style-name="gr41" draw:text-style-name="P22" draw:layer="layout" svg:width="5.221cm" svg:height="0.903cm" svg:x="19.274cm" svg:y="13.176cm">
          <draw:text-box>
            <text:p text:style-name="P21"><text:span text:style-name="T28">album.txt</text:span></text:p>
          </draw:text-box>
        </draw:frame>
        <draw:frame draw:style-name="gr42" draw:text-style-name="P22" draw:layer="layout" svg:width="8.254cm" svg:height="0.903cm" draw:transform="rotate (1.5707963267949) translate (1.276cm 11.43cm)">
          <draw:text-box>
            <text:p text:style-name="P21"><text:span text:style-name="T18">Ex 6</text:span></text:p>
          </draw:text-box>
        </draw:frame>
        <draw:frame draw:style-name="gr43" draw:text-style-name="P22" draw:layer="layout" svg:width="5.604cm" svg:height="0.903cm" draw:transform="rotate (1.5707963267949) translate (1.276cm 18.78cm)">
          <draw:text-box>
            <text:p text:style-name="P21"><text:span text:style-name="T18">Ex 7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multi b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9" draw:layer="layout" svg:width="1.267cm" svg:height="8.245cm" svg:x="2.179cm" svg:y="3.187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45" draw:text-style-name="P29" draw:layer="layout" svg:width="1.267cm" svg:height="5.592cm" svg:x="2.18cm" svg:y="13.188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6" draw:text-style-name="P20" draw:layer="layout" svg:width="24.763cm" svg:height="8.254cm" svg:x="2.272cm" svg:y="3.176cm">
          <draw:text-box>
            <text:p text:style-name="P18"><text:span text:style-name="T18"/></text:p>
            <text:p text:style-name="P18"><text:span text:style-name="T18"><text:s text:c="4"/></text:span><text:span text:style-name="T18">Bank bank (</text:span></text:p>
            <text:p text:style-name="P18"><text:span text:style-name="T18"><text:tab/></text:span><text:span text:style-name="T18"><text:tab/></text:span><text:span text:style-name="T18">”</text:span><text:span text:style-name="T18">file://file1.fa”,</text:span></text:p>
            <text:p text:style-name="P18"><text:span text:style-name="T18"><text:tab/></text:span><text:span text:style-name="T18"><text:tab/></text:span><text:span text:style-name="T18">”</text:span><text:span text:style-name="T18">file://file2.fa”,</text:span></text:p>
            <text:p text:style-name="P18"><text:span text:style-name="T18"><text:tab/></text:span><text:span text:style-name="T18"><text:tab/></text:span><text:span text:style-name="T18">”</text:span><text:span text:style-name="T18">file://file3.fa”</text:span></text:p>
            <text:p text:style-name="P18"><text:span text:style-name="T18"><text:tab/></text:span><text:span text:style-name="T18">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frame draw:style-name="gr47" draw:text-style-name="P20" draw:layer="layout" svg:width="15.872cm" svg:height="5.604cm" svg:x="2.273cm" svg:y="13.1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album.txt”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frame draw:style-name="gr48" draw:text-style-name="P20" draw:layer="layout" svg:width="5.222cm" svg:height="4.815cm" svg:x="19.273cm" svg:y="14.079cm">
          <draw:text-box>
            <text:p text:style-name="P16"><text:span text:style-name="T18"/></text:p>
            <text:p text:style-name="P16"><text:span text:style-name="T18"><text:s/></text:span><text:span text:style-name="T18">album1.txt</text:span></text:p>
            <text:p text:style-name="P30"><text:span text:style-name="T18"><text:s/></text:span><text:span text:style-name="T18">album2.txt</text:span></text:p>
            <text:p text:style-name="P30"><text:span text:style-name="T18"><text:s/></text:span><text:span text:style-name="T18">db1.fa</text:span></text:p>
            <text:p text:style-name="P30"><text:span text:style-name="T18"><text:s/></text:span><text:span text:style-name="T18">db2.fa.gz</text:span></text:p>
            <text:p text:style-name="P30"><text:span text:style-name="T18"><text:s/></text:span><text:span text:style-name="T18">db3.bin</text:span></text:p>
            <text:p text:style-name="P30"><text:span text:style-name="T18"><text:s/></text:span><text:span text:style-name="T18">db4.leon</text:span></text:p>
          </draw:text-box>
        </draw:frame>
        <draw:frame draw:style-name="gr49" draw:text-style-name="P22" draw:layer="layout" svg:width="5.221cm" svg:height="0.903cm" svg:x="19.274cm" svg:y="13.176cm">
          <draw:text-box>
            <text:p text:style-name="P21"><text:span text:style-name="T28">album.txt</text:span></text:p>
          </draw:text-box>
        </draw:frame>
        <draw:frame draw:style-name="gr50" draw:text-style-name="P22" draw:layer="layout" svg:width="5.604cm" svg:height="0.903cm" draw:transform="rotate (1.5707963267949) translate (1.277cm 18.78cm)">
          <draw:text-box>
            <text:p text:style-name="P21"><text:span text:style-name="T18">Ex 7</text:span></text:p>
          </draw:text-box>
        </draw:frame>
        <draw:frame draw:style-name="gr51" draw:text-style-name="P22" draw:layer="layout" svg:width="8.254cm" svg:height="0.903cm" draw:transform="rotate (1.5707963267949) translate (1.277cm 11.43cm)">
          <draw:text-box>
            <text:p text:style-name="P21"><text:span text:style-name="T18">Ex 6</text:span></text:p>
          </draw:text-box>
        </draw:frame>
        <draw:custom-shape draw:style-name="gr4" draw:text-style-name="P32" draw:layer="layout" svg:width="28cm" svg:height="1.905cm" svg:x="0cm" svg:y="0cm">
          <text:p text:style-name="P31"><text:span text:style-name="T5">“</text:span><text:span text:style-name="T5">nice </text:span><text:span text:style-name="T5">code” : <text:s/></text:span><text:span text:style-name="T5">multi </text:span><text:span text:style-name="T5">b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9" draw:layer="layout" svg:width="1.267cm" svg:height="8.245cm" svg:x="2.179cm" svg:y="3.187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53" draw:text-style-name="P29" draw:layer="layout" svg:width="1.267cm" svg:height="5.592cm" svg:x="2.181cm" svg:y="13.188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54" draw:text-style-name="P20" draw:layer="layout" svg:width="24.763cm" svg:height="8.254cm" svg:x="2.272cm" svg:y="3.176cm">
          <draw:text-box>
            <text:p text:style-name="P18"><text:span text:style-name="T18"/></text:p>
            <text:p text:style-name="P19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19"><text:span text:style-name="T18"/></text:p>
            <text:p text:style-name="P18"><text:span text:style-name="T18"><text:s text:c="4"/></text:span><text:span text:style-name="T18">auto [seqNumber, seqTotalSize, seqMaxSize] = bank.estimate();</text:span></text:p>
            <text:p text:style-name="P16"><text:span text:style-name="T18"/></text:p>
            <text:p text:style-name="P33"><text:span text:style-name="T18"/></text:p>
          </draw:text-box>
        </draw:frame>
        <draw:frame draw:style-name="gr55" draw:text-style-name="P22" draw:layer="layout" svg:width="8.254cm" svg:height="0.903cm" draw:transform="rotate (1.5707963267949) translate (1.277cm 11.43cm)">
          <draw:text-box>
            <text:p text:style-name="P21"><text:span text:style-name="T18">Ex 8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bank 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9" draw:layer="layout" svg:width="1.267cm" svg:height="8.245cm" svg:x="2.179cm" svg:y="3.187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57" draw:text-style-name="P20" draw:layer="layout" svg:width="24.763cm" svg:height="9.379cm" svg:x="2.272cm" svg:y="3.176cm">
          <draw:text-box>
            <text:p text:style-name="P18"><text:span text:style-name="T18"/></text:p>
            <text:p text:style-name="P18"><text:span text:style-name="T18"><text:s text:c="4"/></text:span><text:span text:style-name="T18">Bank bank </text:span><text:span text:style-name="T18">(”file://albu</text:span><text:span text:style-name="T18">m.txt”);</text:span></text:p>
            <text:p text:style-name="P18"><text:span text:style-name="T18"/></text:p>
            <text:p text:style-name="P18"><text:span text:style-name="T18"><text:s text:c="4"/></text:span><text:span text:style-name="T18">struct {</text:span></text:p>
            <text:p text:style-name="P19"><text:span text:style-name="T18"><text:s text:c="8"/></text:span><text:span text:style-name="T18">void </text:span><text:span text:style-name="T27">update</text:span><text:span text:style-name="T18"> </text:span><text:span text:style-name="T18">(size_t idx, </text:span><text:span text:style-name="T18">size_t total) </text:span><text:span text:style-name="T18">{ /* do </text:span><text:span text:style-name="T18">something </text:span><text:span text:style-name="T18">*/ }</text:span></text:p>
            <text:p text:style-name="P18"><text:span text:style-name="T18"><text:s text:c="8"/></text:span><text:span text:style-name="T18">void </text:span><text:span text:style-name="T27">update</text:span><text:span text:style-name="T27">Begin</text:span><text:span text:style-name="T18"> </text:span><text:span text:style-name="T18">(const </text:span><text:span text:style-name="T18">string&amp; name) </text:span><text:span text:style-name="T18"><text:s/>{ /* do </text:span><text:span text:style-name="T18">something </text:span><text:span text:style-name="T18">*/ }</text:span></text:p>
            <text:p text:style-name="P19"><text:span text:style-name="T18"><text:s text:c="8"/></text:span><text:span text:style-name="T18">void </text:span><text:span text:style-name="T27">update</text:span><text:span text:style-name="T27">End</text:span><text:span text:style-name="T18"> <text:s text:c="2"/></text:span><text:span text:style-name="T18">(const </text:span><text:span text:style-name="T18">string&amp; name) </text:span><text:span text:style-name="T18"><text:s/>{ /* do </text:span><text:span text:style-name="T18">something </text:span><text:span text:style-name="T18">*/ }</text:span></text:p>
            <text:p text:style-name="P19"><text:span text:style-name="T18"><text:s text:c="4"/></text:span><text:span text:style-name="T18">} </text:span><text:span text:style-name="T18">progress;</text:span></text:p>
            <text:p text:style-name="P18"><text:span text:style-name="T18"/></text:p>
            <text:p text:style-name="P18"><text:span text:style-name="T18"><text:s text:c="4"/></text:span><text:span text:style-name="T18">for </text:span><text:span text:style-name="T18">(const </text:span><text:span text:style-name="T18">Sequence&amp; seq </text:span><text:span text:style-name="T18">: </text:span><text:span text:style-name="T18">notify(bank,p</text:span><text:span text:style-name="T18">rogress) 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</text:span><text:span text:style-name="T18">&lt;&lt; </text:span><text:span text:style-name="T18">seq.toString(</text:span><text:span text:style-name="T18">) &lt;&lt; endl;</text:span></text:p>
            <text:p text:style-name="P18"><text:span text:style-name="T18"><text:s text:c="4"/></text:span><text:span text:style-name="T18">}</text:span></text:p>
            <text:p text:style-name="P18"><text:span text:style-name="T18"/></text:p>
          </draw:text-box>
        </draw:frame>
        <draw:frame draw:style-name="gr58" draw:text-style-name="P22" draw:layer="layout" svg:width="9.379cm" svg:height="0.903cm" draw:transform="rotate (1.5707963267949) translate (1.277cm 12.555cm)">
          <draw:text-box>
            <text:p text:style-name="P21"><text:span text:style-name="T18">Ex 9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bank &amp; notif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20" draw:layer="layout" svg:width="5.222cm" svg:height="4.815cm" svg:x="2.273cm" svg:y="15.079cm">
          <draw:text-box>
            <text:p text:style-name="P16"><text:span text:style-name="T18"/></text:p>
            <text:p text:style-name="P16"><text:span text:style-name="T18"><text:s/></text:span><text:span text:style-name="T18">album1.txt</text:span></text:p>
            <text:p text:style-name="P30"><text:span text:style-name="T18"><text:s/></text:span><text:span text:style-name="T18">album2.txt</text:span></text:p>
            <text:p text:style-name="P30"><text:span text:style-name="T18"><text:s/></text:span><text:span text:style-name="T18">db1.fa</text:span></text:p>
            <text:p text:style-name="P30"><text:span text:style-name="T18"><text:s/></text:span><text:span text:style-name="T18">db2.fa.gz</text:span></text:p>
            <text:p text:style-name="P30"><text:span text:style-name="T18"><text:s/></text:span><text:span text:style-name="T18">db3.bin</text:span></text:p>
            <text:p text:style-name="P30"><text:span text:style-name="T18"><text:s/></text:span><text:span text:style-name="T18">db4.leon</text:span></text:p>
          </draw:text-box>
        </draw:frame>
        <draw:frame draw:style-name="gr60" draw:text-style-name="P22" draw:layer="layout" svg:width="5.221cm" svg:height="0.903cm" svg:x="2.274cm" svg:y="14.176cm">
          <draw:text-box>
            <text:p text:style-name="P21"><text:span text:style-name="T28">album.txt</text:span></text:p>
          </draw:text-box>
        </draw:frame>
        <draw:frame draw:style-name="gr61" draw:text-style-name="P29" draw:layer="layout" svg:width="1.267cm" svg:height="8.727cm" svg:x="2.178cm" svg:y="3.186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  <text:p text:style-name="P28"><text:span text:style-name="T25">13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62" draw:text-style-name="P20" draw:layer="layout" svg:width="24.762cm" svg:height="8.254cm" svg:x="2.273cm" svg:y="3.176cm">
          <draw:text-box>
            <text:p text:style-name="P18"><text:span text:style-name="T18"/></text:p>
            <text:p text:style-name="P18"><text:span text:style-name="T18"><text:s text:c="4"/></text:span><text:span text:style-name="T18">Bank bank </text:span><text:span text:style-name="T18">(“random://1000000:150</text:span><text:span text:style-name="T18">”);</text:span></text:p>
            <text:p text:style-name="P18"><text:span text:style-name="T18"/></text:p>
            <text:p text:style-name="P18"><text:span text:style-name="T18"><text:s text:c="4"/></text:span><text:span text:style-name="T18">for (const </text:span><text:span text:style-name="T18">Sequence&amp; seq : bank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&lt;&lt; </text:span><text:span text:style-name="T18">seq.toString() &lt;&lt; </text:span><text:span text:style-name="T18">endl;</text:span></text:p>
            <text:p text:style-name="P18"><text:span text:style-name="T18"><text:s text:c="4"/></text:span><text:span text:style-name="T18">}</text:span></text:p>
          </draw:text-box>
        </draw:frame>
        <draw:frame draw:style-name="gr63" draw:text-style-name="P22" draw:layer="layout" svg:width="8.254cm" svg:height="0.903cm" draw:transform="rotate (1.5707963267949) translate (1.277cm 11.43cm)">
          <draw:text-box>
            <text:p text:style-name="P21"><text:span text:style-name="T18">Ex 10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</text:span><text:span text:style-name="T5">code” : <text:s/></text:span><text:span text:style-name="T5">random </text:span><text:span text:style-name="T5">sequenc</text:span><text:span text:style-name="T5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9" draw:layer="layout" svg:width="1.267cm" svg:height="8.245cm" svg:x="2.177cm" svg:y="3.185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65" draw:text-style-name="P20" draw:layer="layout" svg:width="24.762cm" svg:height="8.254cm" svg:x="2.273cm" svg:y="3.176cm">
          <draw:text-box>
            <text:p text:style-name="P18"><text:span text:style-name="T18"/></text:p>
            <text:p text:style-name="P19"><text:span text:style-name="T18"><text:s text:c="4"/></text:span><text:span text:style-name="T18">vector&lt;string&gt; sequences = </text:span><text:span text:style-name="T18">{“ACCTCGTTC”, “GCTTAGATCGG”, “TCTA”};</text:span></text:p>
            <text:p text:style-name="P18"><text:span text:style-name="T18"/></text:p>
            <text:p text:style-name="P18"><text:span text:style-name="T18"><text:s text:c="4"/></text:span><text:span text:style-name="T18">Bank bank (sequences)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bank)</text:span></text:p>
            <text:p text:style-name="P18"><text:span text:style-name="T18"><text:s text:c="4"/></text:span><text:span text:style-name="T18">{</text:span></text:p>
            <text:p text:style-name="P18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frame draw:style-name="gr66" draw:text-style-name="P22" draw:layer="layout" svg:width="8.254cm" svg:height="0.903cm" draw:transform="rotate (1.5707963267949) translate (1.277cm 11.43cm)">
          <draw:text-box>
            <text:p text:style-name="P21"><text:span text:style-name="T18">Ex 11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string sequ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29" draw:layer="layout" svg:width="1.267cm" svg:height="8.245cm" svg:x="2.177cm" svg:y="3.185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68" draw:text-style-name="P20" draw:layer="layout" svg:width="24.763cm" svg:height="8.419cm" svg:x="2.272cm" svg:y="2.376cm">
          <draw:text-box>
            <text:p text:style-name="P18"><text:span text:style-name="T18"/></text:p>
            <text:p text:style-name="P18"><text:span text:style-name="T18"><text:s text:c="4"/></text:span><text:span text:style-name="T18">Bank bank (“file://reads.fa”);</text:span></text:p>
            <text:p text:style-name="P18"><text:span text:style-name="T18"/></text:p>
            <text:p text:style-name="P19"><text:span text:style-name="T18"><text:s text:c="4"/></text:span><text:span text:style-name="T18">auto myfilter = [] (const Sequence&amp; seq)</text:span></text:p>
            <text:p text:style-name="P19"><text:span text:style-name="T18"><text:s text:c="4"/></text:span><text:span text:style-name="T18">{</text:span></text:p>
            <text:p text:style-name="P19"><text:span text:style-name="T18"><text:s text:c="8"/></text:span><text:span text:style-name="T18">return seq.size()&gt;=100 and seq[0]==’G’;</text:span></text:p>
            <text:p text:style-name="P19"><text:span text:style-name="T18"><text:s text:c="4"/></text:span><text:span text:style-name="T18">}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filter (bank, myfilter)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filter b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9" draw:layer="layout" svg:width="1.267cm" svg:height="8.41cm" svg:x="2.176cm" svg:y="2.385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70" draw:text-style-name="P22" draw:layer="layout" svg:width="8.416cm" svg:height="0.903cm" draw:transform="rotate (1.5707963267949) translate (1.283cm 10.795cm)">
          <draw:text-box>
            <text:p text:style-name="P21"><text:span text:style-name="T18">Ex 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71" draw:text-style-name="P20" draw:layer="layout" svg:width="24.763cm" svg:height="8.419cm" svg:x="2.272cm" svg:y="2.376cm">
          <draw:text-box>
            <text:p text:style-name="P18"><text:span text:style-name="T18"/></text:p>
            <text:p text:style-name="P18"><text:span text:style-name="T18"><text:s text:c="4"/></text:span><text:span text:style-name="T18">Bank bank </text:span><text:span text:style-name="T18">(“file://reads.fa”);</text:span></text:p>
            <text:p text:style-name="P18"><text:span text:style-name="T18"/></text:p>
            <text:p text:style-name="P19"><text:span text:style-name="T18"><text:s text:c="4"/></text:span><text:span text:style-name="T18">auto myfilter = [] </text:span><text:span text:style-name="T18">(const Sequence&amp; seq)</text:span></text:p>
            <text:p text:style-name="P19"><text:span text:style-name="T18"><text:s text:c="4"/></text:span><text:span text:style-name="T18">{</text:span></text:p>
            <text:p text:style-name="P19"><text:span text:style-name="T18"><text:s text:c="8"/></text:span><text:span text:style-name="T18">return </text:span><text:span text:style-name="T18">seq.size()&gt;=100 and </text:span><text:span text:style-name="T18">seq[0]==’G’;</text:span></text:p>
            <text:p text:style-name="P19"><text:span text:style-name="T18"><text:s text:c="4"/></text:span><text:span text:style-name="T18">};</text:span></text:p>
            <text:p text:style-name="P18"><text:span text:style-name="T18"/></text:p>
            <text:p text:style-name="P18"><text:span text:style-name="T18"><text:s text:c="4"/></text:span><text:span text:style-name="T18">for (const </text:span><text:span text:style-name="T18">Sequence&amp; seq : filter </text:span><text:span text:style-name="T18">(bank, myfilter)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cout &lt;&lt; </text:span><text:span text:style-name="T18">seq.toString() &lt;&lt; endl;</text:span></text:p>
            <text:p text:style-name="P18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</text:span><text:span text:style-name="T5">i</text:span><text:span text:style-name="T5">c</text:span><text:span text:style-name="T5">e </text:span><text:span text:style-name="T5">c</text:span><text:span text:style-name="T5">o</text:span><text:span text:style-name="T5">d</text:span><text:span text:style-name="T5">e</text:span><text:span text:style-name="T5">” </text:span><text:span text:style-name="T5">: <text:s/></text:span><text:span text:style-name="T5">fi</text:span><text:span text:style-name="T5">lt</text:span><text:span text:style-name="T5">e</text:span><text:span text:style-name="T5">r </text:span><text:span text:style-name="T5">b</text:span><text:span text:style-name="T5">a</text:span><text:span text:style-name="T5">n</text:span><text:span text:style-name="T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9" draw:layer="layout" svg:width="1.267cm" svg:height="8.41cm" svg:x="2.176cm" svg:y="2.385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73" draw:text-style-name="P22" draw:layer="layout" svg:width="8.416cm" svg:height="0.903cm" draw:transform="rotate (1.5707963267949) translate (1.283cm 10.795cm)">
          <draw:text-box>
            <text:p text:style-name="P21"><text:span text:style-name="T18">Ex 12</text:span></text:p>
          </draw:text-box>
        </draw:frame>
        <draw:frame draw:style-name="gr74" draw:text-style-name="P20" draw:layer="layout" svg:width="24.763cm" svg:height="8.419cm" svg:x="2.272cm" svg:y="11.677cm">
          <draw:text-box>
            <text:p text:style-name="P18"><text:span text:style-name="T18"><text:s text:c="4"/></text:span><text:span text:style-name="T18">Bank bank (“file://reads.fastq”);</text:span></text:p>
            <text:p text:style-name="P18"><text:span text:style-name="T18"/></text:p>
            <text:p text:style-name="P34"><text:span text:style-name="T18"><text:s text:c="4"/></text:span><text:span text:style-name="T18">auto m</text:span><text:span text:style-name="T29">yfilter = [] (const Sequence&amp; seq)</text:span></text:p>
            <text:p text:style-name="P34"><text:span text:style-name="T29"><text:s text:c="4"/></text:span><text:span text:style-name="T29">{</text:span></text:p>
            <text:p text:style-name="P34"><text:span text:style-name="T29"><text:s text:c="8"/></text:span><text:span text:style-name="T29">int score=0; for (char c : seq.quality()) { score += (c-33); }</text:span></text:p>
            <text:p text:style-name="P34"><text:span text:style-name="T29"><text:s text:c="8"/></text:span><text:span text:style-name="T29">return score &gt;= 30 * seq.size();</text:span></text:p>
            <text:p text:style-name="P34"><text:span text:style-name="T29"><text:s text:c="4"/></text:span><text:span text:style-name="T29">};</text:span></text:p>
            <text:p text:style-name="P18"><text:span text:style-name="T18"/></text:p>
            <text:p text:style-name="P18"><text:span text:style-name="T18"><text:s text:c="4"/></text:span><text:span text:style-name="T18">for (const Sequence&amp; seq : filter (bank, myfilter)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cout &lt;&lt; seq.toString() &lt;&lt; endl;</text:span></text:p>
            <text:p text:style-name="P18"><text:span text:style-name="T18"><text:s text:c="4"/></text:span><text:span text:style-name="T18">}</text:span></text:p>
          </draw:text-box>
        </draw:frame>
        <draw:frame draw:style-name="gr75" draw:text-style-name="P29" draw:layer="layout" svg:width="1.267cm" svg:height="8.41cm" svg:x="2.176cm" svg:y="11.686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76" draw:text-style-name="P22" draw:layer="layout" svg:width="8.416cm" svg:height="0.903cm" draw:transform="rotate (1.5707963267949) translate (1.283cm 20.096cm)">
          <draw:text-box>
            <text:p text:style-name="P21"><text:span text:style-name="T18">Ex 12b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77" draw:text-style-name="P20" draw:layer="layout" svg:width="24.763cm" svg:height="8.889cm" svg:x="2.272cm" svg:y="3.176cm">
          <draw:text-box>
            <text:p text:style-name="P18"><text:span text:style-name="T18"/></text:p>
            <text:p text:style-name="P18"><text:span text:style-name="T18"><text:s text:c="4"/></text:span><text:span text:style-name="T18">Bank bank1 (“</text:span><text:span text:style-name="T18"><text:a xlink:href="file://reads1.fa/" xlink:type="simple">file://reads1.fa</text:a></text:span><text:span text:style-name="T18">”);</text:span></text:p>
            <text:p text:style-name="P19"><text:span text:style-name="T18"><text:s text:c="4"/></text:span><text:span text:style-name="T18">Bank bank2 (“file://reads2.fa”);</text:span></text:p>
            <text:p text:style-name="P18"><text:span text:style-name="T18"/></text:p>
            <text:p text:style-name="P19"><text:span text:style-name="T18"><text:s text:c="4"/></text:span><text:span text:style-name="T18">for (auto [seq1,seq2] : zip(bank1,bank2))</text:span></text:p>
            <text:p text:style-name="P18"><text:span text:style-name="T18"><text:s text:c="4"/></text:span><text:span text:style-name="T18">{</text:span></text:p>
            <text:p text:style-name="P19"><text:span text:style-name="T18"><text:s text:c="8"/></text:span><text:span text:style-name="T18">for</text:span><text:span text:style-name="T18"> (auto [nt1,nt2] : zip(seq1,seq2) )</text:span><text:span text:style-name="T18"> <text:s text:c="2"/></text:span></text:p>
            <text:p text:style-name="P19"><text:span text:style-name="T18"><text:s text:c="8"/></text:span><text:span text:style-name="T18">{ <text:s/></text:span></text:p>
            <text:p text:style-name="P19"><text:span text:style-name="T18"><text:s text:c="12"/></text:span><text:span text:style-name="T18">cout &lt;&lt; nt1 &lt;&lt; “ “ &lt;&lt; nt2 &lt;&lt; endl; <text:s text:c="2"/></text:span></text:p>
            <text:p text:style-name="P19"><text:span text:style-name="T18"><text:s text:c="8"/></text:span><text:span text:style-name="T18">}</text:span></text:p>
            <text:p text:style-name="P18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zip banks &amp; sequ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29" draw:layer="layout" svg:width="1.267cm" svg:height="8.88cm" svg:x="2.176cm" svg:y="3.185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  <text:p text:style-name="P28"><text:span text:style-name="T25">13</text:span></text:p>
          </draw:text-box>
        </draw:frame>
        <draw:frame draw:style-name="gr79" draw:text-style-name="P22" draw:layer="layout" svg:width="8.886cm" svg:height="0.903cm" draw:transform="rotate (1.5707963267949) translate (1.283cm 12.065cm)">
          <draw:text-box>
            <text:p text:style-name="P21"><text:span text:style-name="T18">Ex 13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80" draw:text-style-name="P20" draw:layer="layout" svg:width="24.763cm" svg:height="9.379cm" svg:x="2.272cm" svg:y="3.176cm">
          <draw:text-box>
            <text:p text:style-name="P16"><text:span text:style-name="T18"/></text:p>
            <text:p text:style-name="P16"><text:span text:style-name="T18"><text:s text:c="4"/></text:span><text:span text:style-name="T18">Bank bank (“file://album.txt”);</text:span></text:p>
            <text:p text:style-name="P17"><text:span text:style-name="T18"/></text:p>
            <text:p text:style-name="P30"><text:span text:style-name="T18"><text:s text:c="4"/></text:span><text:span text:style-name="T18">for (Bank part : split (bank, 16)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for</text:span><text:span text:style-name="T18"> (const Sequence&amp; seq : part)</text:span></text:p>
            <text:p text:style-name="P30"><text:span text:style-name="T18"><text:s text:c="8"/></text:span><text:span text:style-name="T18">{</text:span></text:p>
            <text:p text:style-name="P30"><text:span text:style-name="T18"><text:s text:c="12"/></text:span><text:span text:style-name="T18">for</text:span><text:span text:style-name="T18"> (auto nt : seq) <text:s text:c="2"/></text:span></text:p>
            <text:p text:style-name="P30"><text:span text:style-name="T18"><text:s text:c="12"/></text:span><text:span text:style-name="T18">{</text:span></text:p>
            <text:p text:style-name="P30"><text:span text:style-name="T18"><text:s text:c="16"/></text:span><text:span text:style-name="T18">cout &lt;&lt; </text:span><text:span text:style-name="T18">nt</text:span><text:span text:style-name="T18"> &lt;&lt; endl; <text:s text:c="2"/></text:span></text:p>
            <text:p text:style-name="P30"><text:span text:style-name="T18"><text:s text:c="12"/></text:span><text:span text:style-name="T18">}</text:span></text:p>
            <text:p text:style-name="P30"><text:span text:style-name="T18"><text:s text:c="8"/></text:span><text:span text:style-name="T18">}</text:span></text:p>
            <text:p text:style-name="P30"><text:span text:style-name="T18"><text:s text:c="4"/></text:span><text:span text:style-name="T18">}</text:span></text:p>
            <text:p text:style-name="P17"><text:span text:style-name="T18"/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split b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29" draw:layer="layout" svg:width="1.267cm" svg:height="9.379cm" svg:x="2.175cm" svg:y="3.184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  <text:p text:style-name="P28"><text:span text:style-name="T25">13</text:span></text:p>
            <text:p text:style-name="P28"><text:span text:style-name="T25">14</text:span></text:p>
          </draw:text-box>
        </draw:frame>
        <draw:frame draw:style-name="gr82" draw:text-style-name="P22" draw:layer="layout" svg:width="9.376cm" svg:height="0.903cm" draw:transform="rotate (1.5707963267949) translate (1.282cm 12.555cm)">
          <draw:text-box>
            <text:p text:style-name="P21"><text:span text:style-name="T18">Ex 14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83" draw:text-style-name="P20" draw:layer="layout" svg:width="24.763cm" svg:height="12.639cm" svg:x="2.272cm" svg:y="3.176cm">
          <draw:text-box>
            <text:p text:style-name="P16"><text:span text:style-name="T18"/></text:p>
            <text:p text:style-name="P16"><text:span text:style-name="T18"><text:s text:c="4"/></text:span><text:span text:style-name="T18">Bank bank (“file://album.txt”);</text:span></text:p>
            <text:p text:style-name="P17"><text:span text:style-name="T18"/></text:p>
            <text:p text:style-name="P30"><text:span text:style-name="T18"><text:s text:c="4"/></text:span><text:span text:style-name="T18">vector&lt;thread&gt; threads;</text:span></text:p>
            <text:p text:style-name="P16"><text:span text:style-name="T18"/></text:p>
            <text:p text:style-name="P33"><text:span text:style-name="T18"><text:s text:c="4"/></text:span><text:span text:style-name="T18">for (Bank part : </text:span><text:span text:style-name="T18">split (bank,16) )</text:span></text:p>
            <text:p text:style-name="P17"><text:span text:style-name="T18"><text:s text:c="4"/></text:span><text:span text:style-name="T18">{</text:span></text:p>
            <text:p text:style-name="P30"><text:span text:style-name="T30"><text:s text:c="8"/></text:span><text:span text:style-name="T30">threads.emplace_back ([] (const Bank&amp; db)</text:span></text:p>
            <text:p text:style-name="P30"><text:span text:style-name="T26"><text:s text:c="8"/></text:span><text:span text:style-name="T26">{</text:span></text:p>
            <text:p text:style-name="P30"><text:span text:style-name="T18"><text:s text:c="12"/></text:span><text:span text:style-name="T18">for (const Sequence&amp; seq : d</text:span><text:span text:style-name="T18">b</text:span><text:span text:style-name="T18">)</text:span></text:p>
            <text:p text:style-name="P30"><text:span text:style-name="T18"><text:s text:c="12"/></text:span><text:span text:style-name="T18">{</text:span></text:p>
            <text:p text:style-name="P30"><text:span text:style-name="T18"><text:s text:c="16"/></text:span><text:span text:style-name="T18">for (auto nt : seq) <text:s text:c="2"/>{ <text:s/>cout &lt;&lt; </text:span><text:span text:style-name="T18">nt</text:span><text:span text:style-name="T18"> &lt;&lt; endl; <text:s text:c="2"/>}</text:span></text:p>
            <text:p text:style-name="P30"><text:span text:style-name="T18"><text:s text:c="12"/></text:span><text:span text:style-name="T18">}</text:span></text:p>
            <text:p text:style-name="P30"><text:span text:style-name="T26"><text:s text:c="8"/></text:span><text:span text:style-name="T26">},</text:span></text:p>
            <text:p text:style-name="P30"><text:span text:style-name="T26"><text:s text:c="8"/></text:span><text:span text:style-name="T26">part</text:span></text:p>
            <text:p text:style-name="P17"><text:span text:style-name="T18"><text:s text:c="4"/></text:span><text:span text:style-name="T18">}</text:span></text:p>
            <text:p text:style-name="P17"><text:span text:style-name="T18"/></text:p>
            <text:p text:style-name="P30"><text:span text:style-name="T18"><text:s text:c="4"/></text:span><text:span text:style-name="T18">for (thread&amp; t : threads) <text:s/>{ t.join(); }</text:span></text:p>
            <text:p text:style-name="P30"><text:span text:style-name="T18"/></text:p>
          </draw:text-box>
        </draw:frame>
        <draw:frame draw:style-name="gr84" draw:text-style-name="P29" draw:layer="layout" svg:width="1.267cm" svg:height="12.639cm" svg:x="2.173cm" svg:y="3.182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  <text:p text:style-name="P28"><text:span text:style-name="T25">13</text:span></text:p>
            <text:p text:style-name="P28"><text:span text:style-name="T25">14</text:span></text:p>
            <text:p text:style-name="P28"><text:span text:style-name="T25">15</text:span></text:p>
            <text:p text:style-name="P28"><text:span text:style-name="T26">16</text:span></text:p>
            <text:p text:style-name="P28"><text:span text:style-name="T26">17</text:span></text:p>
            <text:p text:style-name="P27"><text:span text:style-name="T25">18</text:span></text:p>
            <text:p text:style-name="P27"><text:span text:style-name="T25">19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multithread 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22" draw:layer="layout" svg:width="12.636cm" svg:height="0.903cm" draw:transform="rotate (1.5707963267949) translate (1.281cm 15.815cm)">
          <draw:text-box>
            <text:p text:style-name="P21"><text:span text:style-name="T18">Ex </text:span><text:span text:style-name="T18">15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86" draw:text-style-name="P35" draw:layer="layout" svg:width="24.763cm" svg:height="8.419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16"><text:span text:style-name="T18"><text:s text:c="4"/></text:span><text:span text:style-name="T18">#pragma omp parallel </text:span><text:span text:style-name="T18">for num_threads(16)</text:span></text:p>
            <text:p text:style-name="P30"><text:span text:style-name="T18"/></text:p>
            <text:p text:style-name="P33"><text:span text:style-name="T18"><text:s text:c="4"/></text:span><text:span text:style-name="T18">for (Bank part : </text:span><text:span text:style-name="T18">split (bank,16) )</text:span></text:p>
            <text:p text:style-name="P17"><text:span text:style-name="T18"><text:s text:c="4"/></text:span><text:span text:style-name="T18">{</text:span></text:p>
            <text:p text:style-name="P30"><text:span text:style-name="T18"><text:s text:c="8"/></text:span><text:span text:style-name="T18">for (const </text:span><text:span text:style-name="T18">Sequence&amp; seq : </text:span><text:span text:style-name="T18">part</text:span><text:span text:style-name="T18">)</text:span></text:p>
            <text:p text:style-name="P30"><text:span text:style-name="T18"><text:s text:c="8"/></text:span><text:span text:style-name="T18">{</text:span></text:p>
            <text:p text:style-name="P30"><text:span text:style-name="T18"><text:s text:c="12"/></text:span><text:span text:style-name="T18">for (auto nt </text:span><text:span text:style-name="T18">: seq) <text:s text:c="2"/>{ <text:s/>cout &lt;&lt; </text:span><text:span text:style-name="T18">nt</text:span><text:span text:style-name="T18"> </text:span><text:span text:style-name="T18">&lt;&lt; endl; <text:s text:c="2"/>}</text:span></text:p>
            <text:p text:style-name="P30"><text:span text:style-name="T18"><text:s text:c="8"/></text:span><text:span text:style-name="T18">}</text:span></text:p>
            <text:p text:style-name="P30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multithread 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29" draw:layer="layout" svg:width="1.267cm" svg:height="8.412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88" draw:text-style-name="P22" draw:layer="layout" svg:width="8.417cm" svg:height="0.903cm" draw:transform="rotate (1.5707963267949) translate (1.28cm 11.595cm)">
          <draw:text-box>
            <text:p text:style-name="P21"><text:span text:style-name="T18">Ex 16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89" draw:text-style-name="P35" draw:layer="layout" svg:width="24.763cm" svg:height="8.254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</text:span><text:span text:style-name="T18">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&lt;DI</text:span><text:span text:style-name="T18">RECT&gt; kmodel </text:span><text:span text:style-name="T18">(31); <text:s text:c="2"/>// </text:span><text:span text:style-name="T18">DIRECT, </text:span><text:span text:style-name="T18">REVCOMP or </text:span><text:span text:style-name="T18">CANONICAL</text:span></text:p>
            <text:p text:style-name="P33"><text:span text:style-name="T18"/></text:p>
            <text:p text:style-name="P16"><text:span text:style-name="T18"><text:s text:c="4"/></text:span><text:span text:style-name="T18">for </text:span><text:span text:style-name="T18">(const </text:span><text:span text:style-name="T18">Sequence&amp; </text:span><text:span text:style-name="T18">seq : </text:span><text:span text:style-name="T18">bank</text:span><text:span text:style-name="T18">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for </text:span><text:span text:style-name="T18">(</text:span><text:span text:style-name="T18">KmerModel</text:span><text:span text:style-name="T18">&lt;D</text:span><text:span text:style-name="T18">IRECT&gt;::type </text:span><text:span text:style-name="T18">kmer : </text:span><text:span text:style-name="T18">kmodel(seq))</text:span></text:p>
            <text:p text:style-name="P30"><text:span text:style-name="T18"><text:s text:c="8"/></text:span><text:span text:style-name="T18">{</text:span></text:p>
            <text:p text:style-name="P30"><text:span text:style-name="T18"><text:s text:c="12"/></text:span><text:span text:style-name="T18">cout &lt;&lt; kmer </text:span><text:span text:style-name="T18">&lt;&lt; endl;</text:span></text:p>
            <text:p text:style-name="P30"><text:span text:style-name="T18"><text:s text:c="8"/></text:span><text:span text:style-name="T18">}</text:span></text:p>
            <text:p text:style-name="P30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k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29" draw:layer="layout" svg:width="1.267cm" svg:height="8.24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91" draw:text-style-name="P22" draw:layer="layout" svg:width="8.252cm" svg:height="0.903cm" draw:transform="rotate (1.5707963267949) translate (1.28cm 11.43cm)">
          <draw:text-box>
            <text:p text:style-name="P21"><text:span text:style-name="T18">Ex 17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92" draw:text-style-name="P35" draw:layer="layout" svg:width="24.763cm" svg:height="8.254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&lt;DIRECT&gt; kmodel (31); <text:s text:c="2"/>// DIRECT, REVCOMP or CANONICAL</text:span></text:p>
            <text:p text:style-name="P33"><text:span text:style-name="T18"/></text:p>
            <text:p text:style-name="P16"><text:span text:style-name="T18"><text:s text:c="4"/></text:span><text:span text:style-name="T18">for (const Sequence&amp; seq : </text:span><text:span text:style-name="T18">bank</text:span><text:span text:style-name="T18">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for (</text:span><text:span text:style-name="T18">KmerModel</text:span><text:span text:style-name="T18">&lt;DIRECT&gt;::type kmer : kmodel(seq))</text:span></text:p>
            <text:p text:style-name="P30"><text:span text:style-name="T18"><text:s text:c="8"/></text:span><text:span text:style-name="T18">{</text:span></text:p>
            <text:p text:style-name="P30"><text:span text:style-name="T18"><text:s text:c="12"/></text:span><text:span text:style-name="T18">cout &lt;&lt; kmer &lt;&lt; endl;</text:span></text:p>
            <text:p text:style-name="P30"><text:span text:style-name="T18"><text:s text:c="8"/></text:span><text:span text:style-name="T18">}</text:span></text:p>
            <text:p text:style-name="P30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</text:span><text:span text:style-name="T5">code” : </text:span><text:span text:style-name="T5"><text:s/>k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29" draw:layer="layout" svg:width="1.267cm" svg:height="8.24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94" draw:text-style-name="P22" draw:layer="layout" svg:width="8.252cm" svg:height="0.903cm" draw:transform="rotate (1.5707963267949) translate (1.28cm 11.43cm)">
          <draw:text-box>
            <text:p text:style-name="P21"><text:span text:style-name="T18">Ex 17</text:span></text:p>
          </draw:text-box>
        </draw:frame>
        <draw:custom-shape draw:style-name="gr95" draw:text-style-name="P36" draw:layer="layout" svg:width="14.335cm" svg:height="1.905cm" svg:x="1.28cm" svg:y="12.435cm">
          <text:p text:style-name="P36"><text:span text:style-name="T31">CGT</text:span><text:span text:style-name="T32">ATTCGTAG</text:span><text:span text:style-name="T33">CTTAGCTTAGC</text:span><text:span text:style-name="T33">TAAGATCGGAT</text:span><text:span text:style-name="T33">CC…</text:span></text:p>
          <text:p text:style-name="P37"><text:span text:style-name="T31">CGT</text:span><text:span text:style-name="T33">A</text:span><text:span text:style-name="T32">TTCGTAG</text:span><text:span text:style-name="T32">C</text:span><text:span text:style-name="T33">TTAGCTTAGC</text:span><text:span text:style-name="T33">TAAGATCGGAT</text:span><text:span text:style-name="T33">CC…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5.08cm" svg:height="1.27cm" svg:x="16.175cm" svg:y="12.835cm">
          <text:p text:style-name="P38">DIRECT<text:line-break/></text:p>
          <text:p text:style-name="P38"/>
          <draw:enhanced-geometry svg:viewBox="0 0 21600 21600" draw:text-areas="0 ?f0 ?f5 ?f2" draw:type="right-arrow" draw:modifiers="18870.7734697894 7188.67033831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36" draw:layer="layout" svg:width="4.435cm" svg:height="1.905cm" svg:x="22.225cm" svg:y="12.4cm">
          <text:p text:style-name="P36"><text:span text:style-name="T32">ATTCGTAG</text:span></text:p>
          <text:p text:style-name="P37"><text:span text:style-name="T32">TTCGTAGC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98" draw:text-style-name="P35" draw:layer="layout" svg:width="24.763cm" svg:height="8.254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&lt;DIRECT&gt; kmodel (31); <text:s text:c="2"/>// DIRECT, REVCOMP or CANONICAL</text:span></text:p>
            <text:p text:style-name="P33"><text:span text:style-name="T18"/></text:p>
            <text:p text:style-name="P16"><text:span text:style-name="T18"><text:s text:c="4"/></text:span><text:span text:style-name="T18">for (const Sequence&amp; seq : </text:span><text:span text:style-name="T18">bank</text:span><text:span text:style-name="T18">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for (</text:span><text:span text:style-name="T18">KmerModel</text:span><text:span text:style-name="T18">&lt;DIRECT&gt;::type kmer : kmodel(seq))</text:span></text:p>
            <text:p text:style-name="P30"><text:span text:style-name="T18"><text:s text:c="8"/></text:span><text:span text:style-name="T18">{</text:span></text:p>
            <text:p text:style-name="P30"><text:span text:style-name="T18"><text:s text:c="12"/></text:span><text:span text:style-name="T18">cout &lt;&lt; kmer &lt;&lt; endl;</text:span></text:p>
            <text:p text:style-name="P30"><text:span text:style-name="T18"><text:s text:c="8"/></text:span><text:span text:style-name="T18">}</text:span></text:p>
            <text:p text:style-name="P30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</text:span><text:span text:style-name="T5">k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9" draw:layer="layout" svg:width="1.267cm" svg:height="8.24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100" draw:text-style-name="P22" draw:layer="layout" svg:width="8.252cm" svg:height="0.903cm" draw:transform="rotate (1.5707963267949) translate (1.28cm 11.43cm)">
          <draw:text-box>
            <text:p text:style-name="P21"><text:span text:style-name="T18">Ex 17</text:span></text:p>
          </draw:text-box>
        </draw:frame>
        <draw:custom-shape draw:style-name="gr95" draw:text-style-name="P36" draw:layer="layout" svg:width="14.335cm" svg:height="1.905cm" svg:x="1.28cm" svg:y="12.435cm">
          <text:p text:style-name="P36"><text:span text:style-name="T31">CGT</text:span><text:span text:style-name="T32">ATTCGTAG</text:span><text:span text:style-name="T33">CTTAGCTTAGCTAAGATCGGATCC…</text:span></text:p>
          <text:p text:style-name="P37"><text:span text:style-name="T31">CGT</text:span><text:span text:style-name="T33">A</text:span><text:span text:style-name="T32">TTCGTAGC</text:span><text:span text:style-name="T33">TTAGCTTAGCTAAGATCGGATCC…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5.08cm" svg:height="1.27cm" svg:x="16.175cm" svg:y="12.835cm">
          <text:p text:style-name="P38">DIRECT<text:line-break/></text:p>
          <text:p text:style-name="P38"/>
          <draw:enhanced-geometry svg:viewBox="0 0 21600 21600" draw:text-areas="0 ?f0 ?f5 ?f2" draw:type="right-arrow" draw:modifiers="18870.7734697894 7188.67033831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36" draw:layer="layout" svg:width="4.435cm" svg:height="1.905cm" svg:x="22.225cm" svg:y="12.4cm">
          <text:p text:style-name="P36"><text:span text:style-name="T32">AT</text:span><text:span text:style-name="T32">TC</text:span><text:span text:style-name="T32">GT</text:span><text:span text:style-name="T32">AG</text:span></text:p>
          <text:p text:style-name="P37"><text:span text:style-name="T32">TT</text:span><text:span text:style-name="T32">CG</text:span><text:span text:style-name="T32">TA</text:span><text:span text:style-name="T32">GC</text:span></text:p>
          <draw:enhanced-geometry svg:viewBox="0 0 21600 21600" draw:type="rectangle" draw:enhanced-path="M 0 0 L 21600 0 21600 21600 0 21600 0 0 Z N"/>
        </draw:custom-shape>
        <draw:custom-shape draw:style-name="gr97" draw:text-style-name="P36" draw:layer="layout" svg:width="4.435cm" svg:height="1.905cm" svg:x="22.225cm" svg:y="15.4cm">
          <text:p text:style-name="P36"><text:span text:style-name="T32">CTACGAAT</text:span></text:p>
          <text:p text:style-name="P37"><text:span text:style-name="T32">GCTACGAA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draw:layer="layout" svg:width="14.335cm" svg:height="1.905cm" svg:x="1.281cm" svg:y="15.435cm">
          <text:p text:style-name="P36"><text:span text:style-name="T31">CG</text:span><text:span text:style-name="T31">T</text:span><text:span text:style-name="T32">A</text:span><text:span text:style-name="T32">TT</text:span><text:span text:style-name="T32">CG</text:span><text:span text:style-name="T32">TA</text:span><text:span text:style-name="T32">G</text:span><text:span text:style-name="T33">C</text:span><text:span text:style-name="T33">TT</text:span><text:span text:style-name="T33">AG</text:span><text:span text:style-name="T33">CT</text:span><text:span text:style-name="T33">TA</text:span><text:span text:style-name="T33">GC</text:span><text:span text:style-name="T33">TA</text:span><text:span text:style-name="T33">AG</text:span><text:span text:style-name="T33">AT</text:span><text:span text:style-name="T33">CG</text:span><text:span text:style-name="T33">GA</text:span><text:span text:style-name="T33">TC</text:span><text:span text:style-name="T33">C…</text:span></text:p>
          <text:p text:style-name="P37"><text:span text:style-name="T31">CG</text:span><text:span text:style-name="T31">T</text:span><text:span text:style-name="T33">A</text:span><text:span text:style-name="T32">TT</text:span><text:span text:style-name="T32">CG</text:span><text:span text:style-name="T32">TA</text:span><text:span text:style-name="T32">GC</text:span><text:span text:style-name="T33">TT</text:span><text:span text:style-name="T33">AG</text:span><text:span text:style-name="T33">CT</text:span><text:span text:style-name="T33">TA</text:span><text:span text:style-name="T33">GC</text:span><text:span text:style-name="T33">TA</text:span><text:span text:style-name="T33">AG</text:span><text:span text:style-name="T33">AT</text:span><text:span text:style-name="T33">CG</text:span><text:span text:style-name="T33">GA</text:span><text:span text:style-name="T33">TC</text:span><text:span text:style-name="T33">C…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5.08cm" svg:height="1.27cm" svg:x="16.176cm" svg:y="15.835cm">
          <text:p text:style-name="P38">REVCOMP<text:line-break/></text:p>
          <text:p text:style-name="P38"/>
          <draw:enhanced-geometry svg:viewBox="0 0 21600 21600" draw:text-areas="0 ?f0 ?f5 ?f2" draw:type="right-arrow" draw:modifiers="18870.7734697894 7188.67033831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01" draw:text-style-name="P35" draw:layer="layout" svg:width="24.763cm" svg:height="8.254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&lt;DIRECT&gt; kmodel (31); <text:s text:c="2"/>// DIRECT, REVCOMP or CANONICAL</text:span></text:p>
            <text:p text:style-name="P33"><text:span text:style-name="T18"/></text:p>
            <text:p text:style-name="P16"><text:span text:style-name="T18"><text:s text:c="4"/></text:span><text:span text:style-name="T18">for (const Sequence&amp; seq : </text:span><text:span text:style-name="T18">bank</text:span><text:span text:style-name="T18">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for (</text:span><text:span text:style-name="T18">KmerModel</text:span><text:span text:style-name="T18">&lt;DIRECT&gt;::type kmer : kmodel(seq))</text:span></text:p>
            <text:p text:style-name="P30"><text:span text:style-name="T18"><text:s text:c="8"/></text:span><text:span text:style-name="T18">{</text:span></text:p>
            <text:p text:style-name="P30"><text:span text:style-name="T18"><text:s text:c="12"/></text:span><text:span text:style-name="T18">cout &lt;&lt; kmer &lt;&lt; endl;</text:span></text:p>
            <text:p text:style-name="P30"><text:span text:style-name="T18"><text:s text:c="8"/></text:span><text:span text:style-name="T18">}</text:span></text:p>
            <text:p text:style-name="P30"><text:span text:style-name="T18"><text:s text:c="4"/></text:span><text:span text:style-name="T18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</text:span><text:span text:style-name="T5">i</text:span><text:span text:style-name="T5">c</text:span><text:span text:style-name="T5">e </text:span><text:span text:style-name="T5">c</text:span><text:span text:style-name="T5">o</text:span><text:span text:style-name="T5">d</text:span><text:span text:style-name="T5">e</text:span><text:span text:style-name="T5">” </text:span><text:span text:style-name="T5">: <text:s/></text:span><text:span text:style-name="T5">k</text:span><text:span text:style-name="T5">m</text:span><text:span text:style-name="T5">e</text:span><text:span text:style-name="T5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9" draw:layer="layout" svg:width="1.267cm" svg:height="8.24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draw:frame draw:style-name="gr103" draw:text-style-name="P22" draw:layer="layout" svg:width="8.252cm" svg:height="0.903cm" draw:transform="rotate (1.5707963267949) translate (1.28cm 11.43cm)">
          <draw:text-box>
            <text:p text:style-name="P21"><text:span text:style-name="T18">Ex 17</text:span></text:p>
          </draw:text-box>
        </draw:frame>
        <draw:custom-shape draw:style-name="gr95" draw:text-style-name="P36" draw:layer="layout" svg:width="14.335cm" svg:height="1.905cm" svg:x="1.28cm" svg:y="12.435cm">
          <text:p text:style-name="P36"><text:span text:style-name="T31">CGT</text:span><text:span text:style-name="T32">ATTCGTAG</text:span><text:span text:style-name="T33">CTTAGCTTAGCTAAGATCGGATCC…</text:span></text:p>
          <text:p text:style-name="P37"><text:span text:style-name="T31">CGT</text:span><text:span text:style-name="T33">A</text:span><text:span text:style-name="T32">TTCGTAGC</text:span><text:span text:style-name="T33">TTAGCTTAGCTAAGATCGGATCC…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5.08cm" svg:height="1.27cm" svg:x="16.175cm" svg:y="12.835cm">
          <text:p text:style-name="P38">DIRECT<text:line-break/></text:p>
          <text:p text:style-name="P38"/>
          <draw:enhanced-geometry svg:viewBox="0 0 21600 21600" draw:text-areas="0 ?f0 ?f5 ?f2" draw:type="right-arrow" draw:modifiers="18870.7734697894 7188.67033831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36" draw:layer="layout" svg:width="4.435cm" svg:height="1.905cm" svg:x="22.225cm" svg:y="12.4cm">
          <text:p text:style-name="P36"><text:span text:style-name="T32">ATTCGTAG</text:span></text:p>
          <text:p text:style-name="P37"><text:span text:style-name="T32">TTCGTAGC</text:span></text:p>
          <draw:enhanced-geometry svg:viewBox="0 0 21600 21600" draw:type="rectangle" draw:enhanced-path="M 0 0 L 21600 0 21600 21600 0 21600 0 0 Z N"/>
        </draw:custom-shape>
        <draw:custom-shape draw:style-name="gr97" draw:text-style-name="P36" draw:layer="layout" svg:width="4.435cm" svg:height="1.905cm" svg:x="22.225cm" svg:y="15.4cm">
          <text:p text:style-name="P36"><text:span text:style-name="T32">CTACGAAT</text:span></text:p>
          <text:p text:style-name="P37"><text:span text:style-name="T32">GCTACGAA</text:span></text:p>
          <draw:enhanced-geometry svg:viewBox="0 0 21600 21600" draw:type="rectangle" draw:enhanced-path="M 0 0 L 21600 0 21600 21600 0 21600 0 0 Z N"/>
        </draw:custom-shape>
        <draw:custom-shape draw:style-name="gr97" draw:text-style-name="P36" draw:layer="layout" svg:width="4.435cm" svg:height="1.905cm" svg:x="22.225cm" svg:y="18.4cm">
          <text:p text:style-name="P36"><text:span text:style-name="T32">ATTCGTAG</text:span></text:p>
          <text:p text:style-name="P37"><text:span text:style-name="T32">GCTACGAA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draw:layer="layout" svg:width="14.335cm" svg:height="1.905cm" svg:x="1.281cm" svg:y="15.435cm">
          <text:p text:style-name="P36"><text:span text:style-name="T31">CGT</text:span><text:span text:style-name="T32">ATTCGTAG</text:span><text:span text:style-name="T33">CTTAGCTTAGCTAAGATCGGATCC…</text:span></text:p>
          <text:p text:style-name="P37"><text:span text:style-name="T31">CGT</text:span><text:span text:style-name="T33">A</text:span><text:span text:style-name="T32">TTCGTAGC</text:span><text:span text:style-name="T33">TTAGCTTAGCTAAGATCGGATCC…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5.08cm" svg:height="1.27cm" svg:x="16.176cm" svg:y="15.835cm">
          <text:p text:style-name="P38">REVCOMP<text:line-break/></text:p>
          <text:p text:style-name="P38"/>
          <draw:enhanced-geometry svg:viewBox="0 0 21600 21600" draw:text-areas="0 ?f0 ?f5 ?f2" draw:type="right-arrow" draw:modifiers="18870.7734697894 7188.67033831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36" draw:layer="layout" svg:width="14.335cm" svg:height="1.905cm" svg:x="1.282cm" svg:y="18.435cm">
          <text:p text:style-name="P36"><text:span text:style-name="T31">CGT</text:span><text:span text:style-name="T32">ATTCGTAG</text:span><text:span text:style-name="T33">CTTAGCTTAGC</text:span><text:span text:style-name="T33">TAAGATCGGAT</text:span><text:span text:style-name="T33">CC…</text:span></text:p>
          <text:p text:style-name="P37"><text:span text:style-name="T31">CGT</text:span><text:span text:style-name="T33">A</text:span><text:span text:style-name="T32">TTCGTAG</text:span><text:span text:style-name="T32">C</text:span><text:span text:style-name="T33">TTAGCTTAGC</text:span><text:span text:style-name="T33">TAAGATCGGAT</text:span><text:span text:style-name="T33">CC…</text:span></text:p>
          <draw:enhanced-geometry svg:viewBox="0 0 21600 21600" draw:type="rectangle" draw:enhanced-path="M 0 0 L 21600 0 21600 21600 0 21600 0 0 Z N"/>
        </draw:custom-shape>
        <draw:custom-shape draw:style-name="gr96" draw:text-style-name="P38" draw:layer="layout" svg:width="5.08cm" svg:height="1.27cm" svg:x="16.177cm" svg:y="18.835cm">
          <text:p text:style-name="P38">CANONICAL<text:line-break/></text:p>
          <text:p text:style-name="P38"/>
          <draw:enhanced-geometry svg:viewBox="0 0 21600 21600" draw:text-areas="0 ?f0 ?f5 ?f2" draw:type="right-arrow" draw:modifiers="18870.7734697894 7188.67033831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04" draw:text-style-name="P35" draw:layer="layout" svg:width="24.763cm" svg:height="6.771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&lt;</text:span><text:span text:style-name="T18">DIRECT</text:span><text:span text:style-name="T18">&gt; kmodel (31); <text:s text:c="2"/>// DIRECT, REVCOMP or CANONICAL</text:span></text:p>
            <text:p text:style-name="P33"><text:span text:style-name="T18"/></text:p>
            <text:p text:style-name="P16"><text:span text:style-name="T18"><text:s text:c="4"/></text:span><text:span text:style-name="T18">for (auto kmer : kmodel(bank) 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cout &lt;&lt; kmer &lt;&lt; “ “ &lt;&lt; kmer.revcomp() &lt;&lt; endl;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k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29" draw:layer="layout" svg:width="1.267cm" svg:height="6.771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</draw:text-box>
        </draw:frame>
        <draw:frame draw:style-name="gr106" draw:text-style-name="P22" draw:layer="layout" svg:width="6.77cm" svg:height="0.903cm" draw:transform="rotate (1.5707963267949) translate (1.279cm 9.947cm)">
          <draw:text-box>
            <text:p text:style-name="P21"><text:span text:style-name="T18">Ex 18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07" draw:text-style-name="P35" draw:layer="layout" svg:width="24.763cm" svg:height="6.771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&lt;</text:span><text:span text:style-name="T18">DIRECT</text:span><text:span text:style-name="T18">&gt; </text:span><text:span text:style-name="T18">kmodel (31); <text:s text:c="2"/>// </text:span><text:span text:style-name="T18">DIRECT, REVCOMP or </text:span><text:span text:style-name="T18">CANONICAL</text:span></text:p>
            <text:p text:style-name="P33"><text:span text:style-name="T18"/></text:p>
            <text:p text:style-name="P16"><text:span text:style-name="T18"><text:s text:c="4"/></text:span><text:span text:style-name="T18">for (auto kmer : </text:span><text:span text:style-name="T18">kmodel(bank) 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cout &lt;&lt; kmer </text:span><text:span text:style-name="T18">&lt;&lt; “ “ &lt;&lt; </text:span><text:span text:style-name="T18">kmer.revcomp() &lt;&lt; </text:span><text:span text:style-name="T18">endl;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k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29" draw:layer="layout" svg:width="1.267cm" svg:height="6.771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</draw:text-box>
        </draw:frame>
        <draw:frame draw:style-name="gr109" draw:text-style-name="P22" draw:layer="layout" svg:width="6.77cm" svg:height="0.903cm" draw:transform="rotate (1.5707963267949) translate (1.279cm 9.947cm)">
          <draw:text-box>
            <text:p text:style-name="P21"><text:span text:style-name="T18">Ex 18</text:span></text:p>
          </draw:text-box>
        </draw:frame>
        <draw:frame draw:style-name="gr110" draw:text-style-name="P35" draw:layer="layout" svg:width="24.763cm" svg:height="6.771cm" svg:x="2.272cm" svg:y="11.8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&lt;</text:span><text:span text:style-name="T18">DIRECT</text:span><text:span text:style-name="T18">&gt; </text:span><text:span text:style-name="T18">kmodel (31); <text:s text:c="2"/>// </text:span><text:span text:style-name="T18">DIRECT, REVCOMP or </text:span><text:span text:style-name="T18">CANONICAL</text:span></text:p>
            <text:p text:style-name="P33"><text:span text:style-name="T18"/></text:p>
            <text:p text:style-name="P16"><text:span text:style-name="T18"><text:s text:c="4"/></text:span><text:span text:style-name="T18">for (auto </text:span><text:span text:style-name="T18">[idx,kmer] : </text:span><text:span text:style-name="T18">enumerate(kmodel(b</text:span><text:span text:style-name="T18">ank)) 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cout &lt;&lt; </text:span><text:span text:style-name="T18">kmer &lt;&lt; “ at index </text:span><text:span text:style-name="T18">“ &lt;&lt; idx &lt;&lt; endl;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frame draw:style-name="gr111" draw:text-style-name="P29" draw:layer="layout" svg:width="1.267cm" svg:height="6.771cm" svg:x="2.174cm" svg:y="11.8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</draw:text-box>
        </draw:frame>
        <draw:frame draw:style-name="gr112" draw:text-style-name="P22" draw:layer="layout" svg:width="6.77cm" svg:height="0.903cm" draw:transform="rotate (1.5707963267949) translate (1.279cm 18.647cm)">
          <draw:text-box>
            <text:p text:style-name="P21"><text:span text:style-name="T18">Ex 19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13" draw:text-style-name="P20" draw:layer="layout" svg:width="24.763cm" svg:height="8.889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</text:span><text:span text:style-name="T18">&lt;CANONICAL&gt; kmodel (31); <text:s text:c="2"/>// DIRECT, REVCOMP or </text:span><text:span text:style-name="T18">CANONICAL</text:span></text:p>
            <text:p text:style-name="P33"><text:span text:style-name="T18"/></text:p>
            <text:p text:style-name="P16"><text:span text:style-name="T18"><text:s text:c="4"/></text:span><text:span text:style-name="T18">#pragma omp parallel for </text:span></text:p>
            <text:p text:style-name="P16"><text:span text:style-name="T18"/></text:p>
            <text:p text:style-name="P16"><text:span text:style-name="T18"><text:s text:c="4"/></text:span><text:span text:style-name="T18">for (auto kmer : kmodel(bank) 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cout &lt;&lt; kmer &lt;&lt; endl;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frame draw:style-name="gr114" draw:text-style-name="P22" draw:layer="layout" svg:width="8.889cm" svg:height="0.903cm" draw:transform="rotate (1.5707963267949) translate (1.278cm 12.065cm)">
          <draw:text-box>
            <text:p text:style-name="P21"><text:span text:style-name="T18">Ex 20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k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5" draw:text-style-name="P29" draw:layer="layout" svg:width="1.267cm" svg:height="8.882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  <text:p text:style-name="P28"><text:span text:style-name="T25">13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16" draw:text-style-name="P35" draw:layer="layout" svg:width="24.763cm" svg:height="8.254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</text:span><text:span text:style-name="T18">&lt;DIRECT&gt; kmodel (31);</text:span></text:p>
            <text:p text:style-name="P33"><text:span text:style-name="T18"/></text:p>
            <text:p text:style-name="P33"><text:span text:style-name="T18"><text:s text:c="4"/></text:span><text:span text:style-name="T18">auto myfilter = [] (auto kmer) <text:s/>{ return kmer[0]==’A’; };</text:span></text:p>
            <text:p text:style-name="P33"><text:span text:style-name="T18"/></text:p>
            <text:p text:style-name="P16"><text:span text:style-name="T18"><text:s text:c="4"/></text:span><text:span text:style-name="T18">for (auto kmer : filter(kmodel(bank),myfilter) 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cout &lt;&lt; kmer &lt;&lt; endl;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frame draw:style-name="gr117" draw:text-style-name="P22" draw:layer="layout" svg:width="8.254cm" svg:height="0.903cm" draw:transform="rotate (1.5707963267949) translate (1.278cm 11.43cm)">
          <draw:text-box>
            <text:p text:style-name="P21"><text:span text:style-name="T18">Ex 21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</text:span><text:span text:style-name="T5">code” : <text:s/></text:span><text:span text:style-name="T5">kmer &amp; </text:span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29" draw:layer="layout" svg:width="1.267cm" svg:height="8.24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19" draw:text-style-name="P35" draw:layer="layout" svg:width="24.763cm" svg:height="8.727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</text:span><text:span text:style-name="T18">&lt;DIRECT&gt; kmodel (31);</text:span></text:p>
            <text:p text:style-name="P33"><text:span text:style-name="T18"/></text:p>
            <text:p text:style-name="P33"><text:span text:style-name="T18"><text:s text:c="4"/></text:span><text:span text:style-name="T18">for (auto kmer : kmodel(bank) 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for (auto n : kmer.neighbours&lt;OUTGOING&gt;() )</text:span></text:p>
            <text:p text:style-name="P30"><text:span text:style-name="T18"><text:s text:c="8"/></text:span><text:span text:style-name="T18">{</text:span></text:p>
            <text:p text:style-name="P30"><text:span text:style-name="T18"><text:s text:c="12"/></text:span><text:span text:style-name="T18">cout &lt;&lt; n &lt;&lt; endl;</text:span></text:p>
            <text:p text:style-name="P30"><text:span text:style-name="T18"><text:s text:c="8"/></text:span><text:span text:style-name="T18">}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frame draw:style-name="gr120" draw:text-style-name="P22" draw:layer="layout" svg:width="8.727cm" svg:height="0.903cm" draw:transform="rotate (1.5707963267949) translate (1.278cm 11.903cm)">
          <draw:text-box>
            <text:p text:style-name="P21"><text:span text:style-name="T18">Ex 22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</text:span><text:span text:style-name="T5">kmer &amp; </text:span><text:span text:style-name="T5">neighbo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29" draw:layer="layout" svg:width="1.267cm" svg:height="8.72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  <text:p text:style-name="P28"><text:span text:style-name="T25">13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22" draw:text-style-name="P35" draw:layer="layout" svg:width="24.763cm" svg:height="8.254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Bank bank (“</text:span><text:span text:style-name="T18"><text:a xlink:href="file://album.txt/" xlink:type="simple">file://album.txt</text:a></text:span><text:span text:style-name="T18">”);</text:span></text:p>
            <text:p text:style-name="P33"><text:span text:style-name="T18"/></text:p>
            <text:p text:style-name="P33"><text:span text:style-name="T18"><text:s text:c="4"/></text:span><text:span text:style-name="T18">KmerModel</text:span><text:span text:style-name="T18">&lt;DIRECT&gt; kmodel (31,7);</text:span></text:p>
            <text:p text:style-name="P33"><text:span text:style-name="T18"/></text:p>
            <text:p text:style-name="P33"><text:span text:style-name="T18"><text:s text:c="4"/></text:span><text:span text:style-name="T18">for (auto kmer : kmodel(bank) 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auto [mmer, position, changed] = kmer.minimizer();</text:span></text:p>
            <text:p text:style-name="P30"><text:span text:style-name="T18"/></text:p>
            <text:p text:style-name="P30"><text:span text:style-name="T18"><text:s text:c="8"/></text:span><text:span text:style-name="T18">cout &lt;&lt; “minimizer “ &lt;&lt; </text:span><text:span text:style-name="T18">mmer </text:span><text:span text:style-name="T18">&lt;&lt; “ at “ &lt;&lt; position &lt;&lt; endl;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frame draw:style-name="gr123" draw:text-style-name="P22" draw:layer="layout" svg:width="8.254cm" svg:height="0.903cm" draw:transform="rotate (1.5707963267949) translate (1.278cm 11.43cm)">
          <draw:text-box>
            <text:p text:style-name="P21"><text:span text:style-name="T18">Ex 23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kmer &amp; minimiz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29" draw:layer="layout" svg:width="1.267cm" svg:height="8.24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25" draw:text-style-name="P35" draw:layer="layout" svg:width="24.763cm" svg:height="10.031cm" svg:x="2.272cm" svg:y="3.176cm">
          <draw:text-box>
            <text:p text:style-name="P33"><text:span text:style-name="T18"/></text:p>
            <text:p text:style-name="P33"><text:span text:style-name="T18"><text:s text:c="3"/></text:span><text:span text:style-name="T18"><text:s/></text:span><text:span text:style-name="T18">Ba</text:span><text:span text:style-name="T18">nk </text:span><text:span text:style-name="T18">ba</text:span><text:span text:style-name="T18">nk </text:span><text:span text:style-name="T18">(“</text:span><text:span text:style-name="T18"><text:a xlink:href="file://album.txt/" xlink:type="simple">file://album.txt</text:a></text:span><text:span text:style-name="T18">”)</text:span><text:span text:style-name="T18">;</text:span></text:p>
            <text:p text:style-name="P33"><text:span text:style-name="T18"/></text:p>
            <text:p text:style-name="P33"><text:span text:style-name="T18"><text:s text:c="3"/></text:span><text:span text:style-name="T18"><text:s/></text:span><text:span text:style-name="T18">Km</text:span><text:span text:style-name="T18">er</text:span><text:span text:style-name="T18">Mo</text:span><text:span text:style-name="T18">de</text:span><text:span text:style-name="T18">l</text:span><text:span text:style-name="T18">&lt;</text:span><text:span text:style-name="T18">DI</text:span><text:span text:style-name="T18">RE</text:span><text:span text:style-name="T18">CT</text:span><text:span text:style-name="T18">&gt; </text:span><text:span text:style-name="T18">km</text:span><text:span text:style-name="T18">od</text:span><text:span text:style-name="T18">el </text:span><text:span text:style-name="T18">(3</text:span><text:span text:style-name="T18">1,</text:span><text:span text:style-name="T18">7)</text:span><text:span text:style-name="T18">;</text:span></text:p>
            <text:p text:style-name="P33"><text:span text:style-name="T18"/></text:p>
            <text:p text:style-name="P33"><text:span text:style-name="T18"><text:s text:c="3"/></text:span><text:span text:style-name="T18"><text:s/></text:span><text:span text:style-name="T18">fo</text:span><text:span text:style-name="T18">r </text:span><text:span text:style-name="T18">(c</text:span><text:span text:style-name="T18">on</text:span><text:span text:style-name="T18">st </text:span><text:span text:style-name="T18">Se</text:span><text:span text:style-name="T18">qu</text:span><text:span text:style-name="T18">en</text:span><text:span text:style-name="T18">ce</text:span><text:span text:style-name="T18">&amp; </text:span><text:span text:style-name="T18">se</text:span><text:span text:style-name="T18">q </text:span><text:span text:style-name="T18">: </text:span><text:span text:style-name="T18">ba</text:span><text:span text:style-name="T18">nk</text:span><text:span text:style-name="T18">)</text:span></text:p>
            <text:p text:style-name="P33"><text:span text:style-name="T18"><text:s text:c="3"/></text:span><text:span text:style-name="T18"><text:s/></text:span><text:span text:style-name="T18">{</text:span></text:p>
            <text:p text:style-name="P33"><text:span text:style-name="T18"><text:s text:c="3"/></text:span><text:span text:style-name="T18"><text:s text:c="3"/></text:span><text:span text:style-name="T18"><text:s text:c="2"/></text:span><text:span text:style-name="T18">fo</text:span><text:span text:style-name="T18">r </text:span><text:span text:style-name="T18">(a</text:span><text:span text:style-name="T18">ut</text:span><text:span text:style-name="T18">o&amp; </text:span><text:span text:style-name="T18">[s</text:span><text:span text:style-name="T18">se</text:span><text:span text:style-name="T18">q,</text:span><text:span text:style-name="T18">mm</text:span><text:span text:style-name="T18">er</text:span><text:span text:style-name="T18">] </text:span><text:span text:style-name="T18">: </text:span><text:span text:style-name="T18">km</text:span><text:span text:style-name="T18">od</text:span><text:span text:style-name="T18">el</text:span><text:span text:style-name="T18">.s</text:span><text:span text:style-name="T18">up</text:span><text:span text:style-name="T18">er</text:span><text:span text:style-name="T18">km</text:span><text:span text:style-name="T18">er</text:span><text:span text:style-name="T18">s(</text:span><text:span text:style-name="T18">se</text:span><text:span text:style-name="T18">q) </text:span><text:span text:style-name="T18">)</text:span></text:p>
            <text:p text:style-name="P33"><text:span text:style-name="T18"><text:s text:c="3"/></text:span><text:span text:style-name="T18"><text:s text:c="3"/></text:span><text:span text:style-name="T18"><text:s text:c="2"/></text:span><text:span text:style-name="T18">{</text:span></text:p>
            <text:p text:style-name="P33"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co</text:span><text:span text:style-name="T18">ut </text:span><text:span text:style-name="T18">&lt;&lt; </text:span><text:span text:style-name="T18">“ </text:span><text:span text:style-name="T18">su</text:span><text:span text:style-name="T18">pe</text:span><text:span text:style-name="T18">rk</text:span><text:span text:style-name="T18">me</text:span><text:span text:style-name="T18">r: </text:span><text:span text:style-name="T18">“ </text:span><text:span text:style-name="T18">&lt;&lt; </text:span><text:span text:style-name="T18">s</text:span><text:span text:style-name="T18">s</text:span><text:span text:style-name="T18">eq</text:span><text:span text:style-name="T18">.t</text:span><text:span text:style-name="T18">oS</text:span><text:span text:style-name="T18">tr</text:span><text:span text:style-name="T18">in</text:span><text:span text:style-name="T18">g(</text:span><text:span text:style-name="T18">)</text:span></text:p>
            <text:p text:style-name="P33"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2"/></text:span><text:span text:style-name="T18">&lt;&lt; </text:span><text:span text:style-name="T18">“ </text:span><text:span text:style-name="T18">mi</text:span><text:span text:style-name="T18">ni</text:span><text:span text:style-name="T18">mi</text:span><text:span text:style-name="T18">ze</text:span><text:span text:style-name="T18">r: </text:span><text:span text:style-name="T18">“ </text:span><text:span text:style-name="T18">&lt;&lt; </text:span><text:span text:style-name="T18">mm</text:span><text:span text:style-name="T18">er</text:span></text:p>
            <text:p text:style-name="P33"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2"/></text:span><text:span text:style-name="T18">&lt;&lt; </text:span><text:span text:style-name="T18">en</text:span><text:span text:style-name="T18">dl</text:span><text:span text:style-name="T18">;</text:span></text:p>
            <text:p text:style-name="P33"><text:span text:style-name="T18"><text:s text:c="3"/></text:span><text:span text:style-name="T18"><text:s text:c="3"/></text:span><text:span text:style-name="T18"><text:s text:c="2"/></text:span><text:span text:style-name="T18">}</text:span></text:p>
            <text:p text:style-name="P33"><text:span text:style-name="T18"><text:s text:c="3"/></text:span><text:span text:style-name="T18"><text:s/></text:span><text:span text:style-name="T18">}</text:span></text:p>
            <text:p text:style-name="P33"><text:span text:style-name="T18"/></text:p>
          </draw:text-box>
        </draw:frame>
        <draw:frame draw:style-name="gr126" draw:text-style-name="P22" draw:layer="layout" svg:width="10.031cm" svg:height="0.903cm" draw:transform="rotate (1.5707963267949) translate (1.278cm 13.207cm)">
          <draw:text-box>
            <text:p text:style-name="P21"><text:span text:style-name="T18">Ex 24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super k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29" draw:layer="layout" svg:width="1.267cm" svg:height="10.031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  <text:p text:style-name="P28"><text:span text:style-name="T25">13</text:span></text:p>
            <text:p text:style-name="P28"><text:span text:style-name="T25">14</text:span></text:p>
            <text:p text:style-name="P28"><text:span text:style-name="T25">15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28" draw:text-style-name="P35" draw:layer="layout" svg:width="24.763cm" svg:height="8.254cm" svg:x="2.272cm" svg:y="3.176cm">
          <draw:text-box>
            <text:p text:style-name="P33"><text:span text:style-name="T18"/></text:p>
            <text:p text:style-name="P33"><text:span text:style-name="T18"><text:s text:c="4"/></text:span><text:span text:style-name="T18">KmerModel</text:span><text:span text:style-name="T18">&lt;DIRECT&gt; kmodel (15);</text:span></text:p>
            <text:p text:style-name="P33"><text:span text:style-name="T18"/></text:p>
            <text:p text:style-name="P33"><text:span text:style-name="T18"><text:s text:c="4"/></text:span><text:span text:style-name="T18">for (auto kmer : kmodel)</text:span></text:p>
            <text:p text:style-name="P30"><text:span text:style-name="T18"><text:s text:c="4"/></text:span><text:span text:style-name="T18">{</text:span></text:p>
            <text:p text:style-name="P30"><text:span text:style-name="T18"><text:s text:c="8"/></text:span><text:span text:style-name="T18">cout &lt;&lt; kmer &lt;&lt; endl;</text:span></text:p>
            <text:p text:style-name="P30"><text:span text:style-name="T18"><text:s text:c="4"/></text:span><text:span text:style-name="T18">}</text:span></text:p>
            <text:p text:style-name="P30"><text:span text:style-name="T18"/></text:p>
          </draw:text-box>
        </draw:frame>
        <draw:frame draw:style-name="gr129" draw:text-style-name="P22" draw:layer="layout" svg:width="8.254cm" svg:height="0.903cm" draw:transform="rotate (1.5707963267949) translate (1.278cm 11.43cm)">
          <draw:text-box>
            <text:p text:style-name="P21"><text:span text:style-name="T18">Ex 25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“</text:span><text:span text:style-name="T5">nice code” : <text:s/></text:span><text:span text:style-name="T5">all k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9" draw:layer="layout" svg:width="1.267cm" svg:height="8.247cm" svg:x="2.174cm" svg:y="3.183cm">
          <draw:text-box>
            <text:p text:style-name="P27"><text:span text:style-name="T25"><text:s/></text:span><text:span text:style-name="T25">1</text:span></text:p>
            <text:p text:style-name="P27"><text:span text:style-name="T25"><text:s/></text:span><text:span text:style-name="T25">2</text:span></text:p>
            <text:p text:style-name="P27"><text:span text:style-name="T25"><text:s/></text:span><text:span text:style-name="T25">3</text:span></text:p>
            <text:p text:style-name="P28"><text:span text:style-name="T25"><text:s/></text:span><text:span text:style-name="T25">4</text:span></text:p>
            <text:p text:style-name="P28"><text:span text:style-name="T25"><text:s/></text:span><text:span text:style-name="T25">5</text:span></text:p>
            <text:p text:style-name="P27"><text:span text:style-name="T25"><text:s/></text:span><text:span text:style-name="T25">6</text:span></text:p>
            <text:p text:style-name="P27"><text:span text:style-name="T25"><text:s/></text:span><text:span text:style-name="T25">7</text:span></text:p>
            <text:p text:style-name="P27"><text:span text:style-name="T25"><text:s/></text:span><text:span text:style-name="T25">8</text:span></text:p>
            <text:p text:style-name="P27"><text:span text:style-name="T25"><text:s/></text:span><text:span text:style-name="T25">9</text:span></text:p>
            <text:p text:style-name="P28"><text:span text:style-name="T26">10</text:span></text:p>
            <text:p text:style-name="P28"><text:span text:style-name="T26">11</text:span></text:p>
            <text:p text:style-name="P28"><text:span text:style-name="T25">1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3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API</text:span></text:p>
          <text:p text:style-name="P2"><text:span text:style-name="T2">sket</text:span><text:span text:style-name="T2">ch</text:span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33" draw:text-style-name="P41" draw:layer="layout" svg:width="26.035cm" svg:height="9.862cm" svg:x="1.171cm" svg:y="1.143cm">
          <draw:text-box>
            <text:p text:style-name="P39"><text:span text:style-name="T34">struct</text:span><text:span text:style-name="T35"> </text:span><text:span text:style-name="T36">Sequence </text:span></text:p>
            <text:p text:style-name="P40"><text:span text:style-name="T35">{</text:span></text:p>
            <text:p text:style-name="P40"><text:span text:style-name="T35"><text:s text:c="4"/></text:span><text:span text:style-name="T34">using</text:span><text:span text:style-name="T35"> </text:span><text:span text:style-name="T36">type_t</text:span><text:span text:style-name="T35"> = </text:span><text:span text:style-name="T35">uint8_t;</text:span></text:p>
            <text:p text:style-name="P40"><text:span text:style-name="T37"/></text:p>
            <text:p text:style-name="P40"><text:span text:style-name="T35"><text:s text:c="4"/></text:span><text:span text:style-name="T35">size_t </text:span><text:span text:style-name="T38">size</text:span><text:span text:style-name="T35">() </text:span><text:span text:style-name="T34">const</text:span><text:span text:style-name="T35">;</text:span></text:p>
            <text:p text:style-name="P40"><text:span text:style-name="T37"/></text:p>
            <text:p text:style-name="P40"><text:span text:style-name="T35"><text:s text:c="4"/></text:span><text:span text:style-name="T36">type_t</text:span><text:span text:style-name="T35"> </text:span><text:span text:style-name="T38">operator[]</text:span><text:span text:style-name="T35"> </text:span><text:span text:style-name="T35">(size_t i) </text:span><text:span text:style-name="T34">const</text:span><text:span text:style-name="T35">;</text:span></text:p>
            <text:p text:style-name="P40"><text:span text:style-name="T37"/></text:p>
            <text:p text:style-name="P40"><text:span text:style-name="T35"><text:s text:c="4"/></text:span><text:span text:style-name="T35">iterator </text:span><text:span text:style-name="T38">begin</text:span><text:span text:style-name="T35">(); <text:s text:c="3"/></text:span></text:p>
            <text:p text:style-name="P40"><text:span text:style-name="T35"><text:s text:c="4"/></text:span><text:span text:style-name="T35">iterator </text:span><text:span text:style-name="T38">end</text:span><text:span text:style-name="T35"> <text:s/>(); <text:s text:c="3"/></text:span></text:p>
            <text:p text:style-name="P40"><text:span text:style-name="T35"><text:s text:c="4"/></text:span></text:p>
            <text:p text:style-name="P40"><text:span text:style-name="T35"><text:s text:c="4"/></text:span><text:span text:style-name="T34">const</text:span><text:span text:style-name="T35"> std::string&amp; </text:span><text:span text:style-name="T38">comment</text:span><text:span text:style-name="T35"> () <text:s/></text:span><text:span text:style-name="T34">const</text:span><text:span text:style-name="T35">;</text:span></text:p>
            <text:p text:style-name="P40"><text:span text:style-name="T35"><text:s text:c="4"/></text:span><text:span text:style-name="T34">const</text:span><text:span text:style-name="T35"> std::string&amp; </text:span><text:span text:style-name="T38">quality</text:span><text:span text:style-name="T35"> () <text:s/></text:span><text:span text:style-name="T34">const</text:span><text:span text:style-name="T35">;</text:span></text:p>
            <text:p text:style-name="P40"><text:span text:style-name="T35">};</text:span></text:p>
            <text:p text:style-name="P40"><text:span text:style-name="T35"/></text:p>
            <text:p text:style-name="P40"><text:span text:style-name="T34">template</text:span><text:span text:style-name="T38">&lt;</text:span><text:span text:style-name="T34">typename</text:span><text:span text:style-name="T38"> </text:span><text:span text:style-name="T39">FILTER</text:span><text:span text:style-name="T38">&gt; </text:span><text:span text:style-name="T38"><text:s/></text:span><text:span text:style-name="T35">Sequence</text:span><text:span text:style-name="T38"> filter (</text:span><text:span text:style-name="T34">const</text:span><text:span text:style-name="T38"> </text:span><text:span text:style-name="T35">Sequence&amp; seq</text:span><text:span text:style-name="T38">, </text:span><text:span text:style-name="T39">FILTER</text:span><text:span text:style-name="T38"> </text:span><text:span text:style-name="T35">filter</text:span><text:span text:style-name="T38">);</text:span></text:p>
            <text:p text:style-name="P40"><text:span text:style-name="T38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34" draw:text-style-name="P41" draw:layer="layout" svg:width="26.035cm" svg:height="9.862cm" svg:x="1.171cm" svg:y="1.143cm">
          <draw:text-box>
            <text:p text:style-name="P39"><text:span text:style-name="T34">struct</text:span><text:span text:style-name="T35"> </text:span><text:span text:style-name="T36">Sequence </text:span></text:p>
            <text:p text:style-name="P40"><text:span text:style-name="T35">{</text:span></text:p>
            <text:p text:style-name="P40"><text:span text:style-name="T35"><text:s text:c="4"/></text:span><text:span text:style-name="T34">using</text:span><text:span text:style-name="T35"> </text:span><text:span text:style-name="T36">type_t</text:span><text:span text:style-name="T35"> = uint8_t;</text:span></text:p>
            <text:p text:style-name="P40"><text:span text:style-name="T37"/></text:p>
            <text:p text:style-name="P40"><text:span text:style-name="T35"><text:s text:c="4"/></text:span><text:span text:style-name="T35">size_t </text:span><text:span text:style-name="T38">size</text:span><text:span text:style-name="T35">() </text:span><text:span text:style-name="T34">const</text:span><text:span text:style-name="T35">;</text:span></text:p>
            <text:p text:style-name="P40"><text:span text:style-name="T37"/></text:p>
            <text:p text:style-name="P40"><text:span text:style-name="T35"><text:s text:c="4"/></text:span><text:span text:style-name="T36">type_t</text:span><text:span text:style-name="T35"> </text:span><text:span text:style-name="T38">operator[]</text:span><text:span text:style-name="T35"> (size_t i) </text:span><text:span text:style-name="T34">const</text:span><text:span text:style-name="T35">;</text:span></text:p>
            <text:p text:style-name="P40"><text:span text:style-name="T37"/></text:p>
            <text:p text:style-name="P40"><text:span text:style-name="T35"><text:s text:c="4"/></text:span><text:span text:style-name="T35">iterator </text:span><text:span text:style-name="T38">begin</text:span><text:span text:style-name="T35">(); <text:s text:c="3"/></text:span></text:p>
            <text:p text:style-name="P40"><text:span text:style-name="T35"><text:s text:c="4"/></text:span><text:span text:style-name="T35">iterator </text:span><text:span text:style-name="T38">end</text:span><text:span text:style-name="T35"> <text:s/>(); <text:s text:c="3"/></text:span></text:p>
            <text:p text:style-name="P40"><text:span text:style-name="T35"><text:s text:c="4"/></text:span></text:p>
            <text:p text:style-name="P40"><text:span text:style-name="T35"><text:s text:c="4"/></text:span><text:span text:style-name="T34">const</text:span><text:span text:style-name="T35"> std::string&amp; </text:span><text:span text:style-name="T38">comment</text:span><text:span text:style-name="T35"> () <text:s/></text:span><text:span text:style-name="T34">const</text:span><text:span text:style-name="T35">;</text:span></text:p>
            <text:p text:style-name="P40"><text:span text:style-name="T35"><text:s text:c="4"/></text:span><text:span text:style-name="T34">const</text:span><text:span text:style-name="T35"> std::string&amp; </text:span><text:span text:style-name="T38">quality</text:span><text:span text:style-name="T35"> () <text:s/></text:span><text:span text:style-name="T34">const</text:span><text:span text:style-name="T35">;</text:span></text:p>
            <text:p text:style-name="P40"><text:span text:style-name="T35">};</text:span></text:p>
            <text:p text:style-name="P40"><text:span text:style-name="T35"/></text:p>
            <text:p text:style-name="P40"><text:span text:style-name="T34">template</text:span><text:span text:style-name="T38">&lt;</text:span><text:span text:style-name="T34">typename</text:span><text:span text:style-name="T38"> </text:span><text:span text:style-name="T39">FILTER</text:span><text:span text:style-name="T38">&gt; <text:s/></text:span><text:span text:style-name="T35">Sequence</text:span><text:span text:style-name="T38"> filter (</text:span><text:span text:style-name="T34">const</text:span><text:span text:style-name="T38"> </text:span><text:span text:style-name="T35">Sequence&amp; seq</text:span><text:span text:style-name="T38">, </text:span><text:span text:style-name="T39">FILTER</text:span><text:span text:style-name="T38"> </text:span><text:span text:style-name="T35">filter</text:span><text:span text:style-name="T38">);</text:span></text:p>
            <text:p text:style-name="P40"><text:span text:style-name="T38"/></text:p>
          </draw:text-box>
        </draw:frame>
        <draw:frame draw:style-name="gr135" draw:text-style-name="P45" draw:layer="layout" svg:width="26.035cm" svg:height="8.371cm" svg:x="1.171cm" svg:y="11.644cm">
          <draw:text-box>
            <text:p text:style-name="P42"><text:span text:style-name="T34">struct</text:span><text:span text:style-name="T35"> </text:span><text:span text:style-name="T36">Bank</text:span></text:p>
            <text:p text:style-name="P43"><text:span text:style-name="T40">{</text:span></text:p>
            <text:p text:style-name="P42"><text:span text:style-name="T35"><text:s text:c="4"/></text:span><text:span text:style-name="T34">using</text:span><text:span text:style-name="T35"> </text:span><text:span text:style-name="T36">sequence_t</text:span><text:span text:style-name="T35"> = Sequence;</text:span></text:p>
            <text:p text:style-name="P42"><text:span text:style-name="T35"><text:s text:c="4"/></text:span><text:span text:style-name="T34">using</text:span><text:span text:style-name="T35"> </text:span><text:span text:style-name="T36">stats_t</text:span><text:span text:style-name="T35"> <text:s text:c="3"/>= uint64_t;</text:span></text:p>
            <text:p text:style-name="P43"><text:span text:style-name="T40"><text:s text:c="4"/></text:span></text:p>
            <text:p text:style-name="P43"><text:span text:style-name="T40"><text:s text:c="4"/></text:span><text:span text:style-name="T40">iterator </text:span><text:span text:style-name="T38">begin</text:span><text:span text:style-name="T40">(); <text:s text:c="3"/></text:span></text:p>
            <text:p text:style-name="P43"><text:span text:style-name="T40"><text:s text:c="4"/></text:span><text:span text:style-name="T40">iterator </text:span><text:span text:style-name="T38">end</text:span><text:span text:style-name="T40"> <text:s/>(); <text:s text:c="3"/></text:span></text:p>
            <text:p text:style-name="P43"><text:span text:style-name="T40"><text:s text:c="8"/></text:span></text:p>
            <text:p text:style-name="P42"><text:span text:style-name="T35"><text:s text:c="4"/></text:span><text:span text:style-name="T35">tuple&lt;</text:span><text:span text:style-name="T36">stats_t</text:span><text:span text:style-name="T35">,</text:span><text:span text:style-name="T36">stats_t</text:span><text:span text:style-name="T35">,</text:span><text:span text:style-name="T36">stats_t</text:span><text:span text:style-name="T35">&gt; </text:span><text:span text:style-name="T38">estimate</text:span><text:span text:style-name="T35"> (); <text:s/></text:span><text:span text:style-name="T41">// [number, totalSize, maxSize] </text:span></text:p>
            <text:p text:style-name="P43"><text:span text:style-name="T40">};</text:span></text:p>
            <text:p text:style-name="P42"><text:span text:style-name="T42"><text:s text:c="29"/></text:span><text:span text:style-name="T42">Bank </text:span><text:span text:style-name="T38">split</text:span><text:span text:style-name="T42"> <text:s/>(</text:span><text:span text:style-name="T34">const</text:span><text:span text:style-name="T42"> Bank&amp; bank, size_t <text:s text:c="2"/>nbSplits);</text:span></text:p>
            <text:p text:style-name="P44"><text:span text:style-name="T34">template</text:span><text:span text:style-name="T38">&lt;</text:span><text:span text:style-name="T34">typename</text:span><text:span text:style-name="T38"> </text:span><text:span text:style-name="T39">FILTER</text:span><text:span text:style-name="T38">&gt; <text:s text:c="3"/></text:span><text:span text:style-name="T35">Bank</text:span><text:span text:style-name="T38"> filter (</text:span><text:span text:style-name="T34">const</text:span><text:span text:style-name="T38"> </text:span><text:span text:style-name="T35">Bank&amp; bank</text:span><text:span text:style-name="T38">, </text:span><text:span text:style-name="T39">FILTER</text:span><text:span text:style-name="T38"> <text:s text:c="2"/></text:span><text:span text:style-name="T35">filter</text:span><text:span text:style-name="T38">);</text:span></text:p>
            <text:p text:style-name="P44"><text:span text:style-name="T34">template</text:span><text:span text:style-name="T42">&lt;</text:span><text:span text:style-name="T34">typename</text:span><text:span text:style-name="T42"> </text:span><text:span text:style-name="T39">PROGRESS</text:span><text:span text:style-name="T42">&gt; <text:s/>Bank </text:span><text:span text:style-name="T38">notify</text:span><text:span text:style-name="T42"> (</text:span><text:span text:style-name="T34">const</text:span><text:span text:style-name="T42"> Bank&amp; bank, </text:span><text:span text:style-name="T39">PROGRESS</text:span><text:span text:style-name="T42"> progress);</text:span></text:p>
            <text:p text:style-name="P44"><text:span text:style-name="T43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36" draw:text-style-name="P48" draw:layer="layout" svg:width="26.035cm" svg:height="15.331cm" svg:x="1.171cm" svg:y="1.143cm">
          <draw:text-box>
            <text:p text:style-name="P46"><text:span text:style-name="T44">enum</text:span><text:span text:style-name="T35"> KmerKind_e { </text:span><text:span text:style-name="T45">DIRECT</text:span><text:span text:style-name="T35">, </text:span><text:span text:style-name="T45">REVCOMP</text:span><text:span text:style-name="T35">, </text:span><text:span text:style-name="T45">CANONICAL</text:span><text:span text:style-name="T35"> };</text:span></text:p>
            <text:p text:style-name="P46"><text:span text:style-name="T41"/></text:p>
            <text:p text:style-name="P46"><text:span text:style-name="T44">template</text:span><text:span text:style-name="T35"> &lt;KmerKind_e </text:span><text:span text:style-name="T46">MODEL, int KSIZE, int MSIZE</text:span><text:span text:style-name="T35">&gt;</text:span></text:p>
            <text:p text:style-name="P46"><text:span text:style-name="T44">struct</text:span><text:span text:style-name="T35"> </text:span><text:span text:style-name="T36">Model</text:span></text:p>
            <text:p text:style-name="P47"><text:span text:style-name="T41">{</text:span></text:p>
            <text:p text:style-name="P46"><text:span text:style-name="T35"><text:s text:c="4"/></text:span><text:span text:style-name="T44">struct</text:span><text:span text:style-name="T35"> </text:span><text:span text:style-name="T36">Kmer</text:span></text:p>
            <text:p text:style-name="P47"><text:span text:style-name="T41"><text:s text:c="4"/></text:span><text:span text:style-name="T41">{</text:span></text:p>
            <text:p text:style-name="P46"><text:span text:style-name="T35"><text:s text:c="8"/></text:span><text:span text:style-name="T44">using</text:span><text:span text:style-name="T35"> </text:span><text:span text:style-name="T36">hash_t</text:span><text:span text:style-name="T35"> <text:s text:c="5"/>= uint64_t;</text:span></text:p>
            <text:p text:style-name="P46"><text:span text:style-name="T35"><text:s text:c="8"/></text:span><text:span text:style-name="T44">using</text:span><text:span text:style-name="T35"> </text:span><text:span text:style-name="T36">nucleotid_t</text:span><text:span text:style-name="T35"> = uint8_t;</text:span></text:p>
            <text:p text:style-name="P47"><text:span text:style-name="T41"><text:s text:c="8"/></text:span></text:p>
            <text:p text:style-name="P46"><text:span text:style-name="T35"><text:s text:c="8"/></text:span><text:span text:style-name="T36">Kmer</text:span><text:span text:style-name="T35"> revcomp() </text:span><text:span text:style-name="T44">const</text:span><text:span text:style-name="T35">;</text:span></text:p>
            <text:p text:style-name="P47"><text:span text:style-name="T41"><text:s text:c="8"/></text:span></text:p>
            <text:p text:style-name="P46"><text:span text:style-name="T35"><text:s text:c="8"/></text:span><text:span text:style-name="T36">nucleotid_t</text:span><text:span text:style-name="T35"> <text:s/>operator[] (size_t idx);</text:span></text:p>
            <text:p text:style-name="P47"><text:span text:style-name="T41"><text:s text:c="8"/></text:span></text:p>
            <text:p text:style-name="P46"><text:span text:style-name="T35"><text:s text:c="8"/></text:span><text:span text:style-name="T36">hash_t</text:span><text:span text:style-name="T35"> operator* ();</text:span></text:p>
            <text:p text:style-name="P47"><text:span text:style-name="T41"><text:s text:c="8"/></text:span></text:p>
            <text:p text:style-name="P46"><text:span text:style-name="T35"><text:s text:c="8"/></text:span><text:span text:style-name="T35">tuple&lt;</text:span><text:span text:style-name="T36">Kmer</text:span><text:span text:style-name="T35">,size_t,</text:span><text:span text:style-name="T44">bool</text:span><text:span text:style-name="T35">&gt; minimizer(); <text:s/></text:span><text:span text:style-name="T41">// </text:span><text:span text:style-name="T47">mmer</text:span><text:span text:style-name="T41">, position, changed</text:span></text:p>
            <text:p text:style-name="P47"><text:span text:style-name="T41"><text:s text:c="4"/></text:span><text:span text:style-name="T41">};</text:span></text:p>
            <text:p text:style-name="P47"><text:span text:style-name="T41"><text:s text:c="4"/></text:span></text:p>
            <text:p text:style-name="P46"><text:span text:style-name="T35"><text:s text:c="4"/></text:span><text:span text:style-name="T44">template</text:span><text:span text:style-name="T35">&lt;</text:span><text:span text:style-name="T44">typename</text:span><text:span text:style-name="T35"> </text:span><text:span text:style-name="T46">OUTPUT</text:span><text:span text:style-name="T35">&gt; </text:span><text:span text:style-name="T46">OUTPUT</text:span><text:span text:style-name="T35"> <text:s/>operator() (</text:span><text:span text:style-name="T44">const</text:span><text:span text:style-name="T35"> Bank&amp; <text:s text:c="4"/>bank); </text:span></text:p>
            <text:p text:style-name="P46"><text:span text:style-name="T35"><text:s text:c="4"/></text:span><text:span text:style-name="T44">template</text:span><text:span text:style-name="T35">&lt;</text:span><text:span text:style-name="T44">typename</text:span><text:span text:style-name="T35"> </text:span><text:span text:style-name="T46">OUTPUT</text:span><text:span text:style-name="T35">&gt; </text:span><text:span text:style-name="T46">OUTPUT</text:span><text:span text:style-name="T35"> <text:s/>operator() (</text:span><text:span text:style-name="T44">const</text:span><text:span text:style-name="T35"> Sequence&amp; seq); </text:span></text:p>
            <text:p text:style-name="P47"><text:span text:style-name="T41"><text:s text:c="4"/></text:span></text:p>
            <text:p text:style-name="P46"><text:span text:style-name="T35"><text:s text:c="4"/></text:span><text:span text:style-name="T44">template</text:span><text:span text:style-name="T35">&lt;</text:span><text:span text:style-name="T44">typename</text:span><text:span text:style-name="T35"> </text:span><text:span text:style-name="T46">OUTPUT</text:span><text:span text:style-name="T35">&gt; </text:span><text:span text:style-name="T46">OUTPUT</text:span><text:span text:style-name="T35"> neighboursOutgoing();</text:span></text:p>
            <text:p text:style-name="P46"><text:span text:style-name="T35"><text:s text:c="4"/></text:span><text:span text:style-name="T44">template</text:span><text:span text:style-name="T35">&lt;</text:span><text:span text:style-name="T44">typename</text:span><text:span text:style-name="T35"> </text:span><text:span text:style-name="T46">OUTPUT</text:span><text:span text:style-name="T35">&gt; </text:span><text:span text:style-name="T46">OUTPUT</text:span><text:span text:style-name="T35"> neighboursIngoing();</text:span></text:p>
            <text:p text:style-name="P47"><text:span text:style-name="T41">};</text:span></text:p>
            <text:p text:style-name="P47"><text:span text:style-name="T4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37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In </text:span><text:span text:style-name="T2">BPL </text:span><text:span text:style-name="T2"><text:line-break/></text:span><text:span text:style-name="T2">cont</text:span><text:span text:style-name="T2">ext</text:span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49" draw:layer="layout" svg:width="26.035cm" svg:height="9.699cm" svg:x="1.272cm" svg:y="3.176cm">
          <draw:text-box>
            <text:p text:style-name="P7"><text:span text:style-name="T6">Number of </text:span><text:span text:style-name="T6">sequences </text:span><text:span text:style-name="T6">having N </text:span><text:span text:style-name="T6">different </text:span><text:span text:style-name="T6">minimizers</text:span></text:p>
            <text:list text:style-name="L1">
              <text:list-item>
                <text:list>
                  <text:list-item>
                    <text:p text:style-name="P8"><text:span text:style-name="T7">Using the Bank / </text:span><text:span text:style-name="T7">Kmers facilities</text:span></text:p>
                  </text:list-item>
                  <text:list-item>
                    <text:p text:style-name="P8"><text:span text:style-name="T7">Using the BPL</text:span></text:p>
                    <text:p text:style-name="P8"><text:span text:style-name="T7"/></text:p>
                  </text:list-item>
                </text:list>
              </text:list-item>
            </text:list>
            <text:p text:style-name="P7"><text:span text:style-name="T6">Code runnable <text:s/></text:span><text:span text:style-name="T6">on different </text:span><text:span text:style-name="T6">architectures</text:span></text:p>
            <text:list text:continue-numbering="true" text:style-name="L1">
              <text:list-item>
                <text:list>
                  <text:list-item>
                    <text:p text:style-name="P7"><text:span text:style-name="T7">UPMEM</text:span></text:p>
                  </text:list-item>
                  <text:list-item>
                    <text:p text:style-name="P7"><text:span text:style-name="T7">Multi-cor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40" draw:text-style-name="P51" draw:layer="layout" svg:width="7.992cm" svg:height="0.902cm" svg:x="2.396cm" svg:y="2.34cm">
          <draw:text-box>
            <text:p text:style-name="P50"><text:span text:style-name="T48">ma</text:span><text:span text:style-name="T48">in</text:span><text:span text:style-name="T48">.c</text:span><text:span text:style-name="T48">pp</text:span></text:p>
          </draw:text-box>
        </draw:frame>
        <draw:frame draw:style-name="gr141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frame draw:style-name="gr142" draw:text-style-name="P56" draw:layer="layout" svg:width="23.638cm" svg:height="5.687cm" svg:x="2.397cm" svg:y="3.242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</text:span><text:span text:style-name="T52">**argv)</text:span></text:p>
            <text:p text:style-name="P55"><text:span text:style-name="T54">{</text:span></text:p>
            <text:p text:style-name="P55"><text:span text:style-name="T52"><text:s text:c="4"/></text:span><text:span text:style-name="T52">Bank bank </text:span><text:span text:style-name="T52">(“file://manyreads.fa.gz”</text:span><text:span text:style-name="T52">);</text:span></text:p>
            <text:p text:style-name="P55"><text:span text:style-name="T54"/></text:p>
            <text:p text:style-name="P55"><text:span text:style-name="T52"><text:s text:c="4"/></text:span><text:span text:style-name="T52">Launcher&lt;ArchUPMEM&gt; </text:span><text:span text:style-name="T52">launcher </text:span><text:span text:style-name="T52">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</text:span><text:span text:style-name="T52">launcher.run&lt;MinimizersDi</text:span><text:span text:style-name="T52">strib&gt; </text:span><text:span text:style-name="T52">(split&lt;ArchUPMEM::Tasklet</text:span><text:span text:style-name="T52">&gt;(bank), 31, 7);</text:span></text:p>
            <text:p text:style-name="P55"><text:span text:style-name="T54">}</text:span></text:p>
          </draw:text-box>
        </draw:frame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draw:style-name="gr143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44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45" draw:text-style-name="P58" draw:layer="layout" svg:width="9.825cm" svg:height="0.8cm" svg:x="14.94cm" svg:y="5.48cm">
          <text:p text:style-name="P57"><text:span text:style-name="T56">We want to use a bank made of </text:span><text:span text:style-name="T56">r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9" draw:layer="layout" svg:width="0.635cm" svg:height="1.27cm" draw:transform="rotate (-1.5707963267949) translate (15.028cm 5.5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28cm" svg:height="1.905cm" svg:x="0cm" svg:y="0cm">
          <text:p text:style-name="P5"><text:span text:style-name="T5">Ex: </text:span><text:span text:style-name="T5">computing </text:span><text:span text:style-name="T5">minimizers </text:span><text:span text:style-name="T5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148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49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45" draw:text-style-name="P58" draw:layer="layout" svg:width="9.825cm" svg:height="0.8cm" svg:x="15.94cm" svg:y="5.18cm">
          <text:p text:style-name="P57"><text:span text:style-name="T56">We </text:span><text:span text:style-name="T56">us</text:span><text:span text:style-name="T56">e </text:span><text:span text:style-name="T56">10 </text:span><text:span text:style-name="T56">ran</text:span><text:span text:style-name="T56">ks </text:span><text:span text:style-name="T56">of </text:span><text:span text:style-name="T56">the </text:span><text:span text:style-name="T56">UP</text:span><text:span text:style-name="T56">ME</text:span><text:span text:style-name="T56">M </text:span><text:span text:style-name="T56">arc</text:span><text:span text:style-name="T56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59" draw:layer="layout" svg:width="0.635cm" svg:height="1.27cm" draw:transform="rotate (-1.5707963267949) translate (18.448cm 6.427cm)">
            <text:p/>
            <draw:enhanced-geometry svg:viewBox="0 0 21600 21600" draw:text-areas="?f0 0 ?f2 ?f5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0" draw:text-style-name="P59" draw:layer="layout" svg:width="0.314cm" svg:height="1.001cm" svg:x="18.136cm" svg:y="5.896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9.825cm" svg:height="3.959cm" svg:x="8.94cm" svg:y="11.281cm">
          <text:p text:style-name="P23"><text:span text:style-name="T57">UPMEM target</text:span></text:p>
          <draw:enhanced-geometry svg:viewBox="0 0 21600 21600" draw:path-stretchpoint-x="10800" draw:path-stretchpoint-y="10800" draw:text-areas="?f3 ?f4 ?f5 ?f6" draw:type="round-rectangle" draw:modifiers="1625.45454545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153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54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45" draw:text-style-name="P58" draw:layer="layout" svg:width="9.825cm" svg:height="0.8cm" svg:x="15.94cm" svg:y="5.28cm">
          <text:p text:style-name="P57"><text:span text:style-name="T56">We split the bank, one chunk per </text:span><text:span text:style-name="T56">task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9" draw:layer="layout" svg:width="0.635cm" svg:height="1.27cm" svg:x="19.685cm" svg:y="5.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9.825cm" svg:height="3.959cm" svg:x="8.94cm" svg:y="11.281cm">
          <text:p text:style-name="P23"><text:span text:style-name="T57">UPMEM target</text:span></text:p>
          <draw:enhanced-geometry svg:viewBox="0 0 21600 21600" draw:path-stretchpoint-x="10800" draw:path-stretchpoint-y="10800" draw:text-areas="?f3 ?f4 ?f5 ?f6" draw:type="round-rectangle" draw:modifiers="1625.45454545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57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58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frame draw:style-name="gr159" draw:text-style-name="P56" draw:layer="layout" svg:width="24.273cm" svg:height="5.687cm" svg:x="2.397cm" svg:y="3.242cm">
          <draw:text-box>
            <text:p text:style-name="P55"><text:span text:style-name="T51">#</text:span><text:span text:style-name="T51">i</text:span><text:span text:style-name="T51">n</text:span><text:span text:style-name="T51">c</text:span><text:span text:style-name="T51">l</text:span><text:span text:style-name="T51">u</text:span><text:span text:style-name="T51">d</text:span><text:span text:style-name="T51">e</text:span><text:span text:style-name="T52"> </text:span><text:span text:style-name="T53">&lt;</text:span><text:span text:style-name="T53">b</text:span><text:span text:style-name="T53">p</text:span><text:span text:style-name="T53">l</text:span><text:span text:style-name="T53">.</text:span><text:span text:style-name="T53">h</text:span><text:span text:style-name="T53">p</text:span><text:span text:style-name="T53">p</text:span><text:span text:style-name="T53">&gt;</text:span></text:p>
            <text:p text:style-name="P55"><text:span text:style-name="T51">#</text:span><text:span text:style-name="T51">i</text:span><text:span text:style-name="T51">n</text:span><text:span text:style-name="T51">c</text:span><text:span text:style-name="T51">l</text:span><text:span text:style-name="T51">u</text:span><text:span text:style-name="T51">d</text:span><text:span text:style-name="T51">e</text:span><text:span text:style-name="T52"> </text:span><text:span text:style-name="T53">&lt;</text:span><text:span text:style-name="T53">M</text:span><text:span text:style-name="T53">i</text:span><text:span text:style-name="T53">n</text:span><text:span text:style-name="T53">i</text:span><text:span text:style-name="T53">m</text:span><text:span text:style-name="T53">i</text:span><text:span text:style-name="T53">z</text:span><text:span text:style-name="T53">e</text:span><text:span text:style-name="T53">r</text:span><text:span text:style-name="T53">s</text:span><text:span text:style-name="T53">D</text:span><text:span text:style-name="T53">i</text:span><text:span text:style-name="T53">s</text:span><text:span text:style-name="T53">t</text:span><text:span text:style-name="T53">r</text:span><text:span text:style-name="T53">i</text:span><text:span text:style-name="T53">b</text:span><text:span text:style-name="T53">.</text:span><text:span text:style-name="T53">h</text:span><text:span text:style-name="T53">p</text:span><text:span text:style-name="T53">p</text:span><text:span text:style-name="T53">&gt;</text:span></text:p>
            <text:p text:style-name="P55"><text:span text:style-name="T54"/></text:p>
            <text:p text:style-name="P55"><text:span text:style-name="T51">i</text:span><text:span text:style-name="T51">n</text:span><text:span text:style-name="T51">t</text:span><text:span text:style-name="T52"> </text:span><text:span text:style-name="T55">m</text:span><text:span text:style-name="T55">a</text:span><text:span text:style-name="T55">i</text:span><text:span text:style-name="T55">n</text:span><text:span text:style-name="T55"> </text:span><text:span text:style-name="T52">(</text:span><text:span text:style-name="T51">i</text:span><text:span text:style-name="T51">n</text:span><text:span text:style-name="T51">t</text:span><text:span text:style-name="T52"> </text:span><text:span text:style-name="T52">a</text:span><text:span text:style-name="T52">r</text:span><text:span text:style-name="T52">g</text:span><text:span text:style-name="T52">c</text:span><text:span text:style-name="T52">,</text:span><text:span text:style-name="T52"> </text:span><text:span text:style-name="T51">c</text:span><text:span text:style-name="T51">h</text:span><text:span text:style-name="T51">a</text:span><text:span text:style-name="T51">r</text:span><text:span text:style-name="T52"> </text:span><text:span text:style-name="T52">*</text:span><text:span text:style-name="T52">*</text:span><text:span text:style-name="T52">a</text:span><text:span text:style-name="T52">r</text:span><text:span text:style-name="T52">g</text:span><text:span text:style-name="T52">v</text:span><text:span text:style-name="T52">)</text:span></text:p>
            <text:p text:style-name="P55"><text:span text:style-name="T54">{</text:span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2">B</text:span><text:span text:style-name="T52">a</text:span><text:span text:style-name="T52">n</text:span><text:span text:style-name="T52">k</text:span><text:span text:style-name="T52"> </text:span><text:span text:style-name="T52">b</text:span><text:span text:style-name="T52">a</text:span><text:span text:style-name="T52">n</text:span><text:span text:style-name="T52">k</text:span><text:span text:style-name="T52"> </text:span><text:span text:style-name="T52">(</text:span><text:span text:style-name="T52">“</text:span><text:span text:style-name="T52">f</text:span><text:span text:style-name="T52">i</text:span><text:span text:style-name="T52">l</text:span><text:span text:style-name="T52">e</text:span><text:span text:style-name="T52">:</text:span><text:span text:style-name="T52">/</text:span><text:span text:style-name="T52">/</text:span><text:span text:style-name="T52">m</text:span><text:span text:style-name="T52">a</text:span><text:span text:style-name="T52">n</text:span><text:span text:style-name="T52">y</text:span><text:span text:style-name="T52">r</text:span><text:span text:style-name="T52">e</text:span><text:span text:style-name="T52">a</text:span><text:span text:style-name="T52">d</text:span><text:span text:style-name="T52">s</text:span><text:span text:style-name="T52">.</text:span><text:span text:style-name="T52">f</text:span><text:span text:style-name="T52">a</text:span><text:span text:style-name="T52">.</text:span><text:span text:style-name="T52">g</text:span><text:span text:style-name="T52">z</text:span><text:span text:style-name="T52">”</text:span><text:span text:style-name="T52">)</text:span><text:span text:style-name="T52">;</text:span></text:p>
            <text:p text:style-name="P55"><text:span text:style-name="T54"/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&lt;</text:span><text:span text:style-name="T52">A</text:span><text:span text:style-name="T52">r</text:span><text:span text:style-name="T52">c</text:span><text:span text:style-name="T52">h</text:span><text:span text:style-name="T52">M</text:span><text:span text:style-name="T52">u</text:span><text:span text:style-name="T52">l</text:span><text:span text:style-name="T52">t</text:span><text:span text:style-name="T52">i</text:span><text:span text:style-name="T52">c</text:span><text:span text:style-name="T52">o</text:span><text:span text:style-name="T52">r</text:span><text:span text:style-name="T52">e</text:span><text:span text:style-name="T52">&gt;</text:span><text:span text:style-name="T52"> 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 </text:span><text:span text:style-name="T52">(</text:span><text:span text:style-name="T52">A</text:span><text:span text:style-name="T52">r</text:span><text:span text:style-name="T52">c</text:span><text:span text:style-name="T52">h</text:span><text:span text:style-name="T52">M</text:span><text:span text:style-name="T52">u</text:span><text:span text:style-name="T52">l</text:span><text:span text:style-name="T52">t</text:span><text:span text:style-name="T52">i</text:span><text:span text:style-name="T52">c</text:span><text:span text:style-name="T52">o</text:span><text:span text:style-name="T52">r</text:span><text:span text:style-name="T52">e</text:span><text:span text:style-name="T52">:</text:span><text:span text:style-name="T52">:</text:span><text:span text:style-name="T52">T</text:span><text:span text:style-name="T52">h</text:span><text:span text:style-name="T52">r</text:span><text:span text:style-name="T52">e</text:span><text:span text:style-name="T52">a</text:span><text:span text:style-name="T52">d</text:span><text:span text:style-name="T52">(</text:span><text:span text:style-name="T52">1</text:span><text:span text:style-name="T52">6</text:span><text:span text:style-name="T52">)</text:span><text:span text:style-name="T52">)</text:span><text:span text:style-name="T52">;</text:span></text:p>
            <text:p text:style-name="P55"><text:span text:style-name="T54"/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4">a</text:span><text:span text:style-name="T54">u</text:span><text:span text:style-name="T54">t</text:span><text:span text:style-name="T54">o</text:span><text:span text:style-name="T52"> </text:span><text:span text:style-name="T52">r</text:span><text:span text:style-name="T52">e</text:span><text:span text:style-name="T52">s</text:span><text:span text:style-name="T52">u</text:span><text:span text:style-name="T52">l</text:span><text:span text:style-name="T52">t</text:span><text:span text:style-name="T52"> </text:span><text:span text:style-name="T52">=</text:span><text:span text:style-name="T52"> 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.</text:span><text:span text:style-name="T52">r</text:span><text:span text:style-name="T52">u</text:span><text:span text:style-name="T52">n</text:span><text:span text:style-name="T52">&lt;</text:span><text:span text:style-name="T52">M</text:span><text:span text:style-name="T52">i</text:span><text:span text:style-name="T52">n</text:span><text:span text:style-name="T52">i</text:span><text:span text:style-name="T52">m</text:span><text:span text:style-name="T52">i</text:span><text:span text:style-name="T52">z</text:span><text:span text:style-name="T52">e</text:span><text:span text:style-name="T52">r</text:span><text:span text:style-name="T52">s</text:span><text:span text:style-name="T52">D</text:span><text:span text:style-name="T52">i</text:span><text:span text:style-name="T52">s</text:span><text:span text:style-name="T52">t</text:span><text:span text:style-name="T52">r</text:span><text:span text:style-name="T52">i</text:span><text:span text:style-name="T52">b</text:span><text:span text:style-name="T52">&gt;</text:span><text:span text:style-name="T52"> </text:span><text:span text:style-name="T52">(</text:span><text:span text:style-name="T52">s</text:span><text:span text:style-name="T52">p</text:span><text:span text:style-name="T52">l</text:span><text:span text:style-name="T52">i</text:span><text:span text:style-name="T52">t</text:span><text:span text:style-name="T52">&lt;</text:span><text:span text:style-name="T52">A</text:span><text:span text:style-name="T52">r</text:span><text:span text:style-name="T52">c</text:span><text:span text:style-name="T52">h</text:span><text:span text:style-name="T52">M</text:span><text:span text:style-name="T52">u</text:span><text:span text:style-name="T52">l</text:span><text:span text:style-name="T52">t</text:span><text:span text:style-name="T52">i</text:span><text:span text:style-name="T52">c</text:span><text:span text:style-name="T52">o</text:span><text:span text:style-name="T52">r</text:span><text:span text:style-name="T52">e</text:span><text:span text:style-name="T52">:</text:span><text:span text:style-name="T52">:</text:span><text:span text:style-name="T52">T</text:span><text:span text:style-name="T52">h</text:span><text:span text:style-name="T52">r</text:span><text:span text:style-name="T52">e</text:span><text:span text:style-name="T52">a</text:span><text:span text:style-name="T52">d</text:span><text:span text:style-name="T52">&gt;</text:span><text:span text:style-name="T52">(</text:span><text:span text:style-name="T52">b</text:span><text:span text:style-name="T52">a</text:span><text:span text:style-name="T52">n</text:span><text:span text:style-name="T52">k</text:span><text:span text:style-name="T52">)</text:span><text:span text:style-name="T52">,</text:span><text:span text:style-name="T52"> </text:span><text:span text:style-name="T52">3</text:span><text:span text:style-name="T52">1</text:span><text:span text:style-name="T52">,</text:span><text:span text:style-name="T52"> </text:span><text:span text:style-name="T52">7</text:span><text:span text:style-name="T52">)</text:span><text:span text:style-name="T52">;</text:span></text:p>
            <text:p text:style-name="P55"><text:span text:style-name="T54">}</text:span></text:p>
          </draw:text-box>
        </draw:frame>
        <draw:custom-shape draw:style-name="gr145" draw:text-style-name="P58" draw:layer="layout" svg:width="9.825cm" svg:height="0.8cm" svg:x="15.94cm" svg:y="5.28cm">
          <text:p text:style-name="P57"><text:span text:style-name="T56">We split the bank, one chunk </text:span><text:span text:style-name="T56">per 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9" draw:layer="layout" svg:width="0.635cm" svg:height="1.27cm" svg:x="19.685cm" svg:y="5.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28cm" svg:height="1.905cm" svg:x="0cm" svg:y="0cm">
          <text:p text:style-name="P5"><text:span text:style-name="T5">Ex: </text:span><text:span text:style-name="T5">computing </text:span><text:span text:style-name="T5">minimizers </text:span><text:span text:style-name="T5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9.825cm" svg:height="3.959cm" svg:x="8.94cm" svg:y="11.281cm">
          <text:p text:style-name="P23"><text:span text:style-name="T57">Multi-core target</text:span></text:p>
          <draw:enhanced-geometry svg:viewBox="0 0 21600 21600" draw:path-stretchpoint-x="10800" draw:path-stretchpoint-y="10800" draw:text-areas="?f3 ?f4 ?f5 ?f6" draw:type="round-rectangle" draw:modifiers="1625.45454545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160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draw:frame draw:style-name="gr161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62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bank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distrib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163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164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165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66" draw:text-style-name="P58" draw:layer="layout" svg:width="13.055cm" svg:height="0.8cm" svg:x="10.44cm" svg:y="9.381cm">
          <text:p text:style-name="P57"><text:span text:style-name="T56">BPL will dispatch to the ‘MinimizersDistrib::run’ </text:span><text:span text:style-name="T56">metho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59" draw:layer="layout" svg:width="0.635cm" svg:height="1.458cm" svg:x="12.901cm" svg:y="7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8" draw:text-style-name="P59" draw:layer="layout" svg:width="0.635cm" svg:height="1.749cm" draw:transform="rotate (0.785398163397448) translate (10.355cm 10.535cm)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28cm" svg:height="1.905cm" svg:x="0cm" svg:y="0cm">
          <text:p text:style-name="P5"><text:span text:style-name="T5">E</text:span><text:span text:style-name="T5">x</text:span><text:span text:style-name="T5">: </text:span><text:span text:style-name="T5">c</text:span><text:span text:style-name="T5">o</text:span><text:span text:style-name="T5">m</text:span><text:span text:style-name="T5">p</text:span><text:span text:style-name="T5">u</text:span><text:span text:style-name="T5">ti</text:span><text:span text:style-name="T5">n</text:span><text:span text:style-name="T5">g </text:span><text:span text:style-name="T5">m</text:span><text:span text:style-name="T5">i</text:span><text:span text:style-name="T5">n</text:span><text:span text:style-name="T5">i</text:span><text:span text:style-name="T5">m</text:span><text:span text:style-name="T5">i</text:span><text:span text:style-name="T5">z</text:span><text:span text:style-name="T5">e</text:span><text:span text:style-name="T5">r</text:span><text:span text:style-name="T5">s </text:span><text:span text:style-name="T5">d</text:span><text:span text:style-name="T5">i</text:span><text:span text:style-name="T5">s</text:span><text:span text:style-name="T5">t</text:span><text:span text:style-name="T5">ri</text:span><text:span text:style-name="T5">b</text:span><text:span text:style-name="T5">u</text:span><text:span text:style-name="T5">ti</text:span><text:span text:style-name="T5">o</text:span><text:span text:style-name="T5">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draw:style-name="gr169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70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</text:span><text:span text:style-name="T55">bank</text:span><text:span text:style-name="T52">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171" draw:text-style-name="P51" draw:layer="layout" svg:width="7.62cm" svg:height="0.865cm" svg:x="2.388cm" svg:y="9.177cm">
          <draw:text-box>
            <text:p text:style-name="P50"><text:span text:style-name="T48">Mi</text:span><text:span text:style-name="T48">ni</text:span><text:span text:style-name="T48">mi</text:span><text:span text:style-name="T48">ze</text:span><text:span text:style-name="T48">rs</text:span><text:span text:style-name="T48">Di</text:span><text:span text:style-name="T48">st</text:span><text:span text:style-name="T48">ri</text:span><text:span text:style-name="T48">b.</text:span><text:span text:style-name="T48">hp</text:span><text:span text:style-name="T48">p</text:span></text:p>
          </draw:text-box>
        </draw:frame>
        <draw:frame draw:style-name="gr172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173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74" draw:text-style-name="P58" draw:layer="layout" svg:width="12.725cm" svg:height="0.8cm" svg:x="11.77cm" svg:y="9.525cm">
          <text:p text:style-name="P57"><text:span text:style-name="T56">We get the bank part specific to </text:span><text:span text:style-name="T56">the current task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9" draw:layer="layout" svg:width="0.635cm" svg:height="1.27cm" svg:x="13.71cm" svg:y="10.2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5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draw:style-name="gr176" draw:text-style-name="P51" draw:layer="layout" svg:width="7.992cm" svg:height="0.902cm" svg:x="2.396cm" svg:y="2.34cm">
          <draw:text-box>
            <text:p text:style-name="P50"><text:span text:style-name="T48">ma</text:span><text:span text:style-name="T48">in</text:span><text:span text:style-name="T48">.c</text:span><text:span text:style-name="T48">pp</text:span></text:p>
          </draw:text-box>
        </draw:frame>
        <draw:frame draw:style-name="gr177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</text:span><text:span text:style-name="T52">tuid, </text:span><text:span text:style-name="T54">const</text:span><text:span text:style-name="T52"> </text:span><text:span text:style-name="T60">Bank</text:span><text:span text:style-name="T52">&amp; bank, </text:span><text:span text:style-name="T52">uint16_t </text:span><text:span text:style-name="T55">kmerSize</text:span><text:span text:style-name="T52">, </text:span><text:span text:style-name="T52">uint16_t </text:span><text:span text:style-name="T55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</text:span><text:span text:style-name="T52">kmodel (</text:span><text:span text:style-name="T52">kmerSize</text:span><text:span text:style-name="T52">, </text:span><text:span text:style-name="T52">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</text:span><text:span text:style-name="T52">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</text:span><text:span text:style-name="T52">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</text:span><text:span text:style-name="T52">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</text:span><text:span text:style-name="T52">[mmer, position, changed] </text:span><text:span text:style-name="T52">= kmer.minimizer(); <text:s text:c="2"/></text:span></text:p>
            <text:p text:style-name="P61"><text:span text:style-name="T52"><text:s text:c="15"/></text:span><text:span text:style-name="T52">if </text:span><text:span text:style-name="T52">(changed) <text:s/>{ </text:span><text:span text:style-name="T52">nbMinimizers </text:span><text:span text:style-name="T52">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</text:span><text:span text:style-name="T52">[nbMinimizers &gt;= </text:span><text:span text:style-name="T52">distrib</text:span><text:span text:style-name="T52">.size() ? 0 : </text:span><text:span text:style-name="T52">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178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179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180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74" draw:text-style-name="P58" draw:layer="layout" svg:width="12.725cm" svg:height="0.8cm" svg:x="11.77cm" svg:y="9.525cm">
          <text:p text:style-name="P57"><text:span text:style-name="T56">We also retrieve parameters for the kmer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9" draw:layer="layout" svg:width="0.635cm" svg:height="1.27cm" svg:x="17.71cm" svg:y="10.2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59" draw:layer="layout" svg:width="0.635cm" svg:height="1.27cm" svg:x="22.11cm" svg:y="10.2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1" draw:text-style-name="P56" draw:layer="layout" svg:width="23.638cm" svg:height="5.687cm" svg:x="2.397cm" svg:y="3.243cm">
          <draw:text-box>
            <text:p text:style-name="P55"><text:span text:style-name="T51">#</text:span><text:span text:style-name="T51">i</text:span><text:span text:style-name="T51">n</text:span><text:span text:style-name="T51">c</text:span><text:span text:style-name="T51">l</text:span><text:span text:style-name="T51">u</text:span><text:span text:style-name="T51">d</text:span><text:span text:style-name="T51">e</text:span><text:span text:style-name="T52"> </text:span><text:span text:style-name="T53">&lt;</text:span><text:span text:style-name="T53">b</text:span><text:span text:style-name="T53">p</text:span><text:span text:style-name="T53">l</text:span><text:span text:style-name="T53">.</text:span><text:span text:style-name="T53">h</text:span><text:span text:style-name="T53">p</text:span><text:span text:style-name="T53">p</text:span><text:span text:style-name="T53">&gt;</text:span></text:p>
            <text:p text:style-name="P55"><text:span text:style-name="T51">#</text:span><text:span text:style-name="T51">i</text:span><text:span text:style-name="T51">n</text:span><text:span text:style-name="T51">c</text:span><text:span text:style-name="T51">l</text:span><text:span text:style-name="T51">u</text:span><text:span text:style-name="T51">d</text:span><text:span text:style-name="T51">e</text:span><text:span text:style-name="T52"> </text:span><text:span text:style-name="T53">&lt;</text:span><text:span text:style-name="T53">M</text:span><text:span text:style-name="T53">i</text:span><text:span text:style-name="T53">n</text:span><text:span text:style-name="T53">i</text:span><text:span text:style-name="T53">m</text:span><text:span text:style-name="T53">i</text:span><text:span text:style-name="T53">z</text:span><text:span text:style-name="T53">e</text:span><text:span text:style-name="T53">r</text:span><text:span text:style-name="T53">s</text:span><text:span text:style-name="T53">D</text:span><text:span text:style-name="T53">i</text:span><text:span text:style-name="T53">s</text:span><text:span text:style-name="T53">t</text:span><text:span text:style-name="T53">r</text:span><text:span text:style-name="T53">i</text:span><text:span text:style-name="T53">b</text:span><text:span text:style-name="T53">.</text:span><text:span text:style-name="T53">h</text:span><text:span text:style-name="T53">p</text:span><text:span text:style-name="T53">p</text:span><text:span text:style-name="T53">&gt;</text:span></text:p>
            <text:p text:style-name="P55"><text:span text:style-name="T54"/></text:p>
            <text:p text:style-name="P55"><text:span text:style-name="T51">i</text:span><text:span text:style-name="T51">n</text:span><text:span text:style-name="T51">t</text:span><text:span text:style-name="T52"> </text:span><text:span text:style-name="T55">m</text:span><text:span text:style-name="T55">a</text:span><text:span text:style-name="T55">i</text:span><text:span text:style-name="T55">n</text:span><text:span text:style-name="T55"> </text:span><text:span text:style-name="T52">(</text:span><text:span text:style-name="T51">i</text:span><text:span text:style-name="T51">n</text:span><text:span text:style-name="T51">t</text:span><text:span text:style-name="T52"> </text:span><text:span text:style-name="T52">a</text:span><text:span text:style-name="T52">r</text:span><text:span text:style-name="T52">g</text:span><text:span text:style-name="T52">c</text:span><text:span text:style-name="T52">,</text:span><text:span text:style-name="T52"> </text:span><text:span text:style-name="T51">c</text:span><text:span text:style-name="T51">h</text:span><text:span text:style-name="T51">a</text:span><text:span text:style-name="T51">r</text:span><text:span text:style-name="T52"> </text:span><text:span text:style-name="T52">*</text:span><text:span text:style-name="T52">*</text:span><text:span text:style-name="T52">a</text:span><text:span text:style-name="T52">r</text:span><text:span text:style-name="T52">g</text:span><text:span text:style-name="T52">v</text:span><text:span text:style-name="T52">)</text:span></text:p>
            <text:p text:style-name="P55"><text:span text:style-name="T54">{</text:span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2">B</text:span><text:span text:style-name="T52">a</text:span><text:span text:style-name="T52">n</text:span><text:span text:style-name="T52">k</text:span><text:span text:style-name="T52"> </text:span><text:span text:style-name="T52">b</text:span><text:span text:style-name="T52">a</text:span><text:span text:style-name="T52">n</text:span><text:span text:style-name="T52">k</text:span><text:span text:style-name="T52"> </text:span><text:span text:style-name="T52">(</text:span><text:span text:style-name="T52">“</text:span><text:span text:style-name="T52">f</text:span><text:span text:style-name="T52">i</text:span><text:span text:style-name="T52">l</text:span><text:span text:style-name="T52">e</text:span><text:span text:style-name="T52">:</text:span><text:span text:style-name="T52">/</text:span><text:span text:style-name="T52">/</text:span><text:span text:style-name="T52">m</text:span><text:span text:style-name="T52">a</text:span><text:span text:style-name="T52">n</text:span><text:span text:style-name="T52">y</text:span><text:span text:style-name="T52">r</text:span><text:span text:style-name="T52">e</text:span><text:span text:style-name="T52">a</text:span><text:span text:style-name="T52">d</text:span><text:span text:style-name="T52">s</text:span><text:span text:style-name="T52">.</text:span><text:span text:style-name="T52">f</text:span><text:span text:style-name="T52">a</text:span><text:span text:style-name="T52">.</text:span><text:span text:style-name="T52">g</text:span><text:span text:style-name="T52">z</text:span><text:span text:style-name="T52">”</text:span><text:span text:style-name="T52">)</text:span><text:span text:style-name="T52">;</text:span></text:p>
            <text:p text:style-name="P55"><text:span text:style-name="T54"/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&lt;</text:span><text:span text:style-name="T52">A</text:span><text:span text:style-name="T52">r</text:span><text:span text:style-name="T52">c</text:span><text:span text:style-name="T52">h</text:span><text:span text:style-name="T52">U</text:span><text:span text:style-name="T52">P</text:span><text:span text:style-name="T52">M</text:span><text:span text:style-name="T52">E</text:span><text:span text:style-name="T52">M</text:span><text:span text:style-name="T52">&gt;</text:span><text:span text:style-name="T52"> 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 </text:span><text:span text:style-name="T52">(</text:span><text:span text:style-name="T52">A</text:span><text:span text:style-name="T52">r</text:span><text:span text:style-name="T52">c</text:span><text:span text:style-name="T52">h</text:span><text:span text:style-name="T52">U</text:span><text:span text:style-name="T52">P</text:span><text:span text:style-name="T52">M</text:span><text:span text:style-name="T52">E</text:span><text:span text:style-name="T52">M</text:span><text:span text:style-name="T52">:</text:span><text:span text:style-name="T52">:</text:span><text:span text:style-name="T52">R</text:span><text:span text:style-name="T52">a</text:span><text:span text:style-name="T52">n</text:span><text:span text:style-name="T52">k</text:span><text:span text:style-name="T52">(</text:span><text:span text:style-name="T52">1</text:span><text:span text:style-name="T52">0</text:span><text:span text:style-name="T52">)</text:span><text:span text:style-name="T52">)</text:span><text:span text:style-name="T52">;</text:span></text:p>
            <text:p text:style-name="P55"><text:span text:style-name="T54"/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4">a</text:span><text:span text:style-name="T54">u</text:span><text:span text:style-name="T54">t</text:span><text:span text:style-name="T54">o</text:span><text:span text:style-name="T52"> </text:span><text:span text:style-name="T52">r</text:span><text:span text:style-name="T52">e</text:span><text:span text:style-name="T52">s</text:span><text:span text:style-name="T52">u</text:span><text:span text:style-name="T52">l</text:span><text:span text:style-name="T52">t</text:span><text:span text:style-name="T52"> </text:span><text:span text:style-name="T52">=</text:span><text:span text:style-name="T52"> 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.</text:span><text:span text:style-name="T52">r</text:span><text:span text:style-name="T52">u</text:span><text:span text:style-name="T52">n</text:span><text:span text:style-name="T52">&lt;</text:span><text:span text:style-name="T52">M</text:span><text:span text:style-name="T52">i</text:span><text:span text:style-name="T52">n</text:span><text:span text:style-name="T52">i</text:span><text:span text:style-name="T52">m</text:span><text:span text:style-name="T52">i</text:span><text:span text:style-name="T52">z</text:span><text:span text:style-name="T52">e</text:span><text:span text:style-name="T52">r</text:span><text:span text:style-name="T52">s</text:span><text:span text:style-name="T52">D</text:span><text:span text:style-name="T52">i</text:span><text:span text:style-name="T52">s</text:span><text:span text:style-name="T52">t</text:span><text:span text:style-name="T52">r</text:span><text:span text:style-name="T52">i</text:span><text:span text:style-name="T52">b</text:span><text:span text:style-name="T52">&gt;</text:span><text:span text:style-name="T52"> </text:span><text:span text:style-name="T52">(</text:span><text:span text:style-name="T52">s</text:span><text:span text:style-name="T52">p</text:span><text:span text:style-name="T52">l</text:span><text:span text:style-name="T52">i</text:span><text:span text:style-name="T52">t</text:span><text:span text:style-name="T52">&lt;</text:span><text:span text:style-name="T52">A</text:span><text:span text:style-name="T52">r</text:span><text:span text:style-name="T52">c</text:span><text:span text:style-name="T52">h</text:span><text:span text:style-name="T52">U</text:span><text:span text:style-name="T52">P</text:span><text:span text:style-name="T52">M</text:span><text:span text:style-name="T52">E</text:span><text:span text:style-name="T52">M</text:span><text:span text:style-name="T52">:</text:span><text:span text:style-name="T52">:</text:span><text:span text:style-name="T52">T</text:span><text:span text:style-name="T52">a</text:span><text:span text:style-name="T52">s</text:span><text:span text:style-name="T52">k</text:span><text:span text:style-name="T52">l</text:span><text:span text:style-name="T52">e</text:span><text:span text:style-name="T52">t</text:span><text:span text:style-name="T52">&gt;</text:span><text:span text:style-name="T52">(</text:span><text:span text:style-name="T52">b</text:span><text:span text:style-name="T52">a</text:span><text:span text:style-name="T52">n</text:span><text:span text:style-name="T52">k</text:span><text:span text:style-name="T52">)</text:span><text:span text:style-name="T52">,</text:span><text:span text:style-name="T52"> </text:span><text:span text:style-name="T52">3</text:span><text:span text:style-name="T52">1</text:span><text:span text:style-name="T52">,</text:span><text:span text:style-name="T52"> </text:span><text:span text:style-name="T52">7</text:span><text:span text:style-name="T52">)</text:span><text:span text:style-name="T52">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draw:style-name="gr182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83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bank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184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185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186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87" draw:text-style-name="P58" draw:layer="layout" svg:width="7.62cm" svg:height="0.8cm" svg:x="15.875cm" svg:y="13.325cm">
          <text:p text:style-name="P57"><text:span text:style-name="T56">We create our kmer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59" draw:layer="layout" svg:width="0.635cm" svg:height="1.27cm" draw:transform="rotate (-1.5707963267949) translate (17.529cm 12.371cm)">
            <text:p/>
            <draw:enhanced-geometry svg:viewBox="0 0 21600 21600" draw:text-areas="?f0 0 ?f2 ?f5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0" draw:text-style-name="P59" draw:layer="layout" svg:width="0.314cm" svg:height="1.001cm" svg:x="17.259cm" svg:y="12.52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draw:style-name="gr189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90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bank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191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192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193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194" draw:text-style-name="P58" draw:layer="layout" svg:width="7.815cm" svg:height="0.8cm" svg:x="13.775cm" svg:y="13.225cm">
          <text:p text:style-name="P57"><text:span text:style-name="T56">We create the distribution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59" draw:layer="layout" svg:width="0.635cm" svg:height="1.27cm" draw:transform="rotate (-1.5707963267949) translate (13.829cm 13.271cm)">
            <text:p/>
            <draw:enhanced-geometry svg:viewBox="0 0 21600 21600" draw:text-areas="?f0 0 ?f2 ?f5" draw:mirror-vertical="true" draw:mirror-horizont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draw:style-name="gr196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197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bank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198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199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200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201" draw:text-style-name="P58" draw:layer="layout" svg:width="9.32cm" svg:height="0.8cm" svg:x="14.175cm" svg:y="14.025cm">
          <text:p text:style-name="P57"><text:span text:style-name="T56">We iterate each sequence of the 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59" draw:layer="layout" svg:width="0.635cm" svg:height="1.27cm" draw:transform="rotate (-1.5707963267949) translate (14.229cm 14.171cm)">
            <text:p/>
            <draw:enhanced-geometry svg:viewBox="0 0 21600 21600" draw:text-areas="?f0 0 ?f2 ?f5" draw:mirror-vertical="true" draw:mirror-horizont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203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204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bank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205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206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207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201" draw:text-style-name="P58" draw:layer="layout" svg:width="9.32cm" svg:height="0.8cm" svg:x="14.575cm" svg:y="15.825cm">
          <text:p text:style-name="P57"><text:span text:style-name="T56">We iterate each kmer of the 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59" draw:layer="layout" svg:width="0.635cm" svg:height="1.27cm" draw:transform="rotate (-1.5707963267949) translate (14.629cm 15.971cm)">
            <text:p/>
            <draw:enhanced-geometry svg:viewBox="0 0 21600 21600" draw:text-areas="?f0 0 ?f2 ?f5" draw:mirror-vertical="true" draw:mirror-horizont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8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draw:style-name="gr209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210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bank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211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212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213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214" draw:text-style-name="P58" draw:layer="layout" svg:width="8.75cm" svg:height="0.8cm" svg:x="17.145cm" svg:y="16.025cm">
          <text:p text:style-name="P57"><text:span text:style-name="T56">We check for each new minim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59" draw:layer="layout" svg:width="0.635cm" svg:height="1.27cm" draw:transform="rotate (-1.5707963267949) translate (20.473cm 17.3cm)">
            <text:p/>
            <draw:enhanced-geometry svg:viewBox="0 0 21600 21600" draw:text-areas="?f0 0 ?f2 ?f5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0" draw:text-style-name="P59" draw:layer="layout" svg:width="0.314cm" svg:height="1.001cm" svg:x="20.159cm" svg:y="16.77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5" draw:text-style-name="P56" draw:layer="layout" svg:width="23.638cm" svg:height="5.687cm" svg:x="2.397cm" svg:y="3.243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UPMEM&gt; launcher (ArchUPMEM::Rank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UPMEM::Tasklet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draw:style-name="gr216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217" draw:text-style-name="P62" draw:layer="layout" svg:width="23.647cm" svg:height="10.67cm" svg:x="2.388cm" svg:y="10.041cm">
          <draw:text-box>
            <text:p text:style-name="P60"><text:span text:style-name="T54">template</text:span><text:span text:style-name="T52">&lt;</text:span><text:span text:style-name="T54">class</text:span><text:span text:style-name="T52"> </text:span><text:span text:style-name="T58">ARCH</text:span><text:span text:style-name="T52">&gt;</text:span></text:p>
            <text:p text:style-name="P60"><text:span text:style-name="T54">struct</text:span><text:span text:style-name="T52"> </text:span><text:span text:style-name="T59">MinimizersDistrib</text:span></text:p>
            <text:p text:style-name="P60"><text:span text:style-name="T54">{</text:span></text:p>
            <text:p text:style-name="P60"><text:span text:style-name="T52"><text:s text:c="3"/></text:span><text:span text:style-name="T54">static</text:span><text:span text:style-name="T52"> </text:span><text:span text:style-name="T54">auto </text:span><text:span text:style-name="T55">run</text:span><text:span text:style-name="T52"> (</text:span><text:span text:style-name="T54">int</text:span><text:span text:style-name="T52"> tuid, </text:span><text:span text:style-name="T54">const</text:span><text:span text:style-name="T52"> </text:span><text:span text:style-name="T60">Bank</text:span><text:span text:style-name="T52">&amp; bank, uint16_t kmerSize, uint16_t </text:span><text:span text:style-name="T52">mmerSize</text:span><text:span text:style-name="T52">)</text:span></text:p>
            <text:p text:style-name="P60"><text:span text:style-name="T54"><text:s text:c="3"/></text:span><text:span text:style-name="T54">{</text:span></text:p>
            <text:p text:style-name="P61"><text:span text:style-name="T52"><text:s text:c="7"/></text:span><text:span text:style-name="T52">KmerModel&lt;DIRECT&gt; kmodel (</text:span><text:span text:style-name="T52">kmerSize</text:span><text:span text:style-name="T52">, mmerSize);</text:span></text:p>
            <text:p text:style-name="P61"><text:span text:style-name="T52"/></text:p>
            <text:p text:style-name="P61"><text:span text:style-name="T54"><text:s text:c="7"/></text:span><text:span text:style-name="T54">array</text:span><text:span text:style-name="T52">&lt;uint32_t,50&gt; </text:span><text:span text:style-name="T52">distrib</text:span><text:span text:style-name="T52">;</text:span></text:p>
            <text:p text:style-name="P61"><text:span text:style-name="T52"/></text:p>
            <text:p text:style-name="P60"><text:span text:style-name="T52"><text:s text:c="7"/></text:span><text:span text:style-name="T54">for</text:span><text:span text:style-name="T52"> (const Sequence&amp; seq : bank) <text:s/></text:span></text:p>
            <text:p text:style-name="P60"><text:span text:style-name="T52"><text:s text:c="7"/></text:span><text:span text:style-name="T52">{ <text:s/></text:span></text:p>
            <text:p text:style-name="P60"><text:span text:style-name="T52"><text:s text:c="11"/></text:span><text:span text:style-name="T52">uint16_t nbMinimizers = 0;</text:span></text:p>
            <text:p text:style-name="P60"><text:span text:style-name="T52"/></text:p>
            <text:p text:style-name="P61"><text:span text:style-name="T52"><text:s text:c="11"/></text:span><text:span text:style-name="T54">for</text:span><text:span text:style-name="T52"> (auto kmer : kmodel(seq)) <text:s/></text:span></text:p>
            <text:p text:style-name="P61"><text:span text:style-name="T52"><text:s text:c="11"/></text:span><text:span text:style-name="T52">{</text:span></text:p>
            <text:p text:style-name="P61"><text:span text:style-name="T52"><text:s text:c="15"/></text:span><text:span text:style-name="T52">auto [mmer, position, changed] = kmer.minimizer(); <text:s text:c="2"/></text:span></text:p>
            <text:p text:style-name="P61"><text:span text:style-name="T52"><text:s text:c="15"/></text:span><text:span text:style-name="T52">if (changed) <text:s/>{ </text:span><text:span text:style-name="T52">nbMinimizers ++; }</text:span></text:p>
            <text:p text:style-name="P61"><text:span text:style-name="T52"><text:s text:c="11"/></text:span><text:span text:style-name="T52">}</text:span></text:p>
            <text:p text:style-name="P61"><text:span text:style-name="T52"><text:s text:c="11"/></text:span><text:span text:style-name="T52">distrib [nbMinimizers &gt;= </text:span><text:span text:style-name="T52">distrib</text:span><text:span text:style-name="T52">.size() ? 0 : nbMinimizers] ++; </text:span></text:p>
            <text:p text:style-name="P60"><text:span text:style-name="T52"><text:s text:c="7"/></text:span><text:span text:style-name="T52">}</text:span></text:p>
            <text:p text:style-name="P60"><text:span text:style-name="T52"><text:s text:c="7"/></text:span><text:span text:style-name="T54">return</text:span><text:span text:style-name="T52"> </text:span><text:span text:style-name="T52">distrib</text:span><text:span text:style-name="T52">;</text:span></text:p>
            <text:p text:style-name="P60"><text:span text:style-name="T52"><text:s text:c="4"/></text:span><text:span text:style-name="T52">}</text:span></text:p>
            <text:p text:style-name="P60"><text:span text:style-name="T52">};</text:span></text:p>
          </draw:text-box>
        </draw:frame>
        <draw:frame draw:style-name="gr218" draw:text-style-name="P51" draw:layer="layout" svg:width="7.62cm" svg:height="0.865cm" svg:x="2.388cm" svg:y="9.177cm">
          <draw:text-box>
            <text:p text:style-name="P50"><text:span text:style-name="T48">MinimizersDistrib.hpp</text:span></text:p>
          </draw:text-box>
        </draw:frame>
        <draw:frame draw:style-name="gr219" draw:text-style-name="P54" draw:layer="layout" svg:width="1.267cm" svg:height="10.667cm" svg:x="2.275cm" svg:y="10.084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  <text:p text:style-name="P53"><text:span text:style-name="T49">12</text:span></text:p>
            <text:p text:style-name="P53"><text:span text:style-name="T49">13</text:span></text:p>
            <text:p text:style-name="P53"><text:span text:style-name="T49">14</text:span></text:p>
            <text:p text:style-name="P53"><text:span text:style-name="T49">15</text:span></text:p>
            <text:p text:style-name="P53"><text:span text:style-name="T49">16</text:span></text:p>
            <text:p text:style-name="P53"><text:span text:style-name="T49">17</text:span></text:p>
            <text:p text:style-name="P53"><text:span text:style-name="T49">18</text:span></text:p>
            <text:p text:style-name="P53"><text:span text:style-name="T49">19</text:span></text:p>
            <text:p text:style-name="P53"><text:span text:style-name="T49">20</text:span></text:p>
            <text:p text:style-name="P53"><text:span text:style-name="T49">21</text:span></text:p>
          </draw:text-box>
        </draw:frame>
        <draw:frame draw:style-name="gr220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custom-shape draw:style-name="gr221" draw:text-style-name="P58" draw:layer="layout" svg:width="6.585cm" svg:height="0.8cm" svg:x="20.085cm" svg:y="17.025cm">
          <text:p text:style-name="P57"><text:span text:style-name="T56">We update the 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59" draw:layer="layout" svg:width="0.635cm" svg:height="1.27cm" draw:transform="rotate (-1.5707963267949) translate (22.64cm 18.3cm)">
            <text:p/>
            <draw:enhanced-geometry svg:viewBox="0 0 21600 21600" draw:text-areas="?f0 0 ?f2 ?f5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0" draw:text-style-name="P59" draw:layer="layout" svg:width="0.314cm" svg:height="1.001cm" svg:x="22.359cm" svg:y="17.77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4" draw:text-style-name="P6" draw:layer="layout" svg:width="28cm" svg:height="1.905cm" svg:x="0cm" svg:y="0cm">
          <text:p text:style-name="P5"><text:span text:style-name="T5">Ex: computing minimizers 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2" draw:text-style-name="P56" draw:layer="layout" svg:width="23.638cm" svg:height="5.687cm" svg:x="2.397cm" svg:y="3.243cm">
          <draw:text-box>
            <text:p text:style-name="P55"><text:span text:style-name="T51">#</text:span><text:span text:style-name="T51">i</text:span><text:span text:style-name="T51">n</text:span><text:span text:style-name="T51">c</text:span><text:span text:style-name="T51">l</text:span><text:span text:style-name="T51">u</text:span><text:span text:style-name="T51">d</text:span><text:span text:style-name="T51">e</text:span><text:span text:style-name="T52"> </text:span><text:span text:style-name="T53">&lt;</text:span><text:span text:style-name="T53">b</text:span><text:span text:style-name="T53">p</text:span><text:span text:style-name="T53">l</text:span><text:span text:style-name="T53">.</text:span><text:span text:style-name="T53">h</text:span><text:span text:style-name="T53">p</text:span><text:span text:style-name="T53">p</text:span><text:span text:style-name="T53">&gt;</text:span></text:p>
            <text:p text:style-name="P55"><text:span text:style-name="T51">#</text:span><text:span text:style-name="T51">i</text:span><text:span text:style-name="T51">n</text:span><text:span text:style-name="T51">c</text:span><text:span text:style-name="T51">l</text:span><text:span text:style-name="T51">u</text:span><text:span text:style-name="T51">d</text:span><text:span text:style-name="T51">e</text:span><text:span text:style-name="T52"> </text:span><text:span text:style-name="T53">&lt;</text:span><text:span text:style-name="T53">M</text:span><text:span text:style-name="T53">i</text:span><text:span text:style-name="T53">n</text:span><text:span text:style-name="T53">i</text:span><text:span text:style-name="T53">m</text:span><text:span text:style-name="T53">i</text:span><text:span text:style-name="T53">z</text:span><text:span text:style-name="T53">e</text:span><text:span text:style-name="T53">r</text:span><text:span text:style-name="T53">s</text:span><text:span text:style-name="T53">D</text:span><text:span text:style-name="T53">i</text:span><text:span text:style-name="T53">s</text:span><text:span text:style-name="T53">t</text:span><text:span text:style-name="T53">r</text:span><text:span text:style-name="T53">i</text:span><text:span text:style-name="T53">b</text:span><text:span text:style-name="T53">.</text:span><text:span text:style-name="T53">h</text:span><text:span text:style-name="T53">p</text:span><text:span text:style-name="T53">p</text:span><text:span text:style-name="T53">&gt;</text:span></text:p>
            <text:p text:style-name="P55"><text:span text:style-name="T54"/></text:p>
            <text:p text:style-name="P55"><text:span text:style-name="T51">i</text:span><text:span text:style-name="T51">n</text:span><text:span text:style-name="T51">t</text:span><text:span text:style-name="T52"> </text:span><text:span text:style-name="T55">m</text:span><text:span text:style-name="T55">a</text:span><text:span text:style-name="T55">i</text:span><text:span text:style-name="T55">n</text:span><text:span text:style-name="T55"> </text:span><text:span text:style-name="T52">(</text:span><text:span text:style-name="T51">i</text:span><text:span text:style-name="T51">n</text:span><text:span text:style-name="T51">t</text:span><text:span text:style-name="T52"> </text:span><text:span text:style-name="T52">a</text:span><text:span text:style-name="T52">r</text:span><text:span text:style-name="T52">g</text:span><text:span text:style-name="T52">c</text:span><text:span text:style-name="T52">,</text:span><text:span text:style-name="T52"> </text:span><text:span text:style-name="T51">c</text:span><text:span text:style-name="T51">h</text:span><text:span text:style-name="T51">a</text:span><text:span text:style-name="T51">r</text:span><text:span text:style-name="T52"> </text:span><text:span text:style-name="T52">*</text:span><text:span text:style-name="T52">*</text:span><text:span text:style-name="T52">a</text:span><text:span text:style-name="T52">r</text:span><text:span text:style-name="T52">g</text:span><text:span text:style-name="T52">v</text:span><text:span text:style-name="T52">)</text:span></text:p>
            <text:p text:style-name="P55"><text:span text:style-name="T54">{</text:span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2">B</text:span><text:span text:style-name="T52">a</text:span><text:span text:style-name="T52">n</text:span><text:span text:style-name="T52">k</text:span><text:span text:style-name="T52"> </text:span><text:span text:style-name="T52">b</text:span><text:span text:style-name="T52">a</text:span><text:span text:style-name="T52">n</text:span><text:span text:style-name="T52">k</text:span><text:span text:style-name="T52"> </text:span><text:span text:style-name="T52">(</text:span><text:span text:style-name="T52">“</text:span><text:span text:style-name="T52">f</text:span><text:span text:style-name="T52">i</text:span><text:span text:style-name="T52">l</text:span><text:span text:style-name="T52">e</text:span><text:span text:style-name="T52">:</text:span><text:span text:style-name="T52">/</text:span><text:span text:style-name="T52">/</text:span><text:span text:style-name="T52">m</text:span><text:span text:style-name="T52">a</text:span><text:span text:style-name="T52">n</text:span><text:span text:style-name="T52">y</text:span><text:span text:style-name="T52">r</text:span><text:span text:style-name="T52">e</text:span><text:span text:style-name="T52">a</text:span><text:span text:style-name="T52">d</text:span><text:span text:style-name="T52">s</text:span><text:span text:style-name="T52">.</text:span><text:span text:style-name="T52">f</text:span><text:span text:style-name="T52">a</text:span><text:span text:style-name="T52">.</text:span><text:span text:style-name="T52">g</text:span><text:span text:style-name="T52">z</text:span><text:span text:style-name="T52">”</text:span><text:span text:style-name="T52">)</text:span><text:span text:style-name="T52">;</text:span></text:p>
            <text:p text:style-name="P55"><text:span text:style-name="T54"/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&lt;</text:span><text:span text:style-name="T52">A</text:span><text:span text:style-name="T52">r</text:span><text:span text:style-name="T52">c</text:span><text:span text:style-name="T52">h</text:span><text:span text:style-name="T52">U</text:span><text:span text:style-name="T52">P</text:span><text:span text:style-name="T52">M</text:span><text:span text:style-name="T52">E</text:span><text:span text:style-name="T52">M</text:span><text:span text:style-name="T52">&gt;</text:span><text:span text:style-name="T52"> 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 </text:span><text:span text:style-name="T52">(</text:span><text:span text:style-name="T52">A</text:span><text:span text:style-name="T52">r</text:span><text:span text:style-name="T52">c</text:span><text:span text:style-name="T52">h</text:span><text:span text:style-name="T52">U</text:span><text:span text:style-name="T52">P</text:span><text:span text:style-name="T52">M</text:span><text:span text:style-name="T52">E</text:span><text:span text:style-name="T52">M</text:span><text:span text:style-name="T52">:</text:span><text:span text:style-name="T52">:</text:span><text:span text:style-name="T52">R</text:span><text:span text:style-name="T52">a</text:span><text:span text:style-name="T52">n</text:span><text:span text:style-name="T52">k</text:span><text:span text:style-name="T52">(</text:span><text:span text:style-name="T52">1</text:span><text:span text:style-name="T52">0</text:span><text:span text:style-name="T52">)</text:span><text:span text:style-name="T52">)</text:span><text:span text:style-name="T52">;</text:span></text:p>
            <text:p text:style-name="P55"><text:span text:style-name="T54"/></text:p>
            <text:p text:style-name="P55"><text:span text:style-name="T52"><text:s/></text:span><text:span text:style-name="T52"><text:s/></text:span><text:span text:style-name="T52"><text:s/></text:span><text:span text:style-name="T52"><text:s/></text:span><text:span text:style-name="T54">a</text:span><text:span text:style-name="T54">u</text:span><text:span text:style-name="T54">t</text:span><text:span text:style-name="T54">o</text:span><text:span text:style-name="T52"> </text:span><text:span text:style-name="T52">r</text:span><text:span text:style-name="T52">e</text:span><text:span text:style-name="T52">s</text:span><text:span text:style-name="T52">u</text:span><text:span text:style-name="T52">l</text:span><text:span text:style-name="T52">t</text:span><text:span text:style-name="T52"> </text:span><text:span text:style-name="T52">=</text:span><text:span text:style-name="T52"> </text:span><text:span text:style-name="T52">l</text:span><text:span text:style-name="T52">a</text:span><text:span text:style-name="T52">u</text:span><text:span text:style-name="T52">n</text:span><text:span text:style-name="T52">c</text:span><text:span text:style-name="T52">h</text:span><text:span text:style-name="T52">e</text:span><text:span text:style-name="T52">r</text:span><text:span text:style-name="T52">.</text:span><text:span text:style-name="T52">r</text:span><text:span text:style-name="T52">u</text:span><text:span text:style-name="T52">n</text:span><text:span text:style-name="T52">&lt;</text:span><text:span text:style-name="T52">M</text:span><text:span text:style-name="T52">i</text:span><text:span text:style-name="T52">n</text:span><text:span text:style-name="T52">i</text:span><text:span text:style-name="T52">m</text:span><text:span text:style-name="T52">i</text:span><text:span text:style-name="T52">z</text:span><text:span text:style-name="T52">e</text:span><text:span text:style-name="T52">r</text:span><text:span text:style-name="T52">s</text:span><text:span text:style-name="T52">D</text:span><text:span text:style-name="T52">i</text:span><text:span text:style-name="T52">s</text:span><text:span text:style-name="T52">t</text:span><text:span text:style-name="T52">r</text:span><text:span text:style-name="T52">i</text:span><text:span text:style-name="T52">b</text:span><text:span text:style-name="T52">&gt;</text:span><text:span text:style-name="T52"> </text:span><text:span text:style-name="T52">(</text:span><text:span text:style-name="T52">s</text:span><text:span text:style-name="T52">p</text:span><text:span text:style-name="T52">l</text:span><text:span text:style-name="T52">i</text:span><text:span text:style-name="T52">t</text:span><text:span text:style-name="T52">&lt;</text:span><text:span text:style-name="T52">A</text:span><text:span text:style-name="T52">r</text:span><text:span text:style-name="T52">c</text:span><text:span text:style-name="T52">h</text:span><text:span text:style-name="T52">U</text:span><text:span text:style-name="T52">P</text:span><text:span text:style-name="T52">M</text:span><text:span text:style-name="T52">E</text:span><text:span text:style-name="T52">M</text:span><text:span text:style-name="T52">:</text:span><text:span text:style-name="T52">:</text:span><text:span text:style-name="T52">T</text:span><text:span text:style-name="T52">a</text:span><text:span text:style-name="T52">s</text:span><text:span text:style-name="T52">k</text:span><text:span text:style-name="T52">l</text:span><text:span text:style-name="T52">e</text:span><text:span text:style-name="T52">t</text:span><text:span text:style-name="T52">&gt;</text:span><text:span text:style-name="T52">(</text:span><text:span text:style-name="T52">b</text:span><text:span text:style-name="T52">a</text:span><text:span text:style-name="T52">n</text:span><text:span text:style-name="T52">k</text:span><text:span text:style-name="T52">)</text:span><text:span text:style-name="T52">,</text:span><text:span text:style-name="T52"> </text:span><text:span text:style-name="T52">3</text:span><text:span text:style-name="T52">1</text:span><text:span text:style-name="T52">,</text:span><text:span text:style-name="T52"> </text:span><text:span text:style-name="T52">7</text:span><text:span text:style-name="T52">)</text:span><text:span text:style-name="T52">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223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224" draw:text-style-name="P51" draw:layer="layout" svg:width="7.992cm" svg:height="0.902cm" svg:x="2.396cm" svg:y="2.34cm">
          <draw:text-box>
            <text:p text:style-name="P50"><text:span text:style-name="T48">main.cpp</text:span></text:p>
          </draw:text-box>
        </draw:frame>
        <draw:frame draw:style-name="gr225" draw:text-style-name="P54" draw:layer="layout" svg:width="1.267cm" svg:height="5.707cm" svg:x="2.276cm" svg:y="3.285cm">
          <draw:text-box>
            <text:p text:style-name="P52"><text:span text:style-name="T49"><text:s/></text:span><text:span text:style-name="T49">1</text:span></text:p>
            <text:p text:style-name="P52"><text:span text:style-name="T49"><text:s/></text:span><text:span text:style-name="T49">2</text:span></text:p>
            <text:p text:style-name="P52"><text:span text:style-name="T49"><text:s/></text:span><text:span text:style-name="T49">3</text:span></text:p>
            <text:p text:style-name="P53"><text:span text:style-name="T49"><text:s/></text:span><text:span text:style-name="T49">4</text:span></text:p>
            <text:p text:style-name="P53"><text:span text:style-name="T49"><text:s/></text:span><text:span text:style-name="T49">5</text:span></text:p>
            <text:p text:style-name="P52"><text:span text:style-name="T49"><text:s/></text:span><text:span text:style-name="T49">6</text:span></text:p>
            <text:p text:style-name="P52"><text:span text:style-name="T49"><text:s/></text:span><text:span text:style-name="T49">7</text:span></text:p>
            <text:p text:style-name="P52"><text:span text:style-name="T49"><text:s/></text:span><text:span text:style-name="T49">8</text:span></text:p>
            <text:p text:style-name="P52"><text:span text:style-name="T49"><text:s/></text:span><text:span text:style-name="T49">9</text:span></text:p>
            <text:p text:style-name="P53"><text:span text:style-name="T50">10</text:span></text:p>
            <text:p text:style-name="P53"><text:span text:style-name="T50">11</text:span></text:p>
          </draw:text-box>
        </draw:frame>
        <draw:frame draw:style-name="gr226" draw:text-style-name="P56" draw:layer="layout" svg:width="23.638cm" svg:height="11.998cm" svg:x="2.397cm" svg:y="3.242cm">
          <draw:text-box>
            <text:p text:style-name="P55"><text:span text:style-name="T51">#include</text:span><text:span text:style-name="T52"> </text:span><text:span text:style-name="T53">&lt;bpl.hpp&gt;</text:span></text:p>
            <text:p text:style-name="P55"><text:span text:style-name="T51">#include</text:span><text:span text:style-name="T52"> </text:span><text:span text:style-name="T53">&lt;MinimizersDistrib.hpp&gt;</text:span></text:p>
            <text:p text:style-name="P55"><text:span text:style-name="T54"/></text:p>
            <text:p text:style-name="P55"><text:span text:style-name="T52">struct Arch</text:span></text:p>
            <text:p text:style-name="P55"><text:span text:style-name="T52">{</text:span></text:p>
            <text:p text:style-name="P55"><text:span text:style-name="T52"><text:s text:c="4"/></text:span><text:span text:style-name="T52">using type_t <text:s text:c="4"/>= ArchUPMEM;</text:span></text:p>
            <text:p text:style-name="P55"><text:span text:style-name="T52"><text:s text:c="4"/></text:span><text:span text:style-name="T52">using resource_t = </text:span><text:span text:style-name="T52">ArchUPMEM::Rank;</text:span></text:p>
            <text:p text:style-name="P55"><text:span text:style-name="T52"><text:s text:c="4"/></text:span><text:span text:style-name="T52">using taskunit_t = ArchUPMEM::Tasklet;</text:span></text:p>
            <text:p text:style-name="P55"><text:span text:style-name="T52">};</text:span></text:p>
            <text:p text:style-name="P55"><text:span text:style-name="T51"/></text:p>
            <text:p text:style-name="P55"><text:span text:style-name="T51">int</text:span><text:span text:style-name="T52"> </text:span><text:span text:style-name="T55">main </text:span><text:span text:style-name="T52">(</text:span><text:span text:style-name="T51">int</text:span><text:span text:style-name="T52"> argc, </text:span><text:span text:style-name="T51">char</text:span><text:span text:style-name="T52"> **argv)</text:span></text:p>
            <text:p text:style-name="P55"><text:span text:style-name="T54">{</text:span></text:p>
            <text:p text:style-name="P55"><text:span text:style-name="T52"><text:s text:c="4"/></text:span><text:span text:style-name="T52">Bank bank (“file://manyreads.fa.gz”);</text:span></text:p>
            <text:p text:style-name="P55"><text:span text:style-name="T54"/></text:p>
            <text:p text:style-name="P55"><text:span text:style-name="T52"><text:s text:c="4"/></text:span><text:span text:style-name="T52">Launcher&lt;Arch::</text:span><text:span text:style-name="T52">type_t</text:span><text:span text:style-name="T52">&gt; launcher (Arch::resource_t(10));</text:span></text:p>
            <text:p text:style-name="P55"><text:span text:style-name="T54"/></text:p>
            <text:p text:style-name="P55"><text:span text:style-name="T52"><text:s text:c="4"/></text:span><text:span text:style-name="T54">auto</text:span><text:span text:style-name="T52"> result = launcher.run&lt;MinimizersDistrib&gt; (split&lt;Arch::</text:span><text:span text:style-name="T52">taskunit_t</text:span><text:span text:style-name="T52">&gt;(bank), 31, 7);</text:span></text:p>
            <text:p text:style-name="P55"><text:span text:style-name="T5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227" draw:text-style-name="P64" draw:layer="layout" svg:width="24.765cm" svg:height="13.362cm" svg:x="1.57cm" svg:y="1.243cm">
          <draw:text-box>
            <text:p text:style-name="P63"><text:span text:style-name="T37">#include &lt;bpl.hpp&gt;</text:span></text:p>
            <text:p text:style-name="P63"><text:span text:style-name="T37"/></text:p>
            <text:p text:style-name="P63"><text:span text:style-name="T37">int main (int argc, char **argv)</text:span></text:p>
            <text:p text:style-name="P63"><text:span text:style-name="T37">{</text:span></text:p>
            <text:p text:style-name="P63"><text:span text:style-name="T37"><text:s text:c="4"/></text:span><text:span text:style-name="T37">Bank bank (“</text:span><text:span text:style-name="T37"><text:a xlink:href="file://manyreads.fa.gz/" xlink:type="simple">file://manyreads.fa.gz</text:a></text:span><text:span text:style-name="T37">”);</text:span></text:p>
            <text:p text:style-name="P63"><text:span text:style-name="T37"/></text:p>
            <text:p text:style-name="P63"><text:span text:style-name="T37"><text:s text:c="4"/></text:span><text:span text:style-name="T37">KmerModel&lt;DIRECT&gt; kmodel (31, 10);</text:span></text:p>
            <text:p text:style-name="P63"><text:span text:style-name="T37"/></text:p>
            <text:p text:style-name="P63"><text:span text:style-name="T37"><text:s text:c="4"/></text:span><text:span text:style-name="T37">for (const Sequence&amp; seq : bank) <text:s/></text:span></text:p>
            <text:p text:style-name="P63"><text:span text:style-name="T37"><text:s text:c="4"/></text:span><text:span text:style-name="T37">{ <text:s/></text:span></text:p>
            <text:p text:style-name="P63"><text:span text:style-name="T37"><text:s text:c="8"/></text:span><text:span text:style-name="T37">for (auto&amp; [sseq,mmer] : kmodel.superkmers(seq) )</text:span></text:p>
            <text:p text:style-name="P63"><text:span text:style-name="T37"><text:s text:c="8"/></text:span><text:span text:style-name="T37">{</text:span></text:p>
            <text:p text:style-name="P63"><text:span text:style-name="T37"><text:s text:c="12"/></text:span><text:span text:style-name="T37">partition[mmer].insert (sseq);</text:span></text:p>
            <text:p text:style-name="P63"><text:span text:style-name="T37"><text:s text:c="12"/></text:span><text:span text:style-name="T37">if (partition[mmer].size() &gt;= threshold) <text:s text:c="2"/>{ <text:s/>flush (</text:span><text:span text:style-name="T37">partition[mmer]</text:span><text:span text:style-name="T37">); }</text:span></text:p>
            <text:p text:style-name="P63"><text:span text:style-name="T37"><text:s text:c="8"/></text:span><text:span text:style-name="T37">}</text:span></text:p>
            <text:p text:style-name="P63"><text:span text:style-name="T37"><text:s text:c="4"/></text:span><text:span text:style-name="T37">}</text:span></text:p>
            <text:p text:style-name="P63"><text:span text:style-name="T37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pitch="fixed"/>
    <style:font-face style:name="DejaVu Sans Mono3" svg:font-family="'DejaVu Sans Mono'" style:font-family-generic="modern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Monospace2" svg:font-family="Monospace" style:font-family-generic="roman"/>
    <style:font-face style:name="Monospace3" svg:font-family="Monospace" style:font-pitch="fixed"/>
    <style:font-face style:name="Monospace4" svg:font-family="Monospace" style:font-family-generic="modern"/>
    <style:font-face style:name="Monospace5" svg:font-family="Monospace" style:font-family-generic="system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ystem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10-17T15:38:33.435016408</dc:date>
    <meta:editing-duration>P13DT8H47M55S</meta:editing-duration>
    <meta:editing-cycles>653</meta:editing-cycles>
    <meta:generator>LibreOffice/7.4.7.2$Linux_X86_64 LibreOffice_project/40$Build-2</meta:generator>
    <meta:document-statistic meta:object-count="473"/>
  </office:meta>
</office:document-meta>
</file>